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3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5.454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 style:data-style-name="N1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 style:data-style-name="N161"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 style:data-style-name="N161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ALGORYTM NEWTONA-RAPHSONA WYZNACZAJĄCY PRZYBLIŻONĄ WARTOŚĆ PIERWIASTKA KWADRATOWEGO Z LICZBY NIEUJEMNEJ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6" office:value-type="string">
            <text:p>Wynik</text:p>
          </table:table-cell>
          <table:table-cell table:number-columns-repeated="4"/>
          <table:table-cell table:style-name="ce12" office:value-type="string">
            <text:p>kolorem niebieskim oznaczone są komórki, do których należy wprowadzić odpowiednie wartości</text:p>
          </table:table-cell>
          <table:table-cell table:number-columns-repeated="1016"/>
        </table:table-row>
        <table:table-row table:style-name="ro2">
          <table:table-cell table:style-name="ce3" table:formula="of:=[.F5]" office:value-type="float" office:value="125">
            <text:p>125,00000000000000000000</text:p>
          </table:table-cell>
          <table:table-cell office:value-type="float" office:value="0">
            <text:p>0</text:p>
          </table:table-cell>
          <table:table-cell table:style-name="ce7" table:formula="of:=IF([.A4]=&quot;&quot;;[.A3];&quot;&quot;)">
            <text:p/>
          </table:table-cell>
          <table:table-cell table:number-columns-repeated="4"/>
          <table:table-cell table:style-name="ce13" office:value-type="string">
            <text:p>kolorem czerwonym wyróżniono wyniki</text:p>
          </table:table-cell>
          <table:table-cell table:number-columns-repeated="1016"/>
        </table:table-row>
        <table:table-row table:style-name="ro1">
          <table:table-cell table:style-name="ce3" table:formula="of:=IF([.A3]&lt;&gt;&quot;&quot;;IF(AND(ABS([.A3]-[.F$5]/[.A3])&gt;[.F$7];[.B3]&lt;[.F$6]);([.A3]+[.F$5]/[.A3])/2;&quot;&quot;);&quot;&quot;)" office:value-type="float" office:value="63">
            <text:p>63,00000000000000000000</text:p>
          </table:table-cell>
          <table:table-cell office:value-type="float" office:value="1">
            <text:p>1</text:p>
          </table:table-cell>
          <table:table-cell table:style-name="ce7" table:formula="of:=IF([.A5]=&quot;&quot;;[.A4];&quot;&quot;)">
            <text:p/>
          </table:table-cell>
          <table:table-cell/>
          <table:table-cell table:style-name="ce8" office:value-type="string">
            <text:p>Dane:</text:p>
          </table:table-cell>
          <table:table-cell table:number-columns-repeated="1019"/>
        </table:table-row>
        <table:table-row table:style-name="ro3">
          <table:table-cell table:style-name="ce3" table:formula="of:=IF([.A4]&lt;&gt;&quot;&quot;;IF(AND(ABS([.A4]-[.F$5]/[.A4])&gt;[.F$7];[.B4]&lt;[.F$6]);([.A4]+[.F$5]/[.A4])/2;&quot;&quot;);&quot;&quot;)" office:value-type="float" office:value="32.4920634920635">
            <text:p>32,49206349206350000000</text:p>
          </table:table-cell>
          <table:table-cell office:value-type="float" office:value="2">
            <text:p>2</text:p>
          </table:table-cell>
          <table:table-cell table:style-name="ce7" table:formula="of:=IF([.A6]=&quot;&quot;;[.A5];&quot;&quot;)">
            <text:p/>
          </table:table-cell>
          <table:table-cell/>
          <table:table-cell table:style-name="ce9" office:value-type="string">
            <text:p>p=</text:p>
          </table:table-cell>
          <table:table-cell table:style-name="ce10" office:value-type="float" office:value="125">
            <text:p>125</text:p>
          </table:table-cell>
          <table:table-cell table:number-columns-repeated="1018"/>
        </table:table-row>
        <table:table-row table:style-name="ro1">
          <table:table-cell table:style-name="ce3" table:formula="of:=IF([.A5]&lt;&gt;&quot;&quot;;IF(AND(ABS([.A5]-[.F$5]/[.A5])&gt;[.F$7];[.B5]&lt;[.F$6]);([.A5]+[.F$5]/[.A5])/2;&quot;&quot;);&quot;&quot;)" office:value-type="float" office:value="18.1695783996712">
            <text:p>18,16957839967120000000</text:p>
          </table:table-cell>
          <table:table-cell office:value-type="float" office:value="3">
            <text:p>3</text:p>
          </table:table-cell>
          <table:table-cell table:style-name="ce7" table:formula="of:=IF([.A7]=&quot;&quot;;[.A6];&quot;&quot;)">
            <text:p/>
          </table:table-cell>
          <table:table-cell/>
          <table:table-cell table:style-name="ce9" office:value-type="string">
            <text:p>L=</text:p>
          </table:table-cell>
          <table:table-cell table:style-name="ce10" office:value-type="float" office:value="12">
            <text:p>12</text:p>
          </table:table-cell>
          <table:table-cell table:number-columns-repeated="1018"/>
        </table:table-row>
        <table:table-row table:style-name="ro4">
          <table:table-cell table:style-name="ce3" table:formula="of:=IF([.A6]&lt;&gt;&quot;&quot;;IF(AND(ABS([.A6]-[.F$5]/[.A6])&gt;[.F$7];[.B6]&lt;[.F$6]);([.A6]+[.F$5]/[.A6])/2;&quot;&quot;);&quot;&quot;)" office:value-type="float" office:value="12.5246048425107">
            <text:p>12,52460484251070000000</text:p>
          </table:table-cell>
          <table:table-cell office:value-type="float" office:value="4">
            <text:p>4</text:p>
          </table:table-cell>
          <table:table-cell table:style-name="ce7" table:formula="of:=IF([.A8]=&quot;&quot;;[.A7];&quot;&quot;)">
            <text:p/>
          </table:table-cell>
          <table:table-cell table:style-name="ce8"/>
          <table:table-cell table:style-name="ce9" office:value-type="string">
            <text:p>E=</text:p>
          </table:table-cell>
          <table:table-cell table:style-name="ce11" office:value-type="float" office:value="0.0000000000001">
            <text:p>0,00000000000010000000</text:p>
          </table:table-cell>
          <table:table-cell table:number-columns-repeated="1018"/>
        </table:table-row>
        <table:table-row table:style-name="ro5">
          <table:table-cell table:style-name="ce3" table:formula="of:=IF([.A7]&lt;&gt;&quot;&quot;;IF(AND(ABS([.A7]-[.F$5]/[.A7])&gt;[.F$7];[.B7]&lt;[.F$6]);([.A7]+[.F$5]/[.A7])/2;&quot;&quot;);&quot;&quot;)" office:value-type="float" office:value="11.2524798189377">
            <text:p>11,25247981893770000000</text:p>
          </table:table-cell>
          <table:table-cell office:value-type="float" office:value="5">
            <text:p>5</text:p>
          </table:table-cell>
          <table:table-cell table:style-name="ce7" table:formula="of:=IF([.A9]=&quot;&quot;;[.A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]&lt;&gt;&quot;&quot;;IF(AND(ABS([.A8]-[.F$5]/[.A8])&gt;[.F$7];[.B8]&lt;[.F$6]);([.A8]+[.F$5]/[.A8])/2;&quot;&quot;);&quot;&quot;)" office:value-type="float" office:value="11.1805711329574">
            <text:p>11,18057113295740000000</text:p>
          </table:table-cell>
          <table:table-cell office:value-type="float" office:value="6">
            <text:p>6</text:p>
          </table:table-cell>
          <table:table-cell table:style-name="ce7" table:formula="of:=IF([.A10]=&quot;&quot;;[.A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]&lt;&gt;&quot;&quot;;IF(AND(ABS([.A9]-[.F$5]/[.A9])&gt;[.F$7];[.B9]&lt;[.F$6]);([.A9]+[.F$5]/[.A9])/2;&quot;&quot;);&quot;&quot;)" office:value-type="float" office:value="11.1803398898904">
            <text:p>11,18033988989040000000</text:p>
          </table:table-cell>
          <table:table-cell office:value-type="float" office:value="7">
            <text:p>7</text:p>
          </table:table-cell>
          <table:table-cell table:style-name="ce7" table:formula="of:=IF([.A11]=&quot;&quot;;[.A1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]&lt;&gt;&quot;&quot;;IF(AND(ABS([.A10]-[.F$5]/[.A10])&gt;[.F$7];[.B10]&lt;[.F$6]);([.A10]+[.F$5]/[.A10])/2;&quot;&quot;);&quot;&quot;)" office:value-type="float" office:value="11.180339887499">
            <text:p>11,18033988749900000000</text:p>
          </table:table-cell>
          <table:table-cell office:value-type="float" office:value="8">
            <text:p>8</text:p>
          </table:table-cell>
          <table:table-cell table:style-name="ce7" table:formula="of:=IF([.A12]=&quot;&quot;;[.A11];&quot;&quot;)" office:value-type="float" office:value="11.180339887499">
            <text:p>11,18033988749900000000</text:p>
          </table:table-cell>
          <table:table-cell table:number-columns-repeated="1021"/>
        </table:table-row>
        <table:table-row table:style-name="ro5">
          <table:table-cell table:style-name="ce3" table:formula="of:=IF([.A11]&lt;&gt;&quot;&quot;;IF(AND(ABS([.A11]-[.F$5]/[.A11])&gt;[.F$7];[.B11]&lt;[.F$6]);([.A11]+[.F$5]/[.A11])/2;&quot;&quot;);&quot;&quot;)">
            <text:p/>
          </table:table-cell>
          <table:table-cell office:value-type="float" office:value="9">
            <text:p>9</text:p>
          </table:table-cell>
          <table:table-cell table:style-name="ce7" table:formula="of:=IF([.A13]=&quot;&quot;;[.A1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]&lt;&gt;&quot;&quot;;IF(AND(ABS([.A12]-[.F$5]/[.A12])&gt;[.F$7];[.B12]&lt;[.F$6]);([.A12]+[.F$5]/[.A12])/2;&quot;&quot;);&quot;&quot;)">
            <text:p/>
          </table:table-cell>
          <table:table-cell office:value-type="float" office:value="10">
            <text:p>10</text:p>
          </table:table-cell>
          <table:table-cell table:style-name="ce7" table:formula="of:=IF([.A14]=&quot;&quot;;[.A1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]&lt;&gt;&quot;&quot;;IF(AND(ABS([.A13]-[.F$5]/[.A13])&gt;[.F$7];[.B13]&lt;[.F$6]);([.A13]+[.F$5]/[.A13])/2;&quot;&quot;);&quot;&quot;)">
            <text:p/>
          </table:table-cell>
          <table:table-cell office:value-type="float" office:value="11">
            <text:p>11</text:p>
          </table:table-cell>
          <table:table-cell table:style-name="ce7" table:formula="of:=IF([.A15]=&quot;&quot;;[.A1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]&lt;&gt;&quot;&quot;;IF(AND(ABS([.A14]-[.F$5]/[.A14])&gt;[.F$7];[.B14]&lt;[.F$6]);([.A14]+[.F$5]/[.A14])/2;&quot;&quot;);&quot;&quot;)">
            <text:p/>
          </table:table-cell>
          <table:table-cell office:value-type="float" office:value="12">
            <text:p>12</text:p>
          </table:table-cell>
          <table:table-cell table:style-name="ce7" table:formula="of:=IF([.A16]=&quot;&quot;;[.A1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]&lt;&gt;&quot;&quot;;IF(AND(ABS([.A15]-[.F$5]/[.A15])&gt;[.F$7];[.B15]&lt;[.F$6]);([.A15]+[.F$5]/[.A15])/2;&quot;&quot;);&quot;&quot;)">
            <text:p/>
          </table:table-cell>
          <table:table-cell office:value-type="float" office:value="13">
            <text:p>13</text:p>
          </table:table-cell>
          <table:table-cell table:style-name="ce7" table:formula="of:=IF([.A17]=&quot;&quot;;[.A1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]&lt;&gt;&quot;&quot;;IF(AND(ABS([.A16]-[.F$5]/[.A16])&gt;[.F$7];[.B16]&lt;[.F$6]);([.A16]+[.F$5]/[.A16])/2;&quot;&quot;);&quot;&quot;)">
            <text:p/>
          </table:table-cell>
          <table:table-cell office:value-type="float" office:value="14">
            <text:p>14</text:p>
          </table:table-cell>
          <table:table-cell table:style-name="ce7" table:formula="of:=IF([.A18]=&quot;&quot;;[.A1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]&lt;&gt;&quot;&quot;;IF(AND(ABS([.A17]-[.F$5]/[.A17])&gt;[.F$7];[.B17]&lt;[.F$6]);([.A17]+[.F$5]/[.A17])/2;&quot;&quot;);&quot;&quot;)">
            <text:p/>
          </table:table-cell>
          <table:table-cell office:value-type="float" office:value="15">
            <text:p>15</text:p>
          </table:table-cell>
          <table:table-cell table:style-name="ce7" table:formula="of:=IF([.A19]=&quot;&quot;;[.A1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]&lt;&gt;&quot;&quot;;IF(AND(ABS([.A18]-[.F$5]/[.A18])&gt;[.F$7];[.B18]&lt;[.F$6]);([.A18]+[.F$5]/[.A18])/2;&quot;&quot;);&quot;&quot;)">
            <text:p/>
          </table:table-cell>
          <table:table-cell office:value-type="float" office:value="16">
            <text:p>16</text:p>
          </table:table-cell>
          <table:table-cell table:style-name="ce7" table:formula="of:=IF([.A20]=&quot;&quot;;[.A1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]&lt;&gt;&quot;&quot;;IF(AND(ABS([.A19]-[.F$5]/[.A19])&gt;[.F$7];[.B19]&lt;[.F$6]);([.A19]+[.F$5]/[.A19])/2;&quot;&quot;);&quot;&quot;)">
            <text:p/>
          </table:table-cell>
          <table:table-cell office:value-type="float" office:value="17">
            <text:p>17</text:p>
          </table:table-cell>
          <table:table-cell table:style-name="ce7" table:formula="of:=IF([.A21]=&quot;&quot;;[.A2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]&lt;&gt;&quot;&quot;;IF(AND(ABS([.A20]-[.F$5]/[.A20])&gt;[.F$7];[.B20]&lt;[.F$6]);([.A20]+[.F$5]/[.A20])/2;&quot;&quot;);&quot;&quot;)">
            <text:p/>
          </table:table-cell>
          <table:table-cell office:value-type="float" office:value="18">
            <text:p>18</text:p>
          </table:table-cell>
          <table:table-cell table:style-name="ce7" table:formula="of:=IF([.A22]=&quot;&quot;;[.A2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]&lt;&gt;&quot;&quot;;IF(AND(ABS([.A21]-[.F$5]/[.A21])&gt;[.F$7];[.B21]&lt;[.F$6]);([.A21]+[.F$5]/[.A21])/2;&quot;&quot;);&quot;&quot;)">
            <text:p/>
          </table:table-cell>
          <table:table-cell office:value-type="float" office:value="19">
            <text:p>19</text:p>
          </table:table-cell>
          <table:table-cell table:style-name="ce7" table:formula="of:=IF([.A23]=&quot;&quot;;[.A2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]&lt;&gt;&quot;&quot;;IF(AND(ABS([.A22]-[.F$5]/[.A22])&gt;[.F$7];[.B22]&lt;[.F$6]);([.A22]+[.F$5]/[.A22])/2;&quot;&quot;);&quot;&quot;)">
            <text:p/>
          </table:table-cell>
          <table:table-cell office:value-type="float" office:value="20">
            <text:p>20</text:p>
          </table:table-cell>
          <table:table-cell table:style-name="ce7" table:formula="of:=IF([.A24]=&quot;&quot;;[.A2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]&lt;&gt;&quot;&quot;;IF(AND(ABS([.A23]-[.F$5]/[.A23])&gt;[.F$7];[.B23]&lt;[.F$6]);([.A23]+[.F$5]/[.A23])/2;&quot;&quot;);&quot;&quot;)">
            <text:p/>
          </table:table-cell>
          <table:table-cell office:value-type="float" office:value="21">
            <text:p>21</text:p>
          </table:table-cell>
          <table:table-cell table:style-name="ce7" table:formula="of:=IF([.A25]=&quot;&quot;;[.A2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]&lt;&gt;&quot;&quot;;IF(AND(ABS([.A24]-[.F$5]/[.A24])&gt;[.F$7];[.B24]&lt;[.F$6]);([.A24]+[.F$5]/[.A24])/2;&quot;&quot;);&quot;&quot;)">
            <text:p/>
          </table:table-cell>
          <table:table-cell office:value-type="float" office:value="22">
            <text:p>22</text:p>
          </table:table-cell>
          <table:table-cell table:style-name="ce7" table:formula="of:=IF([.A26]=&quot;&quot;;[.A2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]&lt;&gt;&quot;&quot;;IF(AND(ABS([.A25]-[.F$5]/[.A25])&gt;[.F$7];[.B25]&lt;[.F$6]);([.A25]+[.F$5]/[.A25])/2;&quot;&quot;);&quot;&quot;)">
            <text:p/>
          </table:table-cell>
          <table:table-cell office:value-type="float" office:value="23">
            <text:p>23</text:p>
          </table:table-cell>
          <table:table-cell table:style-name="ce7" table:formula="of:=IF([.A27]=&quot;&quot;;[.A2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]&lt;&gt;&quot;&quot;;IF(AND(ABS([.A26]-[.F$5]/[.A26])&gt;[.F$7];[.B26]&lt;[.F$6]);([.A26]+[.F$5]/[.A26])/2;&quot;&quot;);&quot;&quot;)">
            <text:p/>
          </table:table-cell>
          <table:table-cell office:value-type="float" office:value="24">
            <text:p>24</text:p>
          </table:table-cell>
          <table:table-cell table:style-name="ce7" table:formula="of:=IF([.A28]=&quot;&quot;;[.A2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]&lt;&gt;&quot;&quot;;IF(AND(ABS([.A27]-[.F$5]/[.A27])&gt;[.F$7];[.B27]&lt;[.F$6]);([.A27]+[.F$5]/[.A27])/2;&quot;&quot;);&quot;&quot;)">
            <text:p/>
          </table:table-cell>
          <table:table-cell office:value-type="float" office:value="25">
            <text:p>25</text:p>
          </table:table-cell>
          <table:table-cell table:style-name="ce7" table:formula="of:=IF([.A29]=&quot;&quot;;[.A2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]&lt;&gt;&quot;&quot;;IF(AND(ABS([.A28]-[.F$5]/[.A28])&gt;[.F$7];[.B28]&lt;[.F$6]);([.A28]+[.F$5]/[.A28])/2;&quot;&quot;);&quot;&quot;)">
            <text:p/>
          </table:table-cell>
          <table:table-cell office:value-type="float" office:value="26">
            <text:p>26</text:p>
          </table:table-cell>
          <table:table-cell table:style-name="ce7" table:formula="of:=IF([.A30]=&quot;&quot;;[.A2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]&lt;&gt;&quot;&quot;;IF(AND(ABS([.A29]-[.F$5]/[.A29])&gt;[.F$7];[.B29]&lt;[.F$6]);([.A29]+[.F$5]/[.A29])/2;&quot;&quot;);&quot;&quot;)">
            <text:p/>
          </table:table-cell>
          <table:table-cell office:value-type="float" office:value="27">
            <text:p>27</text:p>
          </table:table-cell>
          <table:table-cell table:style-name="ce7" table:formula="of:=IF([.A31]=&quot;&quot;;[.A3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]&lt;&gt;&quot;&quot;;IF(AND(ABS([.A30]-[.F$5]/[.A30])&gt;[.F$7];[.B30]&lt;[.F$6]);([.A30]+[.F$5]/[.A30])/2;&quot;&quot;);&quot;&quot;)">
            <text:p/>
          </table:table-cell>
          <table:table-cell office:value-type="float" office:value="28">
            <text:p>28</text:p>
          </table:table-cell>
          <table:table-cell table:style-name="ce7" table:formula="of:=IF([.A32]=&quot;&quot;;[.A3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]&lt;&gt;&quot;&quot;;IF(AND(ABS([.A31]-[.F$5]/[.A31])&gt;[.F$7];[.B31]&lt;[.F$6]);([.A31]+[.F$5]/[.A31])/2;&quot;&quot;);&quot;&quot;)">
            <text:p/>
          </table:table-cell>
          <table:table-cell office:value-type="float" office:value="29">
            <text:p>29</text:p>
          </table:table-cell>
          <table:table-cell table:style-name="ce7" table:formula="of:=IF([.A33]=&quot;&quot;;[.A3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]&lt;&gt;&quot;&quot;;IF(AND(ABS([.A32]-[.F$5]/[.A32])&gt;[.F$7];[.B32]&lt;[.F$6]);([.A32]+[.F$5]/[.A32])/2;&quot;&quot;);&quot;&quot;)">
            <text:p/>
          </table:table-cell>
          <table:table-cell office:value-type="float" office:value="30">
            <text:p>30</text:p>
          </table:table-cell>
          <table:table-cell table:style-name="ce7" table:formula="of:=IF([.A34]=&quot;&quot;;[.A3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]&lt;&gt;&quot;&quot;;IF(AND(ABS([.A33]-[.F$5]/[.A33])&gt;[.F$7];[.B33]&lt;[.F$6]);([.A33]+[.F$5]/[.A33])/2;&quot;&quot;);&quot;&quot;)">
            <text:p/>
          </table:table-cell>
          <table:table-cell office:value-type="float" office:value="31">
            <text:p>31</text:p>
          </table:table-cell>
          <table:table-cell table:style-name="ce7" table:formula="of:=IF([.A35]=&quot;&quot;;[.A3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]&lt;&gt;&quot;&quot;;IF(AND(ABS([.A34]-[.F$5]/[.A34])&gt;[.F$7];[.B34]&lt;[.F$6]);([.A34]+[.F$5]/[.A34])/2;&quot;&quot;);&quot;&quot;)">
            <text:p/>
          </table:table-cell>
          <table:table-cell office:value-type="float" office:value="32">
            <text:p>32</text:p>
          </table:table-cell>
          <table:table-cell table:style-name="ce7" table:formula="of:=IF([.A36]=&quot;&quot;;[.A3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]&lt;&gt;&quot;&quot;;IF(AND(ABS([.A35]-[.F$5]/[.A35])&gt;[.F$7];[.B35]&lt;[.F$6]);([.A35]+[.F$5]/[.A35])/2;&quot;&quot;);&quot;&quot;)">
            <text:p/>
          </table:table-cell>
          <table:table-cell office:value-type="float" office:value="33">
            <text:p>33</text:p>
          </table:table-cell>
          <table:table-cell table:style-name="ce7" table:formula="of:=IF([.A37]=&quot;&quot;;[.A3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]&lt;&gt;&quot;&quot;;IF(AND(ABS([.A36]-[.F$5]/[.A36])&gt;[.F$7];[.B36]&lt;[.F$6]);([.A36]+[.F$5]/[.A36])/2;&quot;&quot;);&quot;&quot;)">
            <text:p/>
          </table:table-cell>
          <table:table-cell office:value-type="float" office:value="34">
            <text:p>34</text:p>
          </table:table-cell>
          <table:table-cell table:style-name="ce7" table:formula="of:=IF([.A38]=&quot;&quot;;[.A3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]&lt;&gt;&quot;&quot;;IF(AND(ABS([.A37]-[.F$5]/[.A37])&gt;[.F$7];[.B37]&lt;[.F$6]);([.A37]+[.F$5]/[.A37])/2;&quot;&quot;);&quot;&quot;)">
            <text:p/>
          </table:table-cell>
          <table:table-cell office:value-type="float" office:value="35">
            <text:p>35</text:p>
          </table:table-cell>
          <table:table-cell table:style-name="ce7" table:formula="of:=IF([.A39]=&quot;&quot;;[.A3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]&lt;&gt;&quot;&quot;;IF(AND(ABS([.A38]-[.F$5]/[.A38])&gt;[.F$7];[.B38]&lt;[.F$6]);([.A38]+[.F$5]/[.A38])/2;&quot;&quot;);&quot;&quot;)">
            <text:p/>
          </table:table-cell>
          <table:table-cell office:value-type="float" office:value="36">
            <text:p>36</text:p>
          </table:table-cell>
          <table:table-cell table:style-name="ce7" table:formula="of:=IF([.A40]=&quot;&quot;;[.A3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]&lt;&gt;&quot;&quot;;IF(AND(ABS([.A39]-[.F$5]/[.A39])&gt;[.F$7];[.B39]&lt;[.F$6]);([.A39]+[.F$5]/[.A39])/2;&quot;&quot;);&quot;&quot;)">
            <text:p/>
          </table:table-cell>
          <table:table-cell office:value-type="float" office:value="37">
            <text:p>37</text:p>
          </table:table-cell>
          <table:table-cell table:style-name="ce7" table:formula="of:=IF([.A41]=&quot;&quot;;[.A4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]&lt;&gt;&quot;&quot;;IF(AND(ABS([.A40]-[.F$5]/[.A40])&gt;[.F$7];[.B40]&lt;[.F$6]);([.A40]+[.F$5]/[.A40])/2;&quot;&quot;);&quot;&quot;)">
            <text:p/>
          </table:table-cell>
          <table:table-cell office:value-type="float" office:value="38">
            <text:p>38</text:p>
          </table:table-cell>
          <table:table-cell table:style-name="ce7" table:formula="of:=IF([.A42]=&quot;&quot;;[.A4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]&lt;&gt;&quot;&quot;;IF(AND(ABS([.A41]-[.F$5]/[.A41])&gt;[.F$7];[.B41]&lt;[.F$6]);([.A41]+[.F$5]/[.A41])/2;&quot;&quot;);&quot;&quot;)">
            <text:p/>
          </table:table-cell>
          <table:table-cell office:value-type="float" office:value="39">
            <text:p>39</text:p>
          </table:table-cell>
          <table:table-cell table:style-name="ce7" table:formula="of:=IF([.A43]=&quot;&quot;;[.A4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]&lt;&gt;&quot;&quot;;IF(AND(ABS([.A42]-[.F$5]/[.A42])&gt;[.F$7];[.B42]&lt;[.F$6]);([.A42]+[.F$5]/[.A42])/2;&quot;&quot;);&quot;&quot;)">
            <text:p/>
          </table:table-cell>
          <table:table-cell office:value-type="float" office:value="40">
            <text:p>40</text:p>
          </table:table-cell>
          <table:table-cell table:style-name="ce7" table:formula="of:=IF([.A44]=&quot;&quot;;[.A4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]&lt;&gt;&quot;&quot;;IF(AND(ABS([.A43]-[.F$5]/[.A43])&gt;[.F$7];[.B43]&lt;[.F$6]);([.A43]+[.F$5]/[.A43])/2;&quot;&quot;);&quot;&quot;)">
            <text:p/>
          </table:table-cell>
          <table:table-cell office:value-type="float" office:value="41">
            <text:p>41</text:p>
          </table:table-cell>
          <table:table-cell table:style-name="ce7" table:formula="of:=IF([.A45]=&quot;&quot;;[.A4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]&lt;&gt;&quot;&quot;;IF(AND(ABS([.A44]-[.F$5]/[.A44])&gt;[.F$7];[.B44]&lt;[.F$6]);([.A44]+[.F$5]/[.A44])/2;&quot;&quot;);&quot;&quot;)">
            <text:p/>
          </table:table-cell>
          <table:table-cell office:value-type="float" office:value="42">
            <text:p>42</text:p>
          </table:table-cell>
          <table:table-cell table:style-name="ce7" table:formula="of:=IF([.A46]=&quot;&quot;;[.A4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]&lt;&gt;&quot;&quot;;IF(AND(ABS([.A45]-[.F$5]/[.A45])&gt;[.F$7];[.B45]&lt;[.F$6]);([.A45]+[.F$5]/[.A45])/2;&quot;&quot;);&quot;&quot;)">
            <text:p/>
          </table:table-cell>
          <table:table-cell office:value-type="float" office:value="43">
            <text:p>43</text:p>
          </table:table-cell>
          <table:table-cell table:style-name="ce7" table:formula="of:=IF([.A47]=&quot;&quot;;[.A4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]&lt;&gt;&quot;&quot;;IF(AND(ABS([.A46]-[.F$5]/[.A46])&gt;[.F$7];[.B46]&lt;[.F$6]);([.A46]+[.F$5]/[.A46])/2;&quot;&quot;);&quot;&quot;)">
            <text:p/>
          </table:table-cell>
          <table:table-cell office:value-type="float" office:value="44">
            <text:p>44</text:p>
          </table:table-cell>
          <table:table-cell table:style-name="ce7" table:formula="of:=IF([.A48]=&quot;&quot;;[.A4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]&lt;&gt;&quot;&quot;;IF(AND(ABS([.A47]-[.F$5]/[.A47])&gt;[.F$7];[.B47]&lt;[.F$6]);([.A47]+[.F$5]/[.A47])/2;&quot;&quot;);&quot;&quot;)">
            <text:p/>
          </table:table-cell>
          <table:table-cell office:value-type="float" office:value="45">
            <text:p>45</text:p>
          </table:table-cell>
          <table:table-cell table:style-name="ce7" table:formula="of:=IF([.A49]=&quot;&quot;;[.A4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]&lt;&gt;&quot;&quot;;IF(AND(ABS([.A48]-[.F$5]/[.A48])&gt;[.F$7];[.B48]&lt;[.F$6]);([.A48]+[.F$5]/[.A48])/2;&quot;&quot;);&quot;&quot;)">
            <text:p/>
          </table:table-cell>
          <table:table-cell office:value-type="float" office:value="46">
            <text:p>46</text:p>
          </table:table-cell>
          <table:table-cell table:style-name="ce7" table:formula="of:=IF([.A50]=&quot;&quot;;[.A4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]&lt;&gt;&quot;&quot;;IF(AND(ABS([.A49]-[.F$5]/[.A49])&gt;[.F$7];[.B49]&lt;[.F$6]);([.A49]+[.F$5]/[.A49])/2;&quot;&quot;);&quot;&quot;)">
            <text:p/>
          </table:table-cell>
          <table:table-cell office:value-type="float" office:value="47">
            <text:p>47</text:p>
          </table:table-cell>
          <table:table-cell table:style-name="ce7" table:formula="of:=IF([.A51]=&quot;&quot;;[.A5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0]&lt;&gt;&quot;&quot;;IF(AND(ABS([.A50]-[.F$5]/[.A50])&gt;[.F$7];[.B50]&lt;[.F$6]);([.A50]+[.F$5]/[.A50])/2;&quot;&quot;);&quot;&quot;)">
            <text:p/>
          </table:table-cell>
          <table:table-cell office:value-type="float" office:value="48">
            <text:p>48</text:p>
          </table:table-cell>
          <table:table-cell table:style-name="ce7" table:formula="of:=IF([.A52]=&quot;&quot;;[.A5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1]&lt;&gt;&quot;&quot;;IF(AND(ABS([.A51]-[.F$5]/[.A51])&gt;[.F$7];[.B51]&lt;[.F$6]);([.A51]+[.F$5]/[.A51])/2;&quot;&quot;);&quot;&quot;)">
            <text:p/>
          </table:table-cell>
          <table:table-cell office:value-type="float" office:value="49">
            <text:p>49</text:p>
          </table:table-cell>
          <table:table-cell table:style-name="ce7" table:formula="of:=IF([.A53]=&quot;&quot;;[.A5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2]&lt;&gt;&quot;&quot;;IF(AND(ABS([.A52]-[.F$5]/[.A52])&gt;[.F$7];[.B52]&lt;[.F$6]);([.A52]+[.F$5]/[.A52])/2;&quot;&quot;);&quot;&quot;)">
            <text:p/>
          </table:table-cell>
          <table:table-cell office:value-type="float" office:value="50">
            <text:p>50</text:p>
          </table:table-cell>
          <table:table-cell table:style-name="ce7" table:formula="of:=IF([.A54]=&quot;&quot;;[.A5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3]&lt;&gt;&quot;&quot;;IF(AND(ABS([.A53]-[.F$5]/[.A53])&gt;[.F$7];[.B53]&lt;[.F$6]);([.A53]+[.F$5]/[.A53])/2;&quot;&quot;);&quot;&quot;)">
            <text:p/>
          </table:table-cell>
          <table:table-cell office:value-type="float" office:value="51">
            <text:p>51</text:p>
          </table:table-cell>
          <table:table-cell table:style-name="ce7" table:formula="of:=IF([.A55]=&quot;&quot;;[.A5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4]&lt;&gt;&quot;&quot;;IF(AND(ABS([.A54]-[.F$5]/[.A54])&gt;[.F$7];[.B54]&lt;[.F$6]);([.A54]+[.F$5]/[.A54])/2;&quot;&quot;);&quot;&quot;)">
            <text:p/>
          </table:table-cell>
          <table:table-cell office:value-type="float" office:value="52">
            <text:p>52</text:p>
          </table:table-cell>
          <table:table-cell table:style-name="ce7" table:formula="of:=IF([.A56]=&quot;&quot;;[.A5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5]&lt;&gt;&quot;&quot;;IF(AND(ABS([.A55]-[.F$5]/[.A55])&gt;[.F$7];[.B55]&lt;[.F$6]);([.A55]+[.F$5]/[.A55])/2;&quot;&quot;);&quot;&quot;)">
            <text:p/>
          </table:table-cell>
          <table:table-cell office:value-type="float" office:value="53">
            <text:p>53</text:p>
          </table:table-cell>
          <table:table-cell table:style-name="ce7" table:formula="of:=IF([.A57]=&quot;&quot;;[.A5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6]&lt;&gt;&quot;&quot;;IF(AND(ABS([.A56]-[.F$5]/[.A56])&gt;[.F$7];[.B56]&lt;[.F$6]);([.A56]+[.F$5]/[.A56])/2;&quot;&quot;);&quot;&quot;)">
            <text:p/>
          </table:table-cell>
          <table:table-cell office:value-type="float" office:value="54">
            <text:p>54</text:p>
          </table:table-cell>
          <table:table-cell table:style-name="ce7" table:formula="of:=IF([.A58]=&quot;&quot;;[.A5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7]&lt;&gt;&quot;&quot;;IF(AND(ABS([.A57]-[.F$5]/[.A57])&gt;[.F$7];[.B57]&lt;[.F$6]);([.A57]+[.F$5]/[.A57])/2;&quot;&quot;);&quot;&quot;)">
            <text:p/>
          </table:table-cell>
          <table:table-cell office:value-type="float" office:value="55">
            <text:p>55</text:p>
          </table:table-cell>
          <table:table-cell table:style-name="ce7" table:formula="of:=IF([.A59]=&quot;&quot;;[.A5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8]&lt;&gt;&quot;&quot;;IF(AND(ABS([.A58]-[.F$5]/[.A58])&gt;[.F$7];[.B58]&lt;[.F$6]);([.A58]+[.F$5]/[.A58])/2;&quot;&quot;);&quot;&quot;)">
            <text:p/>
          </table:table-cell>
          <table:table-cell office:value-type="float" office:value="56">
            <text:p>56</text:p>
          </table:table-cell>
          <table:table-cell table:style-name="ce7" table:formula="of:=IF([.A60]=&quot;&quot;;[.A5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59]&lt;&gt;&quot;&quot;;IF(AND(ABS([.A59]-[.F$5]/[.A59])&gt;[.F$7];[.B59]&lt;[.F$6]);([.A59]+[.F$5]/[.A59])/2;&quot;&quot;);&quot;&quot;)">
            <text:p/>
          </table:table-cell>
          <table:table-cell office:value-type="float" office:value="57">
            <text:p>57</text:p>
          </table:table-cell>
          <table:table-cell table:style-name="ce7" table:formula="of:=IF([.A61]=&quot;&quot;;[.A6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0]&lt;&gt;&quot;&quot;;IF(AND(ABS([.A60]-[.F$5]/[.A60])&gt;[.F$7];[.B60]&lt;[.F$6]);([.A60]+[.F$5]/[.A60])/2;&quot;&quot;);&quot;&quot;)">
            <text:p/>
          </table:table-cell>
          <table:table-cell office:value-type="float" office:value="58">
            <text:p>58</text:p>
          </table:table-cell>
          <table:table-cell table:style-name="ce7" table:formula="of:=IF([.A62]=&quot;&quot;;[.A6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1]&lt;&gt;&quot;&quot;;IF(AND(ABS([.A61]-[.F$5]/[.A61])&gt;[.F$7];[.B61]&lt;[.F$6]);([.A61]+[.F$5]/[.A61])/2;&quot;&quot;);&quot;&quot;)">
            <text:p/>
          </table:table-cell>
          <table:table-cell office:value-type="float" office:value="59">
            <text:p>59</text:p>
          </table:table-cell>
          <table:table-cell table:style-name="ce7" table:formula="of:=IF([.A63]=&quot;&quot;;[.A6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2]&lt;&gt;&quot;&quot;;IF(AND(ABS([.A62]-[.F$5]/[.A62])&gt;[.F$7];[.B62]&lt;[.F$6]);([.A62]+[.F$5]/[.A62])/2;&quot;&quot;);&quot;&quot;)">
            <text:p/>
          </table:table-cell>
          <table:table-cell office:value-type="float" office:value="60">
            <text:p>60</text:p>
          </table:table-cell>
          <table:table-cell table:style-name="ce7" table:formula="of:=IF([.A64]=&quot;&quot;;[.A6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3]&lt;&gt;&quot;&quot;;IF(AND(ABS([.A63]-[.F$5]/[.A63])&gt;[.F$7];[.B63]&lt;[.F$6]);([.A63]+[.F$5]/[.A63])/2;&quot;&quot;);&quot;&quot;)">
            <text:p/>
          </table:table-cell>
          <table:table-cell office:value-type="float" office:value="61">
            <text:p>61</text:p>
          </table:table-cell>
          <table:table-cell table:style-name="ce7" table:formula="of:=IF([.A65]=&quot;&quot;;[.A6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4]&lt;&gt;&quot;&quot;;IF(AND(ABS([.A64]-[.F$5]/[.A64])&gt;[.F$7];[.B64]&lt;[.F$6]);([.A64]+[.F$5]/[.A64])/2;&quot;&quot;);&quot;&quot;)">
            <text:p/>
          </table:table-cell>
          <table:table-cell office:value-type="float" office:value="62">
            <text:p>62</text:p>
          </table:table-cell>
          <table:table-cell table:style-name="ce7" table:formula="of:=IF([.A66]=&quot;&quot;;[.A6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5]&lt;&gt;&quot;&quot;;IF(AND(ABS([.A65]-[.F$5]/[.A65])&gt;[.F$7];[.B65]&lt;[.F$6]);([.A65]+[.F$5]/[.A65])/2;&quot;&quot;);&quot;&quot;)">
            <text:p/>
          </table:table-cell>
          <table:table-cell office:value-type="float" office:value="63">
            <text:p>63</text:p>
          </table:table-cell>
          <table:table-cell table:style-name="ce7" table:formula="of:=IF([.A67]=&quot;&quot;;[.A6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6]&lt;&gt;&quot;&quot;;IF(AND(ABS([.A66]-[.F$5]/[.A66])&gt;[.F$7];[.B66]&lt;[.F$6]);([.A66]+[.F$5]/[.A66])/2;&quot;&quot;);&quot;&quot;)">
            <text:p/>
          </table:table-cell>
          <table:table-cell office:value-type="float" office:value="64">
            <text:p>64</text:p>
          </table:table-cell>
          <table:table-cell table:style-name="ce7" table:formula="of:=IF([.A68]=&quot;&quot;;[.A6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7]&lt;&gt;&quot;&quot;;IF(AND(ABS([.A67]-[.F$5]/[.A67])&gt;[.F$7];[.B67]&lt;[.F$6]);([.A67]+[.F$5]/[.A67])/2;&quot;&quot;);&quot;&quot;)">
            <text:p/>
          </table:table-cell>
          <table:table-cell office:value-type="float" office:value="65">
            <text:p>65</text:p>
          </table:table-cell>
          <table:table-cell table:style-name="ce7" table:formula="of:=IF([.A69]=&quot;&quot;;[.A6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8]&lt;&gt;&quot;&quot;;IF(AND(ABS([.A68]-[.F$5]/[.A68])&gt;[.F$7];[.B68]&lt;[.F$6]);([.A68]+[.F$5]/[.A68])/2;&quot;&quot;);&quot;&quot;)">
            <text:p/>
          </table:table-cell>
          <table:table-cell office:value-type="float" office:value="66">
            <text:p>66</text:p>
          </table:table-cell>
          <table:table-cell table:style-name="ce7" table:formula="of:=IF([.A70]=&quot;&quot;;[.A6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69]&lt;&gt;&quot;&quot;;IF(AND(ABS([.A69]-[.F$5]/[.A69])&gt;[.F$7];[.B69]&lt;[.F$6]);([.A69]+[.F$5]/[.A69])/2;&quot;&quot;);&quot;&quot;)">
            <text:p/>
          </table:table-cell>
          <table:table-cell office:value-type="float" office:value="67">
            <text:p>67</text:p>
          </table:table-cell>
          <table:table-cell table:style-name="ce7" table:formula="of:=IF([.A71]=&quot;&quot;;[.A7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0]&lt;&gt;&quot;&quot;;IF(AND(ABS([.A70]-[.F$5]/[.A70])&gt;[.F$7];[.B70]&lt;[.F$6]);([.A70]+[.F$5]/[.A70])/2;&quot;&quot;);&quot;&quot;)">
            <text:p/>
          </table:table-cell>
          <table:table-cell office:value-type="float" office:value="68">
            <text:p>68</text:p>
          </table:table-cell>
          <table:table-cell table:style-name="ce7" table:formula="of:=IF([.A72]=&quot;&quot;;[.A7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1]&lt;&gt;&quot;&quot;;IF(AND(ABS([.A71]-[.F$5]/[.A71])&gt;[.F$7];[.B71]&lt;[.F$6]);([.A71]+[.F$5]/[.A71])/2;&quot;&quot;);&quot;&quot;)">
            <text:p/>
          </table:table-cell>
          <table:table-cell office:value-type="float" office:value="69">
            <text:p>69</text:p>
          </table:table-cell>
          <table:table-cell table:style-name="ce7" table:formula="of:=IF([.A73]=&quot;&quot;;[.A7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2]&lt;&gt;&quot;&quot;;IF(AND(ABS([.A72]-[.F$5]/[.A72])&gt;[.F$7];[.B72]&lt;[.F$6]);([.A72]+[.F$5]/[.A72])/2;&quot;&quot;);&quot;&quot;)">
            <text:p/>
          </table:table-cell>
          <table:table-cell office:value-type="float" office:value="70">
            <text:p>70</text:p>
          </table:table-cell>
          <table:table-cell table:style-name="ce7" table:formula="of:=IF([.A74]=&quot;&quot;;[.A7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3]&lt;&gt;&quot;&quot;;IF(AND(ABS([.A73]-[.F$5]/[.A73])&gt;[.F$7];[.B73]&lt;[.F$6]);([.A73]+[.F$5]/[.A73])/2;&quot;&quot;);&quot;&quot;)">
            <text:p/>
          </table:table-cell>
          <table:table-cell office:value-type="float" office:value="71">
            <text:p>71</text:p>
          </table:table-cell>
          <table:table-cell table:style-name="ce7" table:formula="of:=IF([.A75]=&quot;&quot;;[.A7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4]&lt;&gt;&quot;&quot;;IF(AND(ABS([.A74]-[.F$5]/[.A74])&gt;[.F$7];[.B74]&lt;[.F$6]);([.A74]+[.F$5]/[.A74])/2;&quot;&quot;);&quot;&quot;)">
            <text:p/>
          </table:table-cell>
          <table:table-cell office:value-type="float" office:value="72">
            <text:p>72</text:p>
          </table:table-cell>
          <table:table-cell table:style-name="ce7" table:formula="of:=IF([.A76]=&quot;&quot;;[.A7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5]&lt;&gt;&quot;&quot;;IF(AND(ABS([.A75]-[.F$5]/[.A75])&gt;[.F$7];[.B75]&lt;[.F$6]);([.A75]+[.F$5]/[.A75])/2;&quot;&quot;);&quot;&quot;)">
            <text:p/>
          </table:table-cell>
          <table:table-cell office:value-type="float" office:value="73">
            <text:p>73</text:p>
          </table:table-cell>
          <table:table-cell table:style-name="ce7" table:formula="of:=IF([.A77]=&quot;&quot;;[.A7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6]&lt;&gt;&quot;&quot;;IF(AND(ABS([.A76]-[.F$5]/[.A76])&gt;[.F$7];[.B76]&lt;[.F$6]);([.A76]+[.F$5]/[.A76])/2;&quot;&quot;);&quot;&quot;)">
            <text:p/>
          </table:table-cell>
          <table:table-cell office:value-type="float" office:value="74">
            <text:p>74</text:p>
          </table:table-cell>
          <table:table-cell table:style-name="ce7" table:formula="of:=IF([.A78]=&quot;&quot;;[.A7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7]&lt;&gt;&quot;&quot;;IF(AND(ABS([.A77]-[.F$5]/[.A77])&gt;[.F$7];[.B77]&lt;[.F$6]);([.A77]+[.F$5]/[.A77])/2;&quot;&quot;);&quot;&quot;)">
            <text:p/>
          </table:table-cell>
          <table:table-cell office:value-type="float" office:value="75">
            <text:p>75</text:p>
          </table:table-cell>
          <table:table-cell table:style-name="ce7" table:formula="of:=IF([.A79]=&quot;&quot;;[.A7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8]&lt;&gt;&quot;&quot;;IF(AND(ABS([.A78]-[.F$5]/[.A78])&gt;[.F$7];[.B78]&lt;[.F$6]);([.A78]+[.F$5]/[.A78])/2;&quot;&quot;);&quot;&quot;)">
            <text:p/>
          </table:table-cell>
          <table:table-cell office:value-type="float" office:value="76">
            <text:p>76</text:p>
          </table:table-cell>
          <table:table-cell table:style-name="ce7" table:formula="of:=IF([.A80]=&quot;&quot;;[.A7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79]&lt;&gt;&quot;&quot;;IF(AND(ABS([.A79]-[.F$5]/[.A79])&gt;[.F$7];[.B79]&lt;[.F$6]);([.A79]+[.F$5]/[.A79])/2;&quot;&quot;);&quot;&quot;)">
            <text:p/>
          </table:table-cell>
          <table:table-cell office:value-type="float" office:value="77">
            <text:p>77</text:p>
          </table:table-cell>
          <table:table-cell table:style-name="ce7" table:formula="of:=IF([.A81]=&quot;&quot;;[.A8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0]&lt;&gt;&quot;&quot;;IF(AND(ABS([.A80]-[.F$5]/[.A80])&gt;[.F$7];[.B80]&lt;[.F$6]);([.A80]+[.F$5]/[.A80])/2;&quot;&quot;);&quot;&quot;)">
            <text:p/>
          </table:table-cell>
          <table:table-cell office:value-type="float" office:value="78">
            <text:p>78</text:p>
          </table:table-cell>
          <table:table-cell table:style-name="ce7" table:formula="of:=IF([.A82]=&quot;&quot;;[.A8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1]&lt;&gt;&quot;&quot;;IF(AND(ABS([.A81]-[.F$5]/[.A81])&gt;[.F$7];[.B81]&lt;[.F$6]);([.A81]+[.F$5]/[.A81])/2;&quot;&quot;);&quot;&quot;)">
            <text:p/>
          </table:table-cell>
          <table:table-cell office:value-type="float" office:value="79">
            <text:p>79</text:p>
          </table:table-cell>
          <table:table-cell table:style-name="ce7" table:formula="of:=IF([.A83]=&quot;&quot;;[.A8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2]&lt;&gt;&quot;&quot;;IF(AND(ABS([.A82]-[.F$5]/[.A82])&gt;[.F$7];[.B82]&lt;[.F$6]);([.A82]+[.F$5]/[.A82])/2;&quot;&quot;);&quot;&quot;)">
            <text:p/>
          </table:table-cell>
          <table:table-cell office:value-type="float" office:value="80">
            <text:p>80</text:p>
          </table:table-cell>
          <table:table-cell table:style-name="ce7" table:formula="of:=IF([.A84]=&quot;&quot;;[.A8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3]&lt;&gt;&quot;&quot;;IF(AND(ABS([.A83]-[.F$5]/[.A83])&gt;[.F$7];[.B83]&lt;[.F$6]);([.A83]+[.F$5]/[.A83])/2;&quot;&quot;);&quot;&quot;)">
            <text:p/>
          </table:table-cell>
          <table:table-cell office:value-type="float" office:value="81">
            <text:p>81</text:p>
          </table:table-cell>
          <table:table-cell table:style-name="ce7" table:formula="of:=IF([.A85]=&quot;&quot;;[.A8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4]&lt;&gt;&quot;&quot;;IF(AND(ABS([.A84]-[.F$5]/[.A84])&gt;[.F$7];[.B84]&lt;[.F$6]);([.A84]+[.F$5]/[.A84])/2;&quot;&quot;);&quot;&quot;)">
            <text:p/>
          </table:table-cell>
          <table:table-cell office:value-type="float" office:value="82">
            <text:p>82</text:p>
          </table:table-cell>
          <table:table-cell table:style-name="ce7" table:formula="of:=IF([.A86]=&quot;&quot;;[.A8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5]&lt;&gt;&quot;&quot;;IF(AND(ABS([.A85]-[.F$5]/[.A85])&gt;[.F$7];[.B85]&lt;[.F$6]);([.A85]+[.F$5]/[.A85])/2;&quot;&quot;);&quot;&quot;)">
            <text:p/>
          </table:table-cell>
          <table:table-cell office:value-type="float" office:value="83">
            <text:p>83</text:p>
          </table:table-cell>
          <table:table-cell table:style-name="ce7" table:formula="of:=IF([.A87]=&quot;&quot;;[.A8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6]&lt;&gt;&quot;&quot;;IF(AND(ABS([.A86]-[.F$5]/[.A86])&gt;[.F$7];[.B86]&lt;[.F$6]);([.A86]+[.F$5]/[.A86])/2;&quot;&quot;);&quot;&quot;)">
            <text:p/>
          </table:table-cell>
          <table:table-cell office:value-type="float" office:value="84">
            <text:p>84</text:p>
          </table:table-cell>
          <table:table-cell table:style-name="ce7" table:formula="of:=IF([.A88]=&quot;&quot;;[.A8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7]&lt;&gt;&quot;&quot;;IF(AND(ABS([.A87]-[.F$5]/[.A87])&gt;[.F$7];[.B87]&lt;[.F$6]);([.A87]+[.F$5]/[.A87])/2;&quot;&quot;);&quot;&quot;)">
            <text:p/>
          </table:table-cell>
          <table:table-cell office:value-type="float" office:value="85">
            <text:p>85</text:p>
          </table:table-cell>
          <table:table-cell table:style-name="ce7" table:formula="of:=IF([.A89]=&quot;&quot;;[.A8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8]&lt;&gt;&quot;&quot;;IF(AND(ABS([.A88]-[.F$5]/[.A88])&gt;[.F$7];[.B88]&lt;[.F$6]);([.A88]+[.F$5]/[.A88])/2;&quot;&quot;);&quot;&quot;)">
            <text:p/>
          </table:table-cell>
          <table:table-cell office:value-type="float" office:value="86">
            <text:p>86</text:p>
          </table:table-cell>
          <table:table-cell table:style-name="ce7" table:formula="of:=IF([.A90]=&quot;&quot;;[.A8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89]&lt;&gt;&quot;&quot;;IF(AND(ABS([.A89]-[.F$5]/[.A89])&gt;[.F$7];[.B89]&lt;[.F$6]);([.A89]+[.F$5]/[.A89])/2;&quot;&quot;);&quot;&quot;)">
            <text:p/>
          </table:table-cell>
          <table:table-cell office:value-type="float" office:value="87">
            <text:p>87</text:p>
          </table:table-cell>
          <table:table-cell table:style-name="ce7" table:formula="of:=IF([.A91]=&quot;&quot;;[.A9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0]&lt;&gt;&quot;&quot;;IF(AND(ABS([.A90]-[.F$5]/[.A90])&gt;[.F$7];[.B90]&lt;[.F$6]);([.A90]+[.F$5]/[.A90])/2;&quot;&quot;);&quot;&quot;)">
            <text:p/>
          </table:table-cell>
          <table:table-cell office:value-type="float" office:value="88">
            <text:p>88</text:p>
          </table:table-cell>
          <table:table-cell table:style-name="ce7" table:formula="of:=IF([.A92]=&quot;&quot;;[.A9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1]&lt;&gt;&quot;&quot;;IF(AND(ABS([.A91]-[.F$5]/[.A91])&gt;[.F$7];[.B91]&lt;[.F$6]);([.A91]+[.F$5]/[.A91])/2;&quot;&quot;);&quot;&quot;)">
            <text:p/>
          </table:table-cell>
          <table:table-cell office:value-type="float" office:value="89">
            <text:p>89</text:p>
          </table:table-cell>
          <table:table-cell table:style-name="ce7" table:formula="of:=IF([.A93]=&quot;&quot;;[.A9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2]&lt;&gt;&quot;&quot;;IF(AND(ABS([.A92]-[.F$5]/[.A92])&gt;[.F$7];[.B92]&lt;[.F$6]);([.A92]+[.F$5]/[.A92])/2;&quot;&quot;);&quot;&quot;)">
            <text:p/>
          </table:table-cell>
          <table:table-cell office:value-type="float" office:value="90">
            <text:p>90</text:p>
          </table:table-cell>
          <table:table-cell table:style-name="ce7" table:formula="of:=IF([.A94]=&quot;&quot;;[.A9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3]&lt;&gt;&quot;&quot;;IF(AND(ABS([.A93]-[.F$5]/[.A93])&gt;[.F$7];[.B93]&lt;[.F$6]);([.A93]+[.F$5]/[.A93])/2;&quot;&quot;);&quot;&quot;)">
            <text:p/>
          </table:table-cell>
          <table:table-cell office:value-type="float" office:value="91">
            <text:p>91</text:p>
          </table:table-cell>
          <table:table-cell table:style-name="ce7" table:formula="of:=IF([.A95]=&quot;&quot;;[.A9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4]&lt;&gt;&quot;&quot;;IF(AND(ABS([.A94]-[.F$5]/[.A94])&gt;[.F$7];[.B94]&lt;[.F$6]);([.A94]+[.F$5]/[.A94])/2;&quot;&quot;);&quot;&quot;)">
            <text:p/>
          </table:table-cell>
          <table:table-cell office:value-type="float" office:value="92">
            <text:p>92</text:p>
          </table:table-cell>
          <table:table-cell table:style-name="ce7" table:formula="of:=IF([.A96]=&quot;&quot;;[.A9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5]&lt;&gt;&quot;&quot;;IF(AND(ABS([.A95]-[.F$5]/[.A95])&gt;[.F$7];[.B95]&lt;[.F$6]);([.A95]+[.F$5]/[.A95])/2;&quot;&quot;);&quot;&quot;)">
            <text:p/>
          </table:table-cell>
          <table:table-cell office:value-type="float" office:value="93">
            <text:p>93</text:p>
          </table:table-cell>
          <table:table-cell table:style-name="ce7" table:formula="of:=IF([.A97]=&quot;&quot;;[.A9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6]&lt;&gt;&quot;&quot;;IF(AND(ABS([.A96]-[.F$5]/[.A96])&gt;[.F$7];[.B96]&lt;[.F$6]);([.A96]+[.F$5]/[.A96])/2;&quot;&quot;);&quot;&quot;)">
            <text:p/>
          </table:table-cell>
          <table:table-cell office:value-type="float" office:value="94">
            <text:p>94</text:p>
          </table:table-cell>
          <table:table-cell table:style-name="ce7" table:formula="of:=IF([.A98]=&quot;&quot;;[.A9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7]&lt;&gt;&quot;&quot;;IF(AND(ABS([.A97]-[.F$5]/[.A97])&gt;[.F$7];[.B97]&lt;[.F$6]);([.A97]+[.F$5]/[.A97])/2;&quot;&quot;);&quot;&quot;)">
            <text:p/>
          </table:table-cell>
          <table:table-cell office:value-type="float" office:value="95">
            <text:p>95</text:p>
          </table:table-cell>
          <table:table-cell table:style-name="ce7" table:formula="of:=IF([.A99]=&quot;&quot;;[.A9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8]&lt;&gt;&quot;&quot;;IF(AND(ABS([.A98]-[.F$5]/[.A98])&gt;[.F$7];[.B98]&lt;[.F$6]);([.A98]+[.F$5]/[.A98])/2;&quot;&quot;);&quot;&quot;)">
            <text:p/>
          </table:table-cell>
          <table:table-cell office:value-type="float" office:value="96">
            <text:p>96</text:p>
          </table:table-cell>
          <table:table-cell table:style-name="ce7" table:formula="of:=IF([.A100]=&quot;&quot;;[.A9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99]&lt;&gt;&quot;&quot;;IF(AND(ABS([.A99]-[.F$5]/[.A99])&gt;[.F$7];[.B99]&lt;[.F$6]);([.A99]+[.F$5]/[.A99])/2;&quot;&quot;);&quot;&quot;)">
            <text:p/>
          </table:table-cell>
          <table:table-cell office:value-type="float" office:value="97">
            <text:p>97</text:p>
          </table:table-cell>
          <table:table-cell table:style-name="ce7" table:formula="of:=IF([.A101]=&quot;&quot;;[.A10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0]&lt;&gt;&quot;&quot;;IF(AND(ABS([.A100]-[.F$5]/[.A100])&gt;[.F$7];[.B100]&lt;[.F$6]);([.A100]+[.F$5]/[.A100])/2;&quot;&quot;);&quot;&quot;)">
            <text:p/>
          </table:table-cell>
          <table:table-cell office:value-type="float" office:value="98">
            <text:p>98</text:p>
          </table:table-cell>
          <table:table-cell table:style-name="ce7" table:formula="of:=IF([.A102]=&quot;&quot;;[.A10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1]&lt;&gt;&quot;&quot;;IF(AND(ABS([.A101]-[.F$5]/[.A101])&gt;[.F$7];[.B101]&lt;[.F$6]);([.A101]+[.F$5]/[.A101])/2;&quot;&quot;);&quot;&quot;)">
            <text:p/>
          </table:table-cell>
          <table:table-cell office:value-type="float" office:value="99">
            <text:p>99</text:p>
          </table:table-cell>
          <table:table-cell table:style-name="ce7" table:formula="of:=IF([.A103]=&quot;&quot;;[.A10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2]&lt;&gt;&quot;&quot;;IF(AND(ABS([.A102]-[.F$5]/[.A102])&gt;[.F$7];[.B102]&lt;[.F$6]);([.A102]+[.F$5]/[.A102])/2;&quot;&quot;);&quot;&quot;)">
            <text:p/>
          </table:table-cell>
          <table:table-cell office:value-type="float" office:value="100">
            <text:p>100</text:p>
          </table:table-cell>
          <table:table-cell table:style-name="ce7" table:formula="of:=IF([.A104]=&quot;&quot;;[.A10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3]&lt;&gt;&quot;&quot;;IF(AND(ABS([.A103]-[.F$5]/[.A103])&gt;[.F$7];[.B103]&lt;[.F$6]);([.A103]+[.F$5]/[.A103])/2;&quot;&quot;);&quot;&quot;)">
            <text:p/>
          </table:table-cell>
          <table:table-cell office:value-type="float" office:value="101">
            <text:p>101</text:p>
          </table:table-cell>
          <table:table-cell table:style-name="ce7" table:formula="of:=IF([.A105]=&quot;&quot;;[.A10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4]&lt;&gt;&quot;&quot;;IF(AND(ABS([.A104]-[.F$5]/[.A104])&gt;[.F$7];[.B104]&lt;[.F$6]);([.A104]+[.F$5]/[.A104])/2;&quot;&quot;);&quot;&quot;)">
            <text:p/>
          </table:table-cell>
          <table:table-cell office:value-type="float" office:value="102">
            <text:p>102</text:p>
          </table:table-cell>
          <table:table-cell table:style-name="ce7" table:formula="of:=IF([.A106]=&quot;&quot;;[.A10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5]&lt;&gt;&quot;&quot;;IF(AND(ABS([.A105]-[.F$5]/[.A105])&gt;[.F$7];[.B105]&lt;[.F$6]);([.A105]+[.F$5]/[.A105])/2;&quot;&quot;);&quot;&quot;)">
            <text:p/>
          </table:table-cell>
          <table:table-cell office:value-type="float" office:value="103">
            <text:p>103</text:p>
          </table:table-cell>
          <table:table-cell table:style-name="ce7" table:formula="of:=IF([.A107]=&quot;&quot;;[.A10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6]&lt;&gt;&quot;&quot;;IF(AND(ABS([.A106]-[.F$5]/[.A106])&gt;[.F$7];[.B106]&lt;[.F$6]);([.A106]+[.F$5]/[.A106])/2;&quot;&quot;);&quot;&quot;)">
            <text:p/>
          </table:table-cell>
          <table:table-cell office:value-type="float" office:value="104">
            <text:p>104</text:p>
          </table:table-cell>
          <table:table-cell table:style-name="ce7" table:formula="of:=IF([.A108]=&quot;&quot;;[.A10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7]&lt;&gt;&quot;&quot;;IF(AND(ABS([.A107]-[.F$5]/[.A107])&gt;[.F$7];[.B107]&lt;[.F$6]);([.A107]+[.F$5]/[.A107])/2;&quot;&quot;);&quot;&quot;)">
            <text:p/>
          </table:table-cell>
          <table:table-cell office:value-type="float" office:value="105">
            <text:p>105</text:p>
          </table:table-cell>
          <table:table-cell table:style-name="ce7" table:formula="of:=IF([.A109]=&quot;&quot;;[.A10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8]&lt;&gt;&quot;&quot;;IF(AND(ABS([.A108]-[.F$5]/[.A108])&gt;[.F$7];[.B108]&lt;[.F$6]);([.A108]+[.F$5]/[.A108])/2;&quot;&quot;);&quot;&quot;)">
            <text:p/>
          </table:table-cell>
          <table:table-cell office:value-type="float" office:value="106">
            <text:p>106</text:p>
          </table:table-cell>
          <table:table-cell table:style-name="ce7" table:formula="of:=IF([.A110]=&quot;&quot;;[.A10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09]&lt;&gt;&quot;&quot;;IF(AND(ABS([.A109]-[.F$5]/[.A109])&gt;[.F$7];[.B109]&lt;[.F$6]);([.A109]+[.F$5]/[.A109])/2;&quot;&quot;);&quot;&quot;)">
            <text:p/>
          </table:table-cell>
          <table:table-cell office:value-type="float" office:value="107">
            <text:p>107</text:p>
          </table:table-cell>
          <table:table-cell table:style-name="ce7" table:formula="of:=IF([.A111]=&quot;&quot;;[.A11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0]&lt;&gt;&quot;&quot;;IF(AND(ABS([.A110]-[.F$5]/[.A110])&gt;[.F$7];[.B110]&lt;[.F$6]);([.A110]+[.F$5]/[.A110])/2;&quot;&quot;);&quot;&quot;)">
            <text:p/>
          </table:table-cell>
          <table:table-cell office:value-type="float" office:value="108">
            <text:p>108</text:p>
          </table:table-cell>
          <table:table-cell table:style-name="ce7" table:formula="of:=IF([.A112]=&quot;&quot;;[.A11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1]&lt;&gt;&quot;&quot;;IF(AND(ABS([.A111]-[.F$5]/[.A111])&gt;[.F$7];[.B111]&lt;[.F$6]);([.A111]+[.F$5]/[.A111])/2;&quot;&quot;);&quot;&quot;)">
            <text:p/>
          </table:table-cell>
          <table:table-cell office:value-type="float" office:value="109">
            <text:p>109</text:p>
          </table:table-cell>
          <table:table-cell table:style-name="ce7" table:formula="of:=IF([.A113]=&quot;&quot;;[.A11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2]&lt;&gt;&quot;&quot;;IF(AND(ABS([.A112]-[.F$5]/[.A112])&gt;[.F$7];[.B112]&lt;[.F$6]);([.A112]+[.F$5]/[.A112])/2;&quot;&quot;);&quot;&quot;)">
            <text:p/>
          </table:table-cell>
          <table:table-cell office:value-type="float" office:value="110">
            <text:p>110</text:p>
          </table:table-cell>
          <table:table-cell table:style-name="ce7" table:formula="of:=IF([.A114]=&quot;&quot;;[.A11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3]&lt;&gt;&quot;&quot;;IF(AND(ABS([.A113]-[.F$5]/[.A113])&gt;[.F$7];[.B113]&lt;[.F$6]);([.A113]+[.F$5]/[.A113])/2;&quot;&quot;);&quot;&quot;)">
            <text:p/>
          </table:table-cell>
          <table:table-cell office:value-type="float" office:value="111">
            <text:p>111</text:p>
          </table:table-cell>
          <table:table-cell table:style-name="ce7" table:formula="of:=IF([.A115]=&quot;&quot;;[.A11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4]&lt;&gt;&quot;&quot;;IF(AND(ABS([.A114]-[.F$5]/[.A114])&gt;[.F$7];[.B114]&lt;[.F$6]);([.A114]+[.F$5]/[.A114])/2;&quot;&quot;);&quot;&quot;)">
            <text:p/>
          </table:table-cell>
          <table:table-cell office:value-type="float" office:value="112">
            <text:p>112</text:p>
          </table:table-cell>
          <table:table-cell table:style-name="ce7" table:formula="of:=IF([.A116]=&quot;&quot;;[.A11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5]&lt;&gt;&quot;&quot;;IF(AND(ABS([.A115]-[.F$5]/[.A115])&gt;[.F$7];[.B115]&lt;[.F$6]);([.A115]+[.F$5]/[.A115])/2;&quot;&quot;);&quot;&quot;)">
            <text:p/>
          </table:table-cell>
          <table:table-cell office:value-type="float" office:value="113">
            <text:p>113</text:p>
          </table:table-cell>
          <table:table-cell table:style-name="ce7" table:formula="of:=IF([.A117]=&quot;&quot;;[.A11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6]&lt;&gt;&quot;&quot;;IF(AND(ABS([.A116]-[.F$5]/[.A116])&gt;[.F$7];[.B116]&lt;[.F$6]);([.A116]+[.F$5]/[.A116])/2;&quot;&quot;);&quot;&quot;)">
            <text:p/>
          </table:table-cell>
          <table:table-cell office:value-type="float" office:value="114">
            <text:p>114</text:p>
          </table:table-cell>
          <table:table-cell table:style-name="ce7" table:formula="of:=IF([.A118]=&quot;&quot;;[.A11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7]&lt;&gt;&quot;&quot;;IF(AND(ABS([.A117]-[.F$5]/[.A117])&gt;[.F$7];[.B117]&lt;[.F$6]);([.A117]+[.F$5]/[.A117])/2;&quot;&quot;);&quot;&quot;)">
            <text:p/>
          </table:table-cell>
          <table:table-cell office:value-type="float" office:value="115">
            <text:p>115</text:p>
          </table:table-cell>
          <table:table-cell table:style-name="ce7" table:formula="of:=IF([.A119]=&quot;&quot;;[.A11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8]&lt;&gt;&quot;&quot;;IF(AND(ABS([.A118]-[.F$5]/[.A118])&gt;[.F$7];[.B118]&lt;[.F$6]);([.A118]+[.F$5]/[.A118])/2;&quot;&quot;);&quot;&quot;)">
            <text:p/>
          </table:table-cell>
          <table:table-cell office:value-type="float" office:value="116">
            <text:p>116</text:p>
          </table:table-cell>
          <table:table-cell table:style-name="ce7" table:formula="of:=IF([.A120]=&quot;&quot;;[.A11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19]&lt;&gt;&quot;&quot;;IF(AND(ABS([.A119]-[.F$5]/[.A119])&gt;[.F$7];[.B119]&lt;[.F$6]);([.A119]+[.F$5]/[.A119])/2;&quot;&quot;);&quot;&quot;)">
            <text:p/>
          </table:table-cell>
          <table:table-cell office:value-type="float" office:value="117">
            <text:p>117</text:p>
          </table:table-cell>
          <table:table-cell table:style-name="ce7" table:formula="of:=IF([.A121]=&quot;&quot;;[.A12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0]&lt;&gt;&quot;&quot;;IF(AND(ABS([.A120]-[.F$5]/[.A120])&gt;[.F$7];[.B120]&lt;[.F$6]);([.A120]+[.F$5]/[.A120])/2;&quot;&quot;);&quot;&quot;)">
            <text:p/>
          </table:table-cell>
          <table:table-cell office:value-type="float" office:value="118">
            <text:p>118</text:p>
          </table:table-cell>
          <table:table-cell table:style-name="ce7" table:formula="of:=IF([.A122]=&quot;&quot;;[.A12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1]&lt;&gt;&quot;&quot;;IF(AND(ABS([.A121]-[.F$5]/[.A121])&gt;[.F$7];[.B121]&lt;[.F$6]);([.A121]+[.F$5]/[.A121])/2;&quot;&quot;);&quot;&quot;)">
            <text:p/>
          </table:table-cell>
          <table:table-cell office:value-type="float" office:value="119">
            <text:p>119</text:p>
          </table:table-cell>
          <table:table-cell table:style-name="ce7" table:formula="of:=IF([.A123]=&quot;&quot;;[.A12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2]&lt;&gt;&quot;&quot;;IF(AND(ABS([.A122]-[.F$5]/[.A122])&gt;[.F$7];[.B122]&lt;[.F$6]);([.A122]+[.F$5]/[.A122])/2;&quot;&quot;);&quot;&quot;)">
            <text:p/>
          </table:table-cell>
          <table:table-cell office:value-type="float" office:value="120">
            <text:p>120</text:p>
          </table:table-cell>
          <table:table-cell table:style-name="ce7" table:formula="of:=IF([.A124]=&quot;&quot;;[.A12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3]&lt;&gt;&quot;&quot;;IF(AND(ABS([.A123]-[.F$5]/[.A123])&gt;[.F$7];[.B123]&lt;[.F$6]);([.A123]+[.F$5]/[.A123])/2;&quot;&quot;);&quot;&quot;)">
            <text:p/>
          </table:table-cell>
          <table:table-cell office:value-type="float" office:value="121">
            <text:p>121</text:p>
          </table:table-cell>
          <table:table-cell table:style-name="ce7" table:formula="of:=IF([.A125]=&quot;&quot;;[.A12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4]&lt;&gt;&quot;&quot;;IF(AND(ABS([.A124]-[.F$5]/[.A124])&gt;[.F$7];[.B124]&lt;[.F$6]);([.A124]+[.F$5]/[.A124])/2;&quot;&quot;);&quot;&quot;)">
            <text:p/>
          </table:table-cell>
          <table:table-cell office:value-type="float" office:value="122">
            <text:p>122</text:p>
          </table:table-cell>
          <table:table-cell table:style-name="ce7" table:formula="of:=IF([.A126]=&quot;&quot;;[.A12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5]&lt;&gt;&quot;&quot;;IF(AND(ABS([.A125]-[.F$5]/[.A125])&gt;[.F$7];[.B125]&lt;[.F$6]);([.A125]+[.F$5]/[.A125])/2;&quot;&quot;);&quot;&quot;)">
            <text:p/>
          </table:table-cell>
          <table:table-cell office:value-type="float" office:value="123">
            <text:p>123</text:p>
          </table:table-cell>
          <table:table-cell table:style-name="ce7" table:formula="of:=IF([.A127]=&quot;&quot;;[.A12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6]&lt;&gt;&quot;&quot;;IF(AND(ABS([.A126]-[.F$5]/[.A126])&gt;[.F$7];[.B126]&lt;[.F$6]);([.A126]+[.F$5]/[.A126])/2;&quot;&quot;);&quot;&quot;)">
            <text:p/>
          </table:table-cell>
          <table:table-cell office:value-type="float" office:value="124">
            <text:p>124</text:p>
          </table:table-cell>
          <table:table-cell table:style-name="ce7" table:formula="of:=IF([.A128]=&quot;&quot;;[.A12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7]&lt;&gt;&quot;&quot;;IF(AND(ABS([.A127]-[.F$5]/[.A127])&gt;[.F$7];[.B127]&lt;[.F$6]);([.A127]+[.F$5]/[.A127])/2;&quot;&quot;);&quot;&quot;)">
            <text:p/>
          </table:table-cell>
          <table:table-cell office:value-type="float" office:value="125">
            <text:p>125</text:p>
          </table:table-cell>
          <table:table-cell table:style-name="ce7" table:formula="of:=IF([.A129]=&quot;&quot;;[.A12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8]&lt;&gt;&quot;&quot;;IF(AND(ABS([.A128]-[.F$5]/[.A128])&gt;[.F$7];[.B128]&lt;[.F$6]);([.A128]+[.F$5]/[.A128])/2;&quot;&quot;);&quot;&quot;)">
            <text:p/>
          </table:table-cell>
          <table:table-cell office:value-type="float" office:value="126">
            <text:p>126</text:p>
          </table:table-cell>
          <table:table-cell table:style-name="ce7" table:formula="of:=IF([.A130]=&quot;&quot;;[.A12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29]&lt;&gt;&quot;&quot;;IF(AND(ABS([.A129]-[.F$5]/[.A129])&gt;[.F$7];[.B129]&lt;[.F$6]);([.A129]+[.F$5]/[.A129])/2;&quot;&quot;);&quot;&quot;)">
            <text:p/>
          </table:table-cell>
          <table:table-cell office:value-type="float" office:value="127">
            <text:p>127</text:p>
          </table:table-cell>
          <table:table-cell table:style-name="ce7" table:formula="of:=IF([.A131]=&quot;&quot;;[.A13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0]&lt;&gt;&quot;&quot;;IF(AND(ABS([.A130]-[.F$5]/[.A130])&gt;[.F$7];[.B130]&lt;[.F$6]);([.A130]+[.F$5]/[.A130])/2;&quot;&quot;);&quot;&quot;)">
            <text:p/>
          </table:table-cell>
          <table:table-cell office:value-type="float" office:value="128">
            <text:p>128</text:p>
          </table:table-cell>
          <table:table-cell table:style-name="ce7" table:formula="of:=IF([.A132]=&quot;&quot;;[.A13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1]&lt;&gt;&quot;&quot;;IF(AND(ABS([.A131]-[.F$5]/[.A131])&gt;[.F$7];[.B131]&lt;[.F$6]);([.A131]+[.F$5]/[.A131])/2;&quot;&quot;);&quot;&quot;)">
            <text:p/>
          </table:table-cell>
          <table:table-cell office:value-type="float" office:value="129">
            <text:p>129</text:p>
          </table:table-cell>
          <table:table-cell table:style-name="ce7" table:formula="of:=IF([.A133]=&quot;&quot;;[.A13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2]&lt;&gt;&quot;&quot;;IF(AND(ABS([.A132]-[.F$5]/[.A132])&gt;[.F$7];[.B132]&lt;[.F$6]);([.A132]+[.F$5]/[.A132])/2;&quot;&quot;);&quot;&quot;)">
            <text:p/>
          </table:table-cell>
          <table:table-cell office:value-type="float" office:value="130">
            <text:p>130</text:p>
          </table:table-cell>
          <table:table-cell table:style-name="ce7" table:formula="of:=IF([.A134]=&quot;&quot;;[.A13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3]&lt;&gt;&quot;&quot;;IF(AND(ABS([.A133]-[.F$5]/[.A133])&gt;[.F$7];[.B133]&lt;[.F$6]);([.A133]+[.F$5]/[.A133])/2;&quot;&quot;);&quot;&quot;)">
            <text:p/>
          </table:table-cell>
          <table:table-cell office:value-type="float" office:value="131">
            <text:p>131</text:p>
          </table:table-cell>
          <table:table-cell table:style-name="ce7" table:formula="of:=IF([.A135]=&quot;&quot;;[.A13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4]&lt;&gt;&quot;&quot;;IF(AND(ABS([.A134]-[.F$5]/[.A134])&gt;[.F$7];[.B134]&lt;[.F$6]);([.A134]+[.F$5]/[.A134])/2;&quot;&quot;);&quot;&quot;)">
            <text:p/>
          </table:table-cell>
          <table:table-cell office:value-type="float" office:value="132">
            <text:p>132</text:p>
          </table:table-cell>
          <table:table-cell table:style-name="ce7" table:formula="of:=IF([.A136]=&quot;&quot;;[.A13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5]&lt;&gt;&quot;&quot;;IF(AND(ABS([.A135]-[.F$5]/[.A135])&gt;[.F$7];[.B135]&lt;[.F$6]);([.A135]+[.F$5]/[.A135])/2;&quot;&quot;);&quot;&quot;)">
            <text:p/>
          </table:table-cell>
          <table:table-cell office:value-type="float" office:value="133">
            <text:p>133</text:p>
          </table:table-cell>
          <table:table-cell table:style-name="ce7" table:formula="of:=IF([.A137]=&quot;&quot;;[.A13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6]&lt;&gt;&quot;&quot;;IF(AND(ABS([.A136]-[.F$5]/[.A136])&gt;[.F$7];[.B136]&lt;[.F$6]);([.A136]+[.F$5]/[.A136])/2;&quot;&quot;);&quot;&quot;)">
            <text:p/>
          </table:table-cell>
          <table:table-cell office:value-type="float" office:value="134">
            <text:p>134</text:p>
          </table:table-cell>
          <table:table-cell table:style-name="ce7" table:formula="of:=IF([.A138]=&quot;&quot;;[.A13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7]&lt;&gt;&quot;&quot;;IF(AND(ABS([.A137]-[.F$5]/[.A137])&gt;[.F$7];[.B137]&lt;[.F$6]);([.A137]+[.F$5]/[.A137])/2;&quot;&quot;);&quot;&quot;)">
            <text:p/>
          </table:table-cell>
          <table:table-cell office:value-type="float" office:value="135">
            <text:p>135</text:p>
          </table:table-cell>
          <table:table-cell table:style-name="ce7" table:formula="of:=IF([.A139]=&quot;&quot;;[.A13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8]&lt;&gt;&quot;&quot;;IF(AND(ABS([.A138]-[.F$5]/[.A138])&gt;[.F$7];[.B138]&lt;[.F$6]);([.A138]+[.F$5]/[.A138])/2;&quot;&quot;);&quot;&quot;)">
            <text:p/>
          </table:table-cell>
          <table:table-cell office:value-type="float" office:value="136">
            <text:p>136</text:p>
          </table:table-cell>
          <table:table-cell table:style-name="ce7" table:formula="of:=IF([.A140]=&quot;&quot;;[.A13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39]&lt;&gt;&quot;&quot;;IF(AND(ABS([.A139]-[.F$5]/[.A139])&gt;[.F$7];[.B139]&lt;[.F$6]);([.A139]+[.F$5]/[.A139])/2;&quot;&quot;);&quot;&quot;)">
            <text:p/>
          </table:table-cell>
          <table:table-cell office:value-type="float" office:value="137">
            <text:p>137</text:p>
          </table:table-cell>
          <table:table-cell table:style-name="ce7" table:formula="of:=IF([.A141]=&quot;&quot;;[.A14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0]&lt;&gt;&quot;&quot;;IF(AND(ABS([.A140]-[.F$5]/[.A140])&gt;[.F$7];[.B140]&lt;[.F$6]);([.A140]+[.F$5]/[.A140])/2;&quot;&quot;);&quot;&quot;)">
            <text:p/>
          </table:table-cell>
          <table:table-cell office:value-type="float" office:value="138">
            <text:p>138</text:p>
          </table:table-cell>
          <table:table-cell table:style-name="ce7" table:formula="of:=IF([.A142]=&quot;&quot;;[.A14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1]&lt;&gt;&quot;&quot;;IF(AND(ABS([.A141]-[.F$5]/[.A141])&gt;[.F$7];[.B141]&lt;[.F$6]);([.A141]+[.F$5]/[.A141])/2;&quot;&quot;);&quot;&quot;)">
            <text:p/>
          </table:table-cell>
          <table:table-cell office:value-type="float" office:value="139">
            <text:p>139</text:p>
          </table:table-cell>
          <table:table-cell table:style-name="ce7" table:formula="of:=IF([.A143]=&quot;&quot;;[.A14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2]&lt;&gt;&quot;&quot;;IF(AND(ABS([.A142]-[.F$5]/[.A142])&gt;[.F$7];[.B142]&lt;[.F$6]);([.A142]+[.F$5]/[.A142])/2;&quot;&quot;);&quot;&quot;)">
            <text:p/>
          </table:table-cell>
          <table:table-cell office:value-type="float" office:value="140">
            <text:p>140</text:p>
          </table:table-cell>
          <table:table-cell table:style-name="ce7" table:formula="of:=IF([.A144]=&quot;&quot;;[.A14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3]&lt;&gt;&quot;&quot;;IF(AND(ABS([.A143]-[.F$5]/[.A143])&gt;[.F$7];[.B143]&lt;[.F$6]);([.A143]+[.F$5]/[.A143])/2;&quot;&quot;);&quot;&quot;)">
            <text:p/>
          </table:table-cell>
          <table:table-cell office:value-type="float" office:value="141">
            <text:p>141</text:p>
          </table:table-cell>
          <table:table-cell table:style-name="ce7" table:formula="of:=IF([.A145]=&quot;&quot;;[.A14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4]&lt;&gt;&quot;&quot;;IF(AND(ABS([.A144]-[.F$5]/[.A144])&gt;[.F$7];[.B144]&lt;[.F$6]);([.A144]+[.F$5]/[.A144])/2;&quot;&quot;);&quot;&quot;)">
            <text:p/>
          </table:table-cell>
          <table:table-cell office:value-type="float" office:value="142">
            <text:p>142</text:p>
          </table:table-cell>
          <table:table-cell table:style-name="ce7" table:formula="of:=IF([.A146]=&quot;&quot;;[.A14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5]&lt;&gt;&quot;&quot;;IF(AND(ABS([.A145]-[.F$5]/[.A145])&gt;[.F$7];[.B145]&lt;[.F$6]);([.A145]+[.F$5]/[.A145])/2;&quot;&quot;);&quot;&quot;)">
            <text:p/>
          </table:table-cell>
          <table:table-cell office:value-type="float" office:value="143">
            <text:p>143</text:p>
          </table:table-cell>
          <table:table-cell table:style-name="ce7" table:formula="of:=IF([.A147]=&quot;&quot;;[.A14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6]&lt;&gt;&quot;&quot;;IF(AND(ABS([.A146]-[.F$5]/[.A146])&gt;[.F$7];[.B146]&lt;[.F$6]);([.A146]+[.F$5]/[.A146])/2;&quot;&quot;);&quot;&quot;)">
            <text:p/>
          </table:table-cell>
          <table:table-cell office:value-type="float" office:value="144">
            <text:p>144</text:p>
          </table:table-cell>
          <table:table-cell table:style-name="ce7" table:formula="of:=IF([.A148]=&quot;&quot;;[.A14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7]&lt;&gt;&quot;&quot;;IF(AND(ABS([.A147]-[.F$5]/[.A147])&gt;[.F$7];[.B147]&lt;[.F$6]);([.A147]+[.F$5]/[.A147])/2;&quot;&quot;);&quot;&quot;)">
            <text:p/>
          </table:table-cell>
          <table:table-cell office:value-type="float" office:value="145">
            <text:p>145</text:p>
          </table:table-cell>
          <table:table-cell table:style-name="ce7" table:formula="of:=IF([.A149]=&quot;&quot;;[.A14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8]&lt;&gt;&quot;&quot;;IF(AND(ABS([.A148]-[.F$5]/[.A148])&gt;[.F$7];[.B148]&lt;[.F$6]);([.A148]+[.F$5]/[.A148])/2;&quot;&quot;);&quot;&quot;)">
            <text:p/>
          </table:table-cell>
          <table:table-cell office:value-type="float" office:value="146">
            <text:p>146</text:p>
          </table:table-cell>
          <table:table-cell table:style-name="ce7" table:formula="of:=IF([.A150]=&quot;&quot;;[.A14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49]&lt;&gt;&quot;&quot;;IF(AND(ABS([.A149]-[.F$5]/[.A149])&gt;[.F$7];[.B149]&lt;[.F$6]);([.A149]+[.F$5]/[.A149])/2;&quot;&quot;);&quot;&quot;)">
            <text:p/>
          </table:table-cell>
          <table:table-cell office:value-type="float" office:value="147">
            <text:p>147</text:p>
          </table:table-cell>
          <table:table-cell table:style-name="ce7" table:formula="of:=IF([.A151]=&quot;&quot;;[.A15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0]&lt;&gt;&quot;&quot;;IF(AND(ABS([.A150]-[.F$5]/[.A150])&gt;[.F$7];[.B150]&lt;[.F$6]);([.A150]+[.F$5]/[.A150])/2;&quot;&quot;);&quot;&quot;)">
            <text:p/>
          </table:table-cell>
          <table:table-cell office:value-type="float" office:value="148">
            <text:p>148</text:p>
          </table:table-cell>
          <table:table-cell table:style-name="ce7" table:formula="of:=IF([.A152]=&quot;&quot;;[.A15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1]&lt;&gt;&quot;&quot;;IF(AND(ABS([.A151]-[.F$5]/[.A151])&gt;[.F$7];[.B151]&lt;[.F$6]);([.A151]+[.F$5]/[.A151])/2;&quot;&quot;);&quot;&quot;)">
            <text:p/>
          </table:table-cell>
          <table:table-cell office:value-type="float" office:value="149">
            <text:p>149</text:p>
          </table:table-cell>
          <table:table-cell table:style-name="ce7" table:formula="of:=IF([.A153]=&quot;&quot;;[.A15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2]&lt;&gt;&quot;&quot;;IF(AND(ABS([.A152]-[.F$5]/[.A152])&gt;[.F$7];[.B152]&lt;[.F$6]);([.A152]+[.F$5]/[.A152])/2;&quot;&quot;);&quot;&quot;)">
            <text:p/>
          </table:table-cell>
          <table:table-cell office:value-type="float" office:value="150">
            <text:p>150</text:p>
          </table:table-cell>
          <table:table-cell table:style-name="ce7" table:formula="of:=IF([.A154]=&quot;&quot;;[.A15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3]&lt;&gt;&quot;&quot;;IF(AND(ABS([.A153]-[.F$5]/[.A153])&gt;[.F$7];[.B153]&lt;[.F$6]);([.A153]+[.F$5]/[.A153])/2;&quot;&quot;);&quot;&quot;)">
            <text:p/>
          </table:table-cell>
          <table:table-cell office:value-type="float" office:value="151">
            <text:p>151</text:p>
          </table:table-cell>
          <table:table-cell table:style-name="ce7" table:formula="of:=IF([.A155]=&quot;&quot;;[.A15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4]&lt;&gt;&quot;&quot;;IF(AND(ABS([.A154]-[.F$5]/[.A154])&gt;[.F$7];[.B154]&lt;[.F$6]);([.A154]+[.F$5]/[.A154])/2;&quot;&quot;);&quot;&quot;)">
            <text:p/>
          </table:table-cell>
          <table:table-cell office:value-type="float" office:value="152">
            <text:p>152</text:p>
          </table:table-cell>
          <table:table-cell table:style-name="ce7" table:formula="of:=IF([.A156]=&quot;&quot;;[.A15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5]&lt;&gt;&quot;&quot;;IF(AND(ABS([.A155]-[.F$5]/[.A155])&gt;[.F$7];[.B155]&lt;[.F$6]);([.A155]+[.F$5]/[.A155])/2;&quot;&quot;);&quot;&quot;)">
            <text:p/>
          </table:table-cell>
          <table:table-cell office:value-type="float" office:value="153">
            <text:p>153</text:p>
          </table:table-cell>
          <table:table-cell table:style-name="ce7" table:formula="of:=IF([.A157]=&quot;&quot;;[.A15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6]&lt;&gt;&quot;&quot;;IF(AND(ABS([.A156]-[.F$5]/[.A156])&gt;[.F$7];[.B156]&lt;[.F$6]);([.A156]+[.F$5]/[.A156])/2;&quot;&quot;);&quot;&quot;)">
            <text:p/>
          </table:table-cell>
          <table:table-cell office:value-type="float" office:value="154">
            <text:p>154</text:p>
          </table:table-cell>
          <table:table-cell table:style-name="ce7" table:formula="of:=IF([.A158]=&quot;&quot;;[.A15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7]&lt;&gt;&quot;&quot;;IF(AND(ABS([.A157]-[.F$5]/[.A157])&gt;[.F$7];[.B157]&lt;[.F$6]);([.A157]+[.F$5]/[.A157])/2;&quot;&quot;);&quot;&quot;)">
            <text:p/>
          </table:table-cell>
          <table:table-cell office:value-type="float" office:value="155">
            <text:p>155</text:p>
          </table:table-cell>
          <table:table-cell table:style-name="ce7" table:formula="of:=IF([.A159]=&quot;&quot;;[.A15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8]&lt;&gt;&quot;&quot;;IF(AND(ABS([.A158]-[.F$5]/[.A158])&gt;[.F$7];[.B158]&lt;[.F$6]);([.A158]+[.F$5]/[.A158])/2;&quot;&quot;);&quot;&quot;)">
            <text:p/>
          </table:table-cell>
          <table:table-cell office:value-type="float" office:value="156">
            <text:p>156</text:p>
          </table:table-cell>
          <table:table-cell table:style-name="ce7" table:formula="of:=IF([.A160]=&quot;&quot;;[.A15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59]&lt;&gt;&quot;&quot;;IF(AND(ABS([.A159]-[.F$5]/[.A159])&gt;[.F$7];[.B159]&lt;[.F$6]);([.A159]+[.F$5]/[.A159])/2;&quot;&quot;);&quot;&quot;)">
            <text:p/>
          </table:table-cell>
          <table:table-cell office:value-type="float" office:value="157">
            <text:p>157</text:p>
          </table:table-cell>
          <table:table-cell table:style-name="ce7" table:formula="of:=IF([.A161]=&quot;&quot;;[.A16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0]&lt;&gt;&quot;&quot;;IF(AND(ABS([.A160]-[.F$5]/[.A160])&gt;[.F$7];[.B160]&lt;[.F$6]);([.A160]+[.F$5]/[.A160])/2;&quot;&quot;);&quot;&quot;)">
            <text:p/>
          </table:table-cell>
          <table:table-cell office:value-type="float" office:value="158">
            <text:p>158</text:p>
          </table:table-cell>
          <table:table-cell table:style-name="ce7" table:formula="of:=IF([.A162]=&quot;&quot;;[.A16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1]&lt;&gt;&quot;&quot;;IF(AND(ABS([.A161]-[.F$5]/[.A161])&gt;[.F$7];[.B161]&lt;[.F$6]);([.A161]+[.F$5]/[.A161])/2;&quot;&quot;);&quot;&quot;)">
            <text:p/>
          </table:table-cell>
          <table:table-cell office:value-type="float" office:value="159">
            <text:p>159</text:p>
          </table:table-cell>
          <table:table-cell table:style-name="ce7" table:formula="of:=IF([.A163]=&quot;&quot;;[.A16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2]&lt;&gt;&quot;&quot;;IF(AND(ABS([.A162]-[.F$5]/[.A162])&gt;[.F$7];[.B162]&lt;[.F$6]);([.A162]+[.F$5]/[.A162])/2;&quot;&quot;);&quot;&quot;)">
            <text:p/>
          </table:table-cell>
          <table:table-cell office:value-type="float" office:value="160">
            <text:p>160</text:p>
          </table:table-cell>
          <table:table-cell table:style-name="ce7" table:formula="of:=IF([.A164]=&quot;&quot;;[.A16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3]&lt;&gt;&quot;&quot;;IF(AND(ABS([.A163]-[.F$5]/[.A163])&gt;[.F$7];[.B163]&lt;[.F$6]);([.A163]+[.F$5]/[.A163])/2;&quot;&quot;);&quot;&quot;)">
            <text:p/>
          </table:table-cell>
          <table:table-cell office:value-type="float" office:value="161">
            <text:p>161</text:p>
          </table:table-cell>
          <table:table-cell table:style-name="ce7" table:formula="of:=IF([.A165]=&quot;&quot;;[.A16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4]&lt;&gt;&quot;&quot;;IF(AND(ABS([.A164]-[.F$5]/[.A164])&gt;[.F$7];[.B164]&lt;[.F$6]);([.A164]+[.F$5]/[.A164])/2;&quot;&quot;);&quot;&quot;)">
            <text:p/>
          </table:table-cell>
          <table:table-cell office:value-type="float" office:value="162">
            <text:p>162</text:p>
          </table:table-cell>
          <table:table-cell table:style-name="ce7" table:formula="of:=IF([.A166]=&quot;&quot;;[.A16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5]&lt;&gt;&quot;&quot;;IF(AND(ABS([.A165]-[.F$5]/[.A165])&gt;[.F$7];[.B165]&lt;[.F$6]);([.A165]+[.F$5]/[.A165])/2;&quot;&quot;);&quot;&quot;)">
            <text:p/>
          </table:table-cell>
          <table:table-cell office:value-type="float" office:value="163">
            <text:p>163</text:p>
          </table:table-cell>
          <table:table-cell table:style-name="ce7" table:formula="of:=IF([.A167]=&quot;&quot;;[.A16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6]&lt;&gt;&quot;&quot;;IF(AND(ABS([.A166]-[.F$5]/[.A166])&gt;[.F$7];[.B166]&lt;[.F$6]);([.A166]+[.F$5]/[.A166])/2;&quot;&quot;);&quot;&quot;)">
            <text:p/>
          </table:table-cell>
          <table:table-cell office:value-type="float" office:value="164">
            <text:p>164</text:p>
          </table:table-cell>
          <table:table-cell table:style-name="ce7" table:formula="of:=IF([.A168]=&quot;&quot;;[.A16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7]&lt;&gt;&quot;&quot;;IF(AND(ABS([.A167]-[.F$5]/[.A167])&gt;[.F$7];[.B167]&lt;[.F$6]);([.A167]+[.F$5]/[.A167])/2;&quot;&quot;);&quot;&quot;)">
            <text:p/>
          </table:table-cell>
          <table:table-cell office:value-type="float" office:value="165">
            <text:p>165</text:p>
          </table:table-cell>
          <table:table-cell table:style-name="ce7" table:formula="of:=IF([.A169]=&quot;&quot;;[.A16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8]&lt;&gt;&quot;&quot;;IF(AND(ABS([.A168]-[.F$5]/[.A168])&gt;[.F$7];[.B168]&lt;[.F$6]);([.A168]+[.F$5]/[.A168])/2;&quot;&quot;);&quot;&quot;)">
            <text:p/>
          </table:table-cell>
          <table:table-cell office:value-type="float" office:value="166">
            <text:p>166</text:p>
          </table:table-cell>
          <table:table-cell table:style-name="ce7" table:formula="of:=IF([.A170]=&quot;&quot;;[.A16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69]&lt;&gt;&quot;&quot;;IF(AND(ABS([.A169]-[.F$5]/[.A169])&gt;[.F$7];[.B169]&lt;[.F$6]);([.A169]+[.F$5]/[.A169])/2;&quot;&quot;);&quot;&quot;)">
            <text:p/>
          </table:table-cell>
          <table:table-cell office:value-type="float" office:value="167">
            <text:p>167</text:p>
          </table:table-cell>
          <table:table-cell table:style-name="ce7" table:formula="of:=IF([.A171]=&quot;&quot;;[.A17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0]&lt;&gt;&quot;&quot;;IF(AND(ABS([.A170]-[.F$5]/[.A170])&gt;[.F$7];[.B170]&lt;[.F$6]);([.A170]+[.F$5]/[.A170])/2;&quot;&quot;);&quot;&quot;)">
            <text:p/>
          </table:table-cell>
          <table:table-cell office:value-type="float" office:value="168">
            <text:p>168</text:p>
          </table:table-cell>
          <table:table-cell table:style-name="ce7" table:formula="of:=IF([.A172]=&quot;&quot;;[.A17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1]&lt;&gt;&quot;&quot;;IF(AND(ABS([.A171]-[.F$5]/[.A171])&gt;[.F$7];[.B171]&lt;[.F$6]);([.A171]+[.F$5]/[.A171])/2;&quot;&quot;);&quot;&quot;)">
            <text:p/>
          </table:table-cell>
          <table:table-cell office:value-type="float" office:value="169">
            <text:p>169</text:p>
          </table:table-cell>
          <table:table-cell table:style-name="ce7" table:formula="of:=IF([.A173]=&quot;&quot;;[.A17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2]&lt;&gt;&quot;&quot;;IF(AND(ABS([.A172]-[.F$5]/[.A172])&gt;[.F$7];[.B172]&lt;[.F$6]);([.A172]+[.F$5]/[.A172])/2;&quot;&quot;);&quot;&quot;)">
            <text:p/>
          </table:table-cell>
          <table:table-cell office:value-type="float" office:value="170">
            <text:p>170</text:p>
          </table:table-cell>
          <table:table-cell table:style-name="ce7" table:formula="of:=IF([.A174]=&quot;&quot;;[.A17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3]&lt;&gt;&quot;&quot;;IF(AND(ABS([.A173]-[.F$5]/[.A173])&gt;[.F$7];[.B173]&lt;[.F$6]);([.A173]+[.F$5]/[.A173])/2;&quot;&quot;);&quot;&quot;)">
            <text:p/>
          </table:table-cell>
          <table:table-cell office:value-type="float" office:value="171">
            <text:p>171</text:p>
          </table:table-cell>
          <table:table-cell table:style-name="ce7" table:formula="of:=IF([.A175]=&quot;&quot;;[.A17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4]&lt;&gt;&quot;&quot;;IF(AND(ABS([.A174]-[.F$5]/[.A174])&gt;[.F$7];[.B174]&lt;[.F$6]);([.A174]+[.F$5]/[.A174])/2;&quot;&quot;);&quot;&quot;)">
            <text:p/>
          </table:table-cell>
          <table:table-cell office:value-type="float" office:value="172">
            <text:p>172</text:p>
          </table:table-cell>
          <table:table-cell table:style-name="ce7" table:formula="of:=IF([.A176]=&quot;&quot;;[.A17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5]&lt;&gt;&quot;&quot;;IF(AND(ABS([.A175]-[.F$5]/[.A175])&gt;[.F$7];[.B175]&lt;[.F$6]);([.A175]+[.F$5]/[.A175])/2;&quot;&quot;);&quot;&quot;)">
            <text:p/>
          </table:table-cell>
          <table:table-cell office:value-type="float" office:value="173">
            <text:p>173</text:p>
          </table:table-cell>
          <table:table-cell table:style-name="ce7" table:formula="of:=IF([.A177]=&quot;&quot;;[.A17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6]&lt;&gt;&quot;&quot;;IF(AND(ABS([.A176]-[.F$5]/[.A176])&gt;[.F$7];[.B176]&lt;[.F$6]);([.A176]+[.F$5]/[.A176])/2;&quot;&quot;);&quot;&quot;)">
            <text:p/>
          </table:table-cell>
          <table:table-cell office:value-type="float" office:value="174">
            <text:p>174</text:p>
          </table:table-cell>
          <table:table-cell table:style-name="ce7" table:formula="of:=IF([.A178]=&quot;&quot;;[.A17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7]&lt;&gt;&quot;&quot;;IF(AND(ABS([.A177]-[.F$5]/[.A177])&gt;[.F$7];[.B177]&lt;[.F$6]);([.A177]+[.F$5]/[.A177])/2;&quot;&quot;);&quot;&quot;)">
            <text:p/>
          </table:table-cell>
          <table:table-cell office:value-type="float" office:value="175">
            <text:p>175</text:p>
          </table:table-cell>
          <table:table-cell table:style-name="ce7" table:formula="of:=IF([.A179]=&quot;&quot;;[.A17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8]&lt;&gt;&quot;&quot;;IF(AND(ABS([.A178]-[.F$5]/[.A178])&gt;[.F$7];[.B178]&lt;[.F$6]);([.A178]+[.F$5]/[.A178])/2;&quot;&quot;);&quot;&quot;)">
            <text:p/>
          </table:table-cell>
          <table:table-cell office:value-type="float" office:value="176">
            <text:p>176</text:p>
          </table:table-cell>
          <table:table-cell table:style-name="ce7" table:formula="of:=IF([.A180]=&quot;&quot;;[.A17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79]&lt;&gt;&quot;&quot;;IF(AND(ABS([.A179]-[.F$5]/[.A179])&gt;[.F$7];[.B179]&lt;[.F$6]);([.A179]+[.F$5]/[.A179])/2;&quot;&quot;);&quot;&quot;)">
            <text:p/>
          </table:table-cell>
          <table:table-cell office:value-type="float" office:value="177">
            <text:p>177</text:p>
          </table:table-cell>
          <table:table-cell table:style-name="ce7" table:formula="of:=IF([.A181]=&quot;&quot;;[.A18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0]&lt;&gt;&quot;&quot;;IF(AND(ABS([.A180]-[.F$5]/[.A180])&gt;[.F$7];[.B180]&lt;[.F$6]);([.A180]+[.F$5]/[.A180])/2;&quot;&quot;);&quot;&quot;)">
            <text:p/>
          </table:table-cell>
          <table:table-cell office:value-type="float" office:value="178">
            <text:p>178</text:p>
          </table:table-cell>
          <table:table-cell table:style-name="ce7" table:formula="of:=IF([.A182]=&quot;&quot;;[.A18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1]&lt;&gt;&quot;&quot;;IF(AND(ABS([.A181]-[.F$5]/[.A181])&gt;[.F$7];[.B181]&lt;[.F$6]);([.A181]+[.F$5]/[.A181])/2;&quot;&quot;);&quot;&quot;)">
            <text:p/>
          </table:table-cell>
          <table:table-cell office:value-type="float" office:value="179">
            <text:p>179</text:p>
          </table:table-cell>
          <table:table-cell table:style-name="ce7" table:formula="of:=IF([.A183]=&quot;&quot;;[.A18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2]&lt;&gt;&quot;&quot;;IF(AND(ABS([.A182]-[.F$5]/[.A182])&gt;[.F$7];[.B182]&lt;[.F$6]);([.A182]+[.F$5]/[.A182])/2;&quot;&quot;);&quot;&quot;)">
            <text:p/>
          </table:table-cell>
          <table:table-cell office:value-type="float" office:value="180">
            <text:p>180</text:p>
          </table:table-cell>
          <table:table-cell table:style-name="ce7" table:formula="of:=IF([.A184]=&quot;&quot;;[.A18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3]&lt;&gt;&quot;&quot;;IF(AND(ABS([.A183]-[.F$5]/[.A183])&gt;[.F$7];[.B183]&lt;[.F$6]);([.A183]+[.F$5]/[.A183])/2;&quot;&quot;);&quot;&quot;)">
            <text:p/>
          </table:table-cell>
          <table:table-cell office:value-type="float" office:value="181">
            <text:p>181</text:p>
          </table:table-cell>
          <table:table-cell table:style-name="ce7" table:formula="of:=IF([.A185]=&quot;&quot;;[.A18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4]&lt;&gt;&quot;&quot;;IF(AND(ABS([.A184]-[.F$5]/[.A184])&gt;[.F$7];[.B184]&lt;[.F$6]);([.A184]+[.F$5]/[.A184])/2;&quot;&quot;);&quot;&quot;)">
            <text:p/>
          </table:table-cell>
          <table:table-cell office:value-type="float" office:value="182">
            <text:p>182</text:p>
          </table:table-cell>
          <table:table-cell table:style-name="ce7" table:formula="of:=IF([.A186]=&quot;&quot;;[.A18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5]&lt;&gt;&quot;&quot;;IF(AND(ABS([.A185]-[.F$5]/[.A185])&gt;[.F$7];[.B185]&lt;[.F$6]);([.A185]+[.F$5]/[.A185])/2;&quot;&quot;);&quot;&quot;)">
            <text:p/>
          </table:table-cell>
          <table:table-cell office:value-type="float" office:value="183">
            <text:p>183</text:p>
          </table:table-cell>
          <table:table-cell table:style-name="ce7" table:formula="of:=IF([.A187]=&quot;&quot;;[.A18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6]&lt;&gt;&quot;&quot;;IF(AND(ABS([.A186]-[.F$5]/[.A186])&gt;[.F$7];[.B186]&lt;[.F$6]);([.A186]+[.F$5]/[.A186])/2;&quot;&quot;);&quot;&quot;)">
            <text:p/>
          </table:table-cell>
          <table:table-cell office:value-type="float" office:value="184">
            <text:p>184</text:p>
          </table:table-cell>
          <table:table-cell table:style-name="ce7" table:formula="of:=IF([.A188]=&quot;&quot;;[.A18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7]&lt;&gt;&quot;&quot;;IF(AND(ABS([.A187]-[.F$5]/[.A187])&gt;[.F$7];[.B187]&lt;[.F$6]);([.A187]+[.F$5]/[.A187])/2;&quot;&quot;);&quot;&quot;)">
            <text:p/>
          </table:table-cell>
          <table:table-cell office:value-type="float" office:value="185">
            <text:p>185</text:p>
          </table:table-cell>
          <table:table-cell table:style-name="ce7" table:formula="of:=IF([.A189]=&quot;&quot;;[.A18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8]&lt;&gt;&quot;&quot;;IF(AND(ABS([.A188]-[.F$5]/[.A188])&gt;[.F$7];[.B188]&lt;[.F$6]);([.A188]+[.F$5]/[.A188])/2;&quot;&quot;);&quot;&quot;)">
            <text:p/>
          </table:table-cell>
          <table:table-cell office:value-type="float" office:value="186">
            <text:p>186</text:p>
          </table:table-cell>
          <table:table-cell table:style-name="ce7" table:formula="of:=IF([.A190]=&quot;&quot;;[.A18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89]&lt;&gt;&quot;&quot;;IF(AND(ABS([.A189]-[.F$5]/[.A189])&gt;[.F$7];[.B189]&lt;[.F$6]);([.A189]+[.F$5]/[.A189])/2;&quot;&quot;);&quot;&quot;)">
            <text:p/>
          </table:table-cell>
          <table:table-cell office:value-type="float" office:value="187">
            <text:p>187</text:p>
          </table:table-cell>
          <table:table-cell table:style-name="ce7" table:formula="of:=IF([.A191]=&quot;&quot;;[.A19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0]&lt;&gt;&quot;&quot;;IF(AND(ABS([.A190]-[.F$5]/[.A190])&gt;[.F$7];[.B190]&lt;[.F$6]);([.A190]+[.F$5]/[.A190])/2;&quot;&quot;);&quot;&quot;)">
            <text:p/>
          </table:table-cell>
          <table:table-cell office:value-type="float" office:value="188">
            <text:p>188</text:p>
          </table:table-cell>
          <table:table-cell table:style-name="ce7" table:formula="of:=IF([.A192]=&quot;&quot;;[.A19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1]&lt;&gt;&quot;&quot;;IF(AND(ABS([.A191]-[.F$5]/[.A191])&gt;[.F$7];[.B191]&lt;[.F$6]);([.A191]+[.F$5]/[.A191])/2;&quot;&quot;);&quot;&quot;)">
            <text:p/>
          </table:table-cell>
          <table:table-cell office:value-type="float" office:value="189">
            <text:p>189</text:p>
          </table:table-cell>
          <table:table-cell table:style-name="ce7" table:formula="of:=IF([.A193]=&quot;&quot;;[.A19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2]&lt;&gt;&quot;&quot;;IF(AND(ABS([.A192]-[.F$5]/[.A192])&gt;[.F$7];[.B192]&lt;[.F$6]);([.A192]+[.F$5]/[.A192])/2;&quot;&quot;);&quot;&quot;)">
            <text:p/>
          </table:table-cell>
          <table:table-cell office:value-type="float" office:value="190">
            <text:p>190</text:p>
          </table:table-cell>
          <table:table-cell table:style-name="ce7" table:formula="of:=IF([.A194]=&quot;&quot;;[.A19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3]&lt;&gt;&quot;&quot;;IF(AND(ABS([.A193]-[.F$5]/[.A193])&gt;[.F$7];[.B193]&lt;[.F$6]);([.A193]+[.F$5]/[.A193])/2;&quot;&quot;);&quot;&quot;)">
            <text:p/>
          </table:table-cell>
          <table:table-cell office:value-type="float" office:value="191">
            <text:p>191</text:p>
          </table:table-cell>
          <table:table-cell table:style-name="ce7" table:formula="of:=IF([.A195]=&quot;&quot;;[.A19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4]&lt;&gt;&quot;&quot;;IF(AND(ABS([.A194]-[.F$5]/[.A194])&gt;[.F$7];[.B194]&lt;[.F$6]);([.A194]+[.F$5]/[.A194])/2;&quot;&quot;);&quot;&quot;)">
            <text:p/>
          </table:table-cell>
          <table:table-cell office:value-type="float" office:value="192">
            <text:p>192</text:p>
          </table:table-cell>
          <table:table-cell table:style-name="ce7" table:formula="of:=IF([.A196]=&quot;&quot;;[.A19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5]&lt;&gt;&quot;&quot;;IF(AND(ABS([.A195]-[.F$5]/[.A195])&gt;[.F$7];[.B195]&lt;[.F$6]);([.A195]+[.F$5]/[.A195])/2;&quot;&quot;);&quot;&quot;)">
            <text:p/>
          </table:table-cell>
          <table:table-cell office:value-type="float" office:value="193">
            <text:p>193</text:p>
          </table:table-cell>
          <table:table-cell table:style-name="ce7" table:formula="of:=IF([.A197]=&quot;&quot;;[.A19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6]&lt;&gt;&quot;&quot;;IF(AND(ABS([.A196]-[.F$5]/[.A196])&gt;[.F$7];[.B196]&lt;[.F$6]);([.A196]+[.F$5]/[.A196])/2;&quot;&quot;);&quot;&quot;)">
            <text:p/>
          </table:table-cell>
          <table:table-cell office:value-type="float" office:value="194">
            <text:p>194</text:p>
          </table:table-cell>
          <table:table-cell table:style-name="ce7" table:formula="of:=IF([.A198]=&quot;&quot;;[.A19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7]&lt;&gt;&quot;&quot;;IF(AND(ABS([.A197]-[.F$5]/[.A197])&gt;[.F$7];[.B197]&lt;[.F$6]);([.A197]+[.F$5]/[.A197])/2;&quot;&quot;);&quot;&quot;)">
            <text:p/>
          </table:table-cell>
          <table:table-cell office:value-type="float" office:value="195">
            <text:p>195</text:p>
          </table:table-cell>
          <table:table-cell table:style-name="ce7" table:formula="of:=IF([.A199]=&quot;&quot;;[.A19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8]&lt;&gt;&quot;&quot;;IF(AND(ABS([.A198]-[.F$5]/[.A198])&gt;[.F$7];[.B198]&lt;[.F$6]);([.A198]+[.F$5]/[.A198])/2;&quot;&quot;);&quot;&quot;)">
            <text:p/>
          </table:table-cell>
          <table:table-cell office:value-type="float" office:value="196">
            <text:p>196</text:p>
          </table:table-cell>
          <table:table-cell table:style-name="ce7" table:formula="of:=IF([.A200]=&quot;&quot;;[.A19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199]&lt;&gt;&quot;&quot;;IF(AND(ABS([.A199]-[.F$5]/[.A199])&gt;[.F$7];[.B199]&lt;[.F$6]);([.A199]+[.F$5]/[.A199])/2;&quot;&quot;);&quot;&quot;)">
            <text:p/>
          </table:table-cell>
          <table:table-cell office:value-type="float" office:value="197">
            <text:p>197</text:p>
          </table:table-cell>
          <table:table-cell table:style-name="ce7" table:formula="of:=IF([.A201]=&quot;&quot;;[.A20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0]&lt;&gt;&quot;&quot;;IF(AND(ABS([.A200]-[.F$5]/[.A200])&gt;[.F$7];[.B200]&lt;[.F$6]);([.A200]+[.F$5]/[.A200])/2;&quot;&quot;);&quot;&quot;)">
            <text:p/>
          </table:table-cell>
          <table:table-cell office:value-type="float" office:value="198">
            <text:p>198</text:p>
          </table:table-cell>
          <table:table-cell table:style-name="ce7" table:formula="of:=IF([.A202]=&quot;&quot;;[.A20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1]&lt;&gt;&quot;&quot;;IF(AND(ABS([.A201]-[.F$5]/[.A201])&gt;[.F$7];[.B201]&lt;[.F$6]);([.A201]+[.F$5]/[.A201])/2;&quot;&quot;);&quot;&quot;)">
            <text:p/>
          </table:table-cell>
          <table:table-cell office:value-type="float" office:value="199">
            <text:p>199</text:p>
          </table:table-cell>
          <table:table-cell table:style-name="ce7" table:formula="of:=IF([.A203]=&quot;&quot;;[.A20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2]&lt;&gt;&quot;&quot;;IF(AND(ABS([.A202]-[.F$5]/[.A202])&gt;[.F$7];[.B202]&lt;[.F$6]);([.A202]+[.F$5]/[.A202])/2;&quot;&quot;);&quot;&quot;)">
            <text:p/>
          </table:table-cell>
          <table:table-cell office:value-type="float" office:value="200">
            <text:p>200</text:p>
          </table:table-cell>
          <table:table-cell table:style-name="ce7" table:formula="of:=IF([.A204]=&quot;&quot;;[.A20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3]&lt;&gt;&quot;&quot;;IF(AND(ABS([.A203]-[.F$5]/[.A203])&gt;[.F$7];[.B203]&lt;[.F$6]);([.A203]+[.F$5]/[.A203])/2;&quot;&quot;);&quot;&quot;)">
            <text:p/>
          </table:table-cell>
          <table:table-cell office:value-type="float" office:value="201">
            <text:p>201</text:p>
          </table:table-cell>
          <table:table-cell table:style-name="ce7" table:formula="of:=IF([.A205]=&quot;&quot;;[.A20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4]&lt;&gt;&quot;&quot;;IF(AND(ABS([.A204]-[.F$5]/[.A204])&gt;[.F$7];[.B204]&lt;[.F$6]);([.A204]+[.F$5]/[.A204])/2;&quot;&quot;);&quot;&quot;)">
            <text:p/>
          </table:table-cell>
          <table:table-cell office:value-type="float" office:value="202">
            <text:p>202</text:p>
          </table:table-cell>
          <table:table-cell table:style-name="ce7" table:formula="of:=IF([.A206]=&quot;&quot;;[.A20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5]&lt;&gt;&quot;&quot;;IF(AND(ABS([.A205]-[.F$5]/[.A205])&gt;[.F$7];[.B205]&lt;[.F$6]);([.A205]+[.F$5]/[.A205])/2;&quot;&quot;);&quot;&quot;)">
            <text:p/>
          </table:table-cell>
          <table:table-cell office:value-type="float" office:value="203">
            <text:p>203</text:p>
          </table:table-cell>
          <table:table-cell table:style-name="ce7" table:formula="of:=IF([.A207]=&quot;&quot;;[.A20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6]&lt;&gt;&quot;&quot;;IF(AND(ABS([.A206]-[.F$5]/[.A206])&gt;[.F$7];[.B206]&lt;[.F$6]);([.A206]+[.F$5]/[.A206])/2;&quot;&quot;);&quot;&quot;)">
            <text:p/>
          </table:table-cell>
          <table:table-cell office:value-type="float" office:value="204">
            <text:p>204</text:p>
          </table:table-cell>
          <table:table-cell table:style-name="ce7" table:formula="of:=IF([.A208]=&quot;&quot;;[.A20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7]&lt;&gt;&quot;&quot;;IF(AND(ABS([.A207]-[.F$5]/[.A207])&gt;[.F$7];[.B207]&lt;[.F$6]);([.A207]+[.F$5]/[.A207])/2;&quot;&quot;);&quot;&quot;)">
            <text:p/>
          </table:table-cell>
          <table:table-cell office:value-type="float" office:value="205">
            <text:p>205</text:p>
          </table:table-cell>
          <table:table-cell table:style-name="ce7" table:formula="of:=IF([.A209]=&quot;&quot;;[.A20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8]&lt;&gt;&quot;&quot;;IF(AND(ABS([.A208]-[.F$5]/[.A208])&gt;[.F$7];[.B208]&lt;[.F$6]);([.A208]+[.F$5]/[.A208])/2;&quot;&quot;);&quot;&quot;)">
            <text:p/>
          </table:table-cell>
          <table:table-cell office:value-type="float" office:value="206">
            <text:p>206</text:p>
          </table:table-cell>
          <table:table-cell table:style-name="ce7" table:formula="of:=IF([.A210]=&quot;&quot;;[.A20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09]&lt;&gt;&quot;&quot;;IF(AND(ABS([.A209]-[.F$5]/[.A209])&gt;[.F$7];[.B209]&lt;[.F$6]);([.A209]+[.F$5]/[.A209])/2;&quot;&quot;);&quot;&quot;)">
            <text:p/>
          </table:table-cell>
          <table:table-cell office:value-type="float" office:value="207">
            <text:p>207</text:p>
          </table:table-cell>
          <table:table-cell table:style-name="ce7" table:formula="of:=IF([.A211]=&quot;&quot;;[.A21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0]&lt;&gt;&quot;&quot;;IF(AND(ABS([.A210]-[.F$5]/[.A210])&gt;[.F$7];[.B210]&lt;[.F$6]);([.A210]+[.F$5]/[.A210])/2;&quot;&quot;);&quot;&quot;)">
            <text:p/>
          </table:table-cell>
          <table:table-cell office:value-type="float" office:value="208">
            <text:p>208</text:p>
          </table:table-cell>
          <table:table-cell table:style-name="ce7" table:formula="of:=IF([.A212]=&quot;&quot;;[.A21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1]&lt;&gt;&quot;&quot;;IF(AND(ABS([.A211]-[.F$5]/[.A211])&gt;[.F$7];[.B211]&lt;[.F$6]);([.A211]+[.F$5]/[.A211])/2;&quot;&quot;);&quot;&quot;)">
            <text:p/>
          </table:table-cell>
          <table:table-cell office:value-type="float" office:value="209">
            <text:p>209</text:p>
          </table:table-cell>
          <table:table-cell table:style-name="ce7" table:formula="of:=IF([.A213]=&quot;&quot;;[.A21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2]&lt;&gt;&quot;&quot;;IF(AND(ABS([.A212]-[.F$5]/[.A212])&gt;[.F$7];[.B212]&lt;[.F$6]);([.A212]+[.F$5]/[.A212])/2;&quot;&quot;);&quot;&quot;)">
            <text:p/>
          </table:table-cell>
          <table:table-cell office:value-type="float" office:value="210">
            <text:p>210</text:p>
          </table:table-cell>
          <table:table-cell table:style-name="ce7" table:formula="of:=IF([.A214]=&quot;&quot;;[.A21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3]&lt;&gt;&quot;&quot;;IF(AND(ABS([.A213]-[.F$5]/[.A213])&gt;[.F$7];[.B213]&lt;[.F$6]);([.A213]+[.F$5]/[.A213])/2;&quot;&quot;);&quot;&quot;)">
            <text:p/>
          </table:table-cell>
          <table:table-cell office:value-type="float" office:value="211">
            <text:p>211</text:p>
          </table:table-cell>
          <table:table-cell table:style-name="ce7" table:formula="of:=IF([.A215]=&quot;&quot;;[.A21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4]&lt;&gt;&quot;&quot;;IF(AND(ABS([.A214]-[.F$5]/[.A214])&gt;[.F$7];[.B214]&lt;[.F$6]);([.A214]+[.F$5]/[.A214])/2;&quot;&quot;);&quot;&quot;)">
            <text:p/>
          </table:table-cell>
          <table:table-cell office:value-type="float" office:value="212">
            <text:p>212</text:p>
          </table:table-cell>
          <table:table-cell table:style-name="ce7" table:formula="of:=IF([.A216]=&quot;&quot;;[.A21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5]&lt;&gt;&quot;&quot;;IF(AND(ABS([.A215]-[.F$5]/[.A215])&gt;[.F$7];[.B215]&lt;[.F$6]);([.A215]+[.F$5]/[.A215])/2;&quot;&quot;);&quot;&quot;)">
            <text:p/>
          </table:table-cell>
          <table:table-cell office:value-type="float" office:value="213">
            <text:p>213</text:p>
          </table:table-cell>
          <table:table-cell table:style-name="ce7" table:formula="of:=IF([.A217]=&quot;&quot;;[.A21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6]&lt;&gt;&quot;&quot;;IF(AND(ABS([.A216]-[.F$5]/[.A216])&gt;[.F$7];[.B216]&lt;[.F$6]);([.A216]+[.F$5]/[.A216])/2;&quot;&quot;);&quot;&quot;)">
            <text:p/>
          </table:table-cell>
          <table:table-cell office:value-type="float" office:value="214">
            <text:p>214</text:p>
          </table:table-cell>
          <table:table-cell table:style-name="ce7" table:formula="of:=IF([.A218]=&quot;&quot;;[.A21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7]&lt;&gt;&quot;&quot;;IF(AND(ABS([.A217]-[.F$5]/[.A217])&gt;[.F$7];[.B217]&lt;[.F$6]);([.A217]+[.F$5]/[.A217])/2;&quot;&quot;);&quot;&quot;)">
            <text:p/>
          </table:table-cell>
          <table:table-cell office:value-type="float" office:value="215">
            <text:p>215</text:p>
          </table:table-cell>
          <table:table-cell table:style-name="ce7" table:formula="of:=IF([.A219]=&quot;&quot;;[.A21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8]&lt;&gt;&quot;&quot;;IF(AND(ABS([.A218]-[.F$5]/[.A218])&gt;[.F$7];[.B218]&lt;[.F$6]);([.A218]+[.F$5]/[.A218])/2;&quot;&quot;);&quot;&quot;)">
            <text:p/>
          </table:table-cell>
          <table:table-cell office:value-type="float" office:value="216">
            <text:p>216</text:p>
          </table:table-cell>
          <table:table-cell table:style-name="ce7" table:formula="of:=IF([.A220]=&quot;&quot;;[.A21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19]&lt;&gt;&quot;&quot;;IF(AND(ABS([.A219]-[.F$5]/[.A219])&gt;[.F$7];[.B219]&lt;[.F$6]);([.A219]+[.F$5]/[.A219])/2;&quot;&quot;);&quot;&quot;)">
            <text:p/>
          </table:table-cell>
          <table:table-cell office:value-type="float" office:value="217">
            <text:p>217</text:p>
          </table:table-cell>
          <table:table-cell table:style-name="ce7" table:formula="of:=IF([.A221]=&quot;&quot;;[.A22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0]&lt;&gt;&quot;&quot;;IF(AND(ABS([.A220]-[.F$5]/[.A220])&gt;[.F$7];[.B220]&lt;[.F$6]);([.A220]+[.F$5]/[.A220])/2;&quot;&quot;);&quot;&quot;)">
            <text:p/>
          </table:table-cell>
          <table:table-cell office:value-type="float" office:value="218">
            <text:p>218</text:p>
          </table:table-cell>
          <table:table-cell table:style-name="ce7" table:formula="of:=IF([.A222]=&quot;&quot;;[.A22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1]&lt;&gt;&quot;&quot;;IF(AND(ABS([.A221]-[.F$5]/[.A221])&gt;[.F$7];[.B221]&lt;[.F$6]);([.A221]+[.F$5]/[.A221])/2;&quot;&quot;);&quot;&quot;)">
            <text:p/>
          </table:table-cell>
          <table:table-cell office:value-type="float" office:value="219">
            <text:p>219</text:p>
          </table:table-cell>
          <table:table-cell table:style-name="ce7" table:formula="of:=IF([.A223]=&quot;&quot;;[.A22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2]&lt;&gt;&quot;&quot;;IF(AND(ABS([.A222]-[.F$5]/[.A222])&gt;[.F$7];[.B222]&lt;[.F$6]);([.A222]+[.F$5]/[.A222])/2;&quot;&quot;);&quot;&quot;)">
            <text:p/>
          </table:table-cell>
          <table:table-cell office:value-type="float" office:value="220">
            <text:p>220</text:p>
          </table:table-cell>
          <table:table-cell table:style-name="ce7" table:formula="of:=IF([.A224]=&quot;&quot;;[.A22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3]&lt;&gt;&quot;&quot;;IF(AND(ABS([.A223]-[.F$5]/[.A223])&gt;[.F$7];[.B223]&lt;[.F$6]);([.A223]+[.F$5]/[.A223])/2;&quot;&quot;);&quot;&quot;)">
            <text:p/>
          </table:table-cell>
          <table:table-cell office:value-type="float" office:value="221">
            <text:p>221</text:p>
          </table:table-cell>
          <table:table-cell table:style-name="ce7" table:formula="of:=IF([.A225]=&quot;&quot;;[.A22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4]&lt;&gt;&quot;&quot;;IF(AND(ABS([.A224]-[.F$5]/[.A224])&gt;[.F$7];[.B224]&lt;[.F$6]);([.A224]+[.F$5]/[.A224])/2;&quot;&quot;);&quot;&quot;)">
            <text:p/>
          </table:table-cell>
          <table:table-cell office:value-type="float" office:value="222">
            <text:p>222</text:p>
          </table:table-cell>
          <table:table-cell table:style-name="ce7" table:formula="of:=IF([.A226]=&quot;&quot;;[.A22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5]&lt;&gt;&quot;&quot;;IF(AND(ABS([.A225]-[.F$5]/[.A225])&gt;[.F$7];[.B225]&lt;[.F$6]);([.A225]+[.F$5]/[.A225])/2;&quot;&quot;);&quot;&quot;)">
            <text:p/>
          </table:table-cell>
          <table:table-cell office:value-type="float" office:value="223">
            <text:p>223</text:p>
          </table:table-cell>
          <table:table-cell table:style-name="ce7" table:formula="of:=IF([.A227]=&quot;&quot;;[.A22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6]&lt;&gt;&quot;&quot;;IF(AND(ABS([.A226]-[.F$5]/[.A226])&gt;[.F$7];[.B226]&lt;[.F$6]);([.A226]+[.F$5]/[.A226])/2;&quot;&quot;);&quot;&quot;)">
            <text:p/>
          </table:table-cell>
          <table:table-cell office:value-type="float" office:value="224">
            <text:p>224</text:p>
          </table:table-cell>
          <table:table-cell table:style-name="ce7" table:formula="of:=IF([.A228]=&quot;&quot;;[.A22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7]&lt;&gt;&quot;&quot;;IF(AND(ABS([.A227]-[.F$5]/[.A227])&gt;[.F$7];[.B227]&lt;[.F$6]);([.A227]+[.F$5]/[.A227])/2;&quot;&quot;);&quot;&quot;)">
            <text:p/>
          </table:table-cell>
          <table:table-cell office:value-type="float" office:value="225">
            <text:p>225</text:p>
          </table:table-cell>
          <table:table-cell table:style-name="ce7" table:formula="of:=IF([.A229]=&quot;&quot;;[.A22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8]&lt;&gt;&quot;&quot;;IF(AND(ABS([.A228]-[.F$5]/[.A228])&gt;[.F$7];[.B228]&lt;[.F$6]);([.A228]+[.F$5]/[.A228])/2;&quot;&quot;);&quot;&quot;)">
            <text:p/>
          </table:table-cell>
          <table:table-cell office:value-type="float" office:value="226">
            <text:p>226</text:p>
          </table:table-cell>
          <table:table-cell table:style-name="ce7" table:formula="of:=IF([.A230]=&quot;&quot;;[.A22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29]&lt;&gt;&quot;&quot;;IF(AND(ABS([.A229]-[.F$5]/[.A229])&gt;[.F$7];[.B229]&lt;[.F$6]);([.A229]+[.F$5]/[.A229])/2;&quot;&quot;);&quot;&quot;)">
            <text:p/>
          </table:table-cell>
          <table:table-cell office:value-type="float" office:value="227">
            <text:p>227</text:p>
          </table:table-cell>
          <table:table-cell table:style-name="ce7" table:formula="of:=IF([.A231]=&quot;&quot;;[.A23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0]&lt;&gt;&quot;&quot;;IF(AND(ABS([.A230]-[.F$5]/[.A230])&gt;[.F$7];[.B230]&lt;[.F$6]);([.A230]+[.F$5]/[.A230])/2;&quot;&quot;);&quot;&quot;)">
            <text:p/>
          </table:table-cell>
          <table:table-cell office:value-type="float" office:value="228">
            <text:p>228</text:p>
          </table:table-cell>
          <table:table-cell table:style-name="ce7" table:formula="of:=IF([.A232]=&quot;&quot;;[.A23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1]&lt;&gt;&quot;&quot;;IF(AND(ABS([.A231]-[.F$5]/[.A231])&gt;[.F$7];[.B231]&lt;[.F$6]);([.A231]+[.F$5]/[.A231])/2;&quot;&quot;);&quot;&quot;)">
            <text:p/>
          </table:table-cell>
          <table:table-cell office:value-type="float" office:value="229">
            <text:p>229</text:p>
          </table:table-cell>
          <table:table-cell table:style-name="ce7" table:formula="of:=IF([.A233]=&quot;&quot;;[.A23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2]&lt;&gt;&quot;&quot;;IF(AND(ABS([.A232]-[.F$5]/[.A232])&gt;[.F$7];[.B232]&lt;[.F$6]);([.A232]+[.F$5]/[.A232])/2;&quot;&quot;);&quot;&quot;)">
            <text:p/>
          </table:table-cell>
          <table:table-cell office:value-type="float" office:value="230">
            <text:p>230</text:p>
          </table:table-cell>
          <table:table-cell table:style-name="ce7" table:formula="of:=IF([.A234]=&quot;&quot;;[.A23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3]&lt;&gt;&quot;&quot;;IF(AND(ABS([.A233]-[.F$5]/[.A233])&gt;[.F$7];[.B233]&lt;[.F$6]);([.A233]+[.F$5]/[.A233])/2;&quot;&quot;);&quot;&quot;)">
            <text:p/>
          </table:table-cell>
          <table:table-cell office:value-type="float" office:value="231">
            <text:p>231</text:p>
          </table:table-cell>
          <table:table-cell table:style-name="ce7" table:formula="of:=IF([.A235]=&quot;&quot;;[.A23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4]&lt;&gt;&quot;&quot;;IF(AND(ABS([.A234]-[.F$5]/[.A234])&gt;[.F$7];[.B234]&lt;[.F$6]);([.A234]+[.F$5]/[.A234])/2;&quot;&quot;);&quot;&quot;)">
            <text:p/>
          </table:table-cell>
          <table:table-cell office:value-type="float" office:value="232">
            <text:p>232</text:p>
          </table:table-cell>
          <table:table-cell table:style-name="ce7" table:formula="of:=IF([.A236]=&quot;&quot;;[.A23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5]&lt;&gt;&quot;&quot;;IF(AND(ABS([.A235]-[.F$5]/[.A235])&gt;[.F$7];[.B235]&lt;[.F$6]);([.A235]+[.F$5]/[.A235])/2;&quot;&quot;);&quot;&quot;)">
            <text:p/>
          </table:table-cell>
          <table:table-cell office:value-type="float" office:value="233">
            <text:p>233</text:p>
          </table:table-cell>
          <table:table-cell table:style-name="ce7" table:formula="of:=IF([.A237]=&quot;&quot;;[.A23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6]&lt;&gt;&quot;&quot;;IF(AND(ABS([.A236]-[.F$5]/[.A236])&gt;[.F$7];[.B236]&lt;[.F$6]);([.A236]+[.F$5]/[.A236])/2;&quot;&quot;);&quot;&quot;)">
            <text:p/>
          </table:table-cell>
          <table:table-cell office:value-type="float" office:value="234">
            <text:p>234</text:p>
          </table:table-cell>
          <table:table-cell table:style-name="ce7" table:formula="of:=IF([.A238]=&quot;&quot;;[.A23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7]&lt;&gt;&quot;&quot;;IF(AND(ABS([.A237]-[.F$5]/[.A237])&gt;[.F$7];[.B237]&lt;[.F$6]);([.A237]+[.F$5]/[.A237])/2;&quot;&quot;);&quot;&quot;)">
            <text:p/>
          </table:table-cell>
          <table:table-cell office:value-type="float" office:value="235">
            <text:p>235</text:p>
          </table:table-cell>
          <table:table-cell table:style-name="ce7" table:formula="of:=IF([.A239]=&quot;&quot;;[.A23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8]&lt;&gt;&quot;&quot;;IF(AND(ABS([.A238]-[.F$5]/[.A238])&gt;[.F$7];[.B238]&lt;[.F$6]);([.A238]+[.F$5]/[.A238])/2;&quot;&quot;);&quot;&quot;)">
            <text:p/>
          </table:table-cell>
          <table:table-cell office:value-type="float" office:value="236">
            <text:p>236</text:p>
          </table:table-cell>
          <table:table-cell table:style-name="ce7" table:formula="of:=IF([.A240]=&quot;&quot;;[.A23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39]&lt;&gt;&quot;&quot;;IF(AND(ABS([.A239]-[.F$5]/[.A239])&gt;[.F$7];[.B239]&lt;[.F$6]);([.A239]+[.F$5]/[.A239])/2;&quot;&quot;);&quot;&quot;)">
            <text:p/>
          </table:table-cell>
          <table:table-cell office:value-type="float" office:value="237">
            <text:p>237</text:p>
          </table:table-cell>
          <table:table-cell table:style-name="ce7" table:formula="of:=IF([.A241]=&quot;&quot;;[.A24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0]&lt;&gt;&quot;&quot;;IF(AND(ABS([.A240]-[.F$5]/[.A240])&gt;[.F$7];[.B240]&lt;[.F$6]);([.A240]+[.F$5]/[.A240])/2;&quot;&quot;);&quot;&quot;)">
            <text:p/>
          </table:table-cell>
          <table:table-cell office:value-type="float" office:value="238">
            <text:p>238</text:p>
          </table:table-cell>
          <table:table-cell table:style-name="ce7" table:formula="of:=IF([.A242]=&quot;&quot;;[.A24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1]&lt;&gt;&quot;&quot;;IF(AND(ABS([.A241]-[.F$5]/[.A241])&gt;[.F$7];[.B241]&lt;[.F$6]);([.A241]+[.F$5]/[.A241])/2;&quot;&quot;);&quot;&quot;)">
            <text:p/>
          </table:table-cell>
          <table:table-cell office:value-type="float" office:value="239">
            <text:p>239</text:p>
          </table:table-cell>
          <table:table-cell table:style-name="ce7" table:formula="of:=IF([.A243]=&quot;&quot;;[.A24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2]&lt;&gt;&quot;&quot;;IF(AND(ABS([.A242]-[.F$5]/[.A242])&gt;[.F$7];[.B242]&lt;[.F$6]);([.A242]+[.F$5]/[.A242])/2;&quot;&quot;);&quot;&quot;)">
            <text:p/>
          </table:table-cell>
          <table:table-cell office:value-type="float" office:value="240">
            <text:p>240</text:p>
          </table:table-cell>
          <table:table-cell table:style-name="ce7" table:formula="of:=IF([.A244]=&quot;&quot;;[.A24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3]&lt;&gt;&quot;&quot;;IF(AND(ABS([.A243]-[.F$5]/[.A243])&gt;[.F$7];[.B243]&lt;[.F$6]);([.A243]+[.F$5]/[.A243])/2;&quot;&quot;);&quot;&quot;)">
            <text:p/>
          </table:table-cell>
          <table:table-cell office:value-type="float" office:value="241">
            <text:p>241</text:p>
          </table:table-cell>
          <table:table-cell table:style-name="ce7" table:formula="of:=IF([.A245]=&quot;&quot;;[.A24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4]&lt;&gt;&quot;&quot;;IF(AND(ABS([.A244]-[.F$5]/[.A244])&gt;[.F$7];[.B244]&lt;[.F$6]);([.A244]+[.F$5]/[.A244])/2;&quot;&quot;);&quot;&quot;)">
            <text:p/>
          </table:table-cell>
          <table:table-cell office:value-type="float" office:value="242">
            <text:p>242</text:p>
          </table:table-cell>
          <table:table-cell table:style-name="ce7" table:formula="of:=IF([.A246]=&quot;&quot;;[.A24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5]&lt;&gt;&quot;&quot;;IF(AND(ABS([.A245]-[.F$5]/[.A245])&gt;[.F$7];[.B245]&lt;[.F$6]);([.A245]+[.F$5]/[.A245])/2;&quot;&quot;);&quot;&quot;)">
            <text:p/>
          </table:table-cell>
          <table:table-cell office:value-type="float" office:value="243">
            <text:p>243</text:p>
          </table:table-cell>
          <table:table-cell table:style-name="ce7" table:formula="of:=IF([.A247]=&quot;&quot;;[.A24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6]&lt;&gt;&quot;&quot;;IF(AND(ABS([.A246]-[.F$5]/[.A246])&gt;[.F$7];[.B246]&lt;[.F$6]);([.A246]+[.F$5]/[.A246])/2;&quot;&quot;);&quot;&quot;)">
            <text:p/>
          </table:table-cell>
          <table:table-cell office:value-type="float" office:value="244">
            <text:p>244</text:p>
          </table:table-cell>
          <table:table-cell table:style-name="ce7" table:formula="of:=IF([.A248]=&quot;&quot;;[.A24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7]&lt;&gt;&quot;&quot;;IF(AND(ABS([.A247]-[.F$5]/[.A247])&gt;[.F$7];[.B247]&lt;[.F$6]);([.A247]+[.F$5]/[.A247])/2;&quot;&quot;);&quot;&quot;)">
            <text:p/>
          </table:table-cell>
          <table:table-cell office:value-type="float" office:value="245">
            <text:p>245</text:p>
          </table:table-cell>
          <table:table-cell table:style-name="ce7" table:formula="of:=IF([.A249]=&quot;&quot;;[.A24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8]&lt;&gt;&quot;&quot;;IF(AND(ABS([.A248]-[.F$5]/[.A248])&gt;[.F$7];[.B248]&lt;[.F$6]);([.A248]+[.F$5]/[.A248])/2;&quot;&quot;);&quot;&quot;)">
            <text:p/>
          </table:table-cell>
          <table:table-cell office:value-type="float" office:value="246">
            <text:p>246</text:p>
          </table:table-cell>
          <table:table-cell table:style-name="ce7" table:formula="of:=IF([.A250]=&quot;&quot;;[.A24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49]&lt;&gt;&quot;&quot;;IF(AND(ABS([.A249]-[.F$5]/[.A249])&gt;[.F$7];[.B249]&lt;[.F$6]);([.A249]+[.F$5]/[.A249])/2;&quot;&quot;);&quot;&quot;)">
            <text:p/>
          </table:table-cell>
          <table:table-cell office:value-type="float" office:value="247">
            <text:p>247</text:p>
          </table:table-cell>
          <table:table-cell table:style-name="ce7" table:formula="of:=IF([.A251]=&quot;&quot;;[.A25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0]&lt;&gt;&quot;&quot;;IF(AND(ABS([.A250]-[.F$5]/[.A250])&gt;[.F$7];[.B250]&lt;[.F$6]);([.A250]+[.F$5]/[.A250])/2;&quot;&quot;);&quot;&quot;)">
            <text:p/>
          </table:table-cell>
          <table:table-cell office:value-type="float" office:value="248">
            <text:p>248</text:p>
          </table:table-cell>
          <table:table-cell table:style-name="ce7" table:formula="of:=IF([.A252]=&quot;&quot;;[.A25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1]&lt;&gt;&quot;&quot;;IF(AND(ABS([.A251]-[.F$5]/[.A251])&gt;[.F$7];[.B251]&lt;[.F$6]);([.A251]+[.F$5]/[.A251])/2;&quot;&quot;);&quot;&quot;)">
            <text:p/>
          </table:table-cell>
          <table:table-cell office:value-type="float" office:value="249">
            <text:p>249</text:p>
          </table:table-cell>
          <table:table-cell table:style-name="ce7" table:formula="of:=IF([.A253]=&quot;&quot;;[.A25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2]&lt;&gt;&quot;&quot;;IF(AND(ABS([.A252]-[.F$5]/[.A252])&gt;[.F$7];[.B252]&lt;[.F$6]);([.A252]+[.F$5]/[.A252])/2;&quot;&quot;);&quot;&quot;)">
            <text:p/>
          </table:table-cell>
          <table:table-cell office:value-type="float" office:value="250">
            <text:p>250</text:p>
          </table:table-cell>
          <table:table-cell table:style-name="ce7" table:formula="of:=IF([.A254]=&quot;&quot;;[.A25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3]&lt;&gt;&quot;&quot;;IF(AND(ABS([.A253]-[.F$5]/[.A253])&gt;[.F$7];[.B253]&lt;[.F$6]);([.A253]+[.F$5]/[.A253])/2;&quot;&quot;);&quot;&quot;)">
            <text:p/>
          </table:table-cell>
          <table:table-cell office:value-type="float" office:value="251">
            <text:p>251</text:p>
          </table:table-cell>
          <table:table-cell table:style-name="ce7" table:formula="of:=IF([.A255]=&quot;&quot;;[.A25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4]&lt;&gt;&quot;&quot;;IF(AND(ABS([.A254]-[.F$5]/[.A254])&gt;[.F$7];[.B254]&lt;[.F$6]);([.A254]+[.F$5]/[.A254])/2;&quot;&quot;);&quot;&quot;)">
            <text:p/>
          </table:table-cell>
          <table:table-cell office:value-type="float" office:value="252">
            <text:p>252</text:p>
          </table:table-cell>
          <table:table-cell table:style-name="ce7" table:formula="of:=IF([.A256]=&quot;&quot;;[.A25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5]&lt;&gt;&quot;&quot;;IF(AND(ABS([.A255]-[.F$5]/[.A255])&gt;[.F$7];[.B255]&lt;[.F$6]);([.A255]+[.F$5]/[.A255])/2;&quot;&quot;);&quot;&quot;)">
            <text:p/>
          </table:table-cell>
          <table:table-cell office:value-type="float" office:value="253">
            <text:p>253</text:p>
          </table:table-cell>
          <table:table-cell table:style-name="ce7" table:formula="of:=IF([.A257]=&quot;&quot;;[.A25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6]&lt;&gt;&quot;&quot;;IF(AND(ABS([.A256]-[.F$5]/[.A256])&gt;[.F$7];[.B256]&lt;[.F$6]);([.A256]+[.F$5]/[.A256])/2;&quot;&quot;);&quot;&quot;)">
            <text:p/>
          </table:table-cell>
          <table:table-cell office:value-type="float" office:value="254">
            <text:p>254</text:p>
          </table:table-cell>
          <table:table-cell table:style-name="ce7" table:formula="of:=IF([.A258]=&quot;&quot;;[.A25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7]&lt;&gt;&quot;&quot;;IF(AND(ABS([.A257]-[.F$5]/[.A257])&gt;[.F$7];[.B257]&lt;[.F$6]);([.A257]+[.F$5]/[.A257])/2;&quot;&quot;);&quot;&quot;)">
            <text:p/>
          </table:table-cell>
          <table:table-cell office:value-type="float" office:value="255">
            <text:p>255</text:p>
          </table:table-cell>
          <table:table-cell table:style-name="ce7" table:formula="of:=IF([.A259]=&quot;&quot;;[.A25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8]&lt;&gt;&quot;&quot;;IF(AND(ABS([.A258]-[.F$5]/[.A258])&gt;[.F$7];[.B258]&lt;[.F$6]);([.A258]+[.F$5]/[.A258])/2;&quot;&quot;);&quot;&quot;)">
            <text:p/>
          </table:table-cell>
          <table:table-cell office:value-type="float" office:value="256">
            <text:p>256</text:p>
          </table:table-cell>
          <table:table-cell table:style-name="ce7" table:formula="of:=IF([.A260]=&quot;&quot;;[.A25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59]&lt;&gt;&quot;&quot;;IF(AND(ABS([.A259]-[.F$5]/[.A259])&gt;[.F$7];[.B259]&lt;[.F$6]);([.A259]+[.F$5]/[.A259])/2;&quot;&quot;);&quot;&quot;)">
            <text:p/>
          </table:table-cell>
          <table:table-cell office:value-type="float" office:value="257">
            <text:p>257</text:p>
          </table:table-cell>
          <table:table-cell table:style-name="ce7" table:formula="of:=IF([.A261]=&quot;&quot;;[.A26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0]&lt;&gt;&quot;&quot;;IF(AND(ABS([.A260]-[.F$5]/[.A260])&gt;[.F$7];[.B260]&lt;[.F$6]);([.A260]+[.F$5]/[.A260])/2;&quot;&quot;);&quot;&quot;)">
            <text:p/>
          </table:table-cell>
          <table:table-cell office:value-type="float" office:value="258">
            <text:p>258</text:p>
          </table:table-cell>
          <table:table-cell table:style-name="ce7" table:formula="of:=IF([.A262]=&quot;&quot;;[.A26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1]&lt;&gt;&quot;&quot;;IF(AND(ABS([.A261]-[.F$5]/[.A261])&gt;[.F$7];[.B261]&lt;[.F$6]);([.A261]+[.F$5]/[.A261])/2;&quot;&quot;);&quot;&quot;)">
            <text:p/>
          </table:table-cell>
          <table:table-cell office:value-type="float" office:value="259">
            <text:p>259</text:p>
          </table:table-cell>
          <table:table-cell table:style-name="ce7" table:formula="of:=IF([.A263]=&quot;&quot;;[.A26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2]&lt;&gt;&quot;&quot;;IF(AND(ABS([.A262]-[.F$5]/[.A262])&gt;[.F$7];[.B262]&lt;[.F$6]);([.A262]+[.F$5]/[.A262])/2;&quot;&quot;);&quot;&quot;)">
            <text:p/>
          </table:table-cell>
          <table:table-cell office:value-type="float" office:value="260">
            <text:p>260</text:p>
          </table:table-cell>
          <table:table-cell table:style-name="ce7" table:formula="of:=IF([.A264]=&quot;&quot;;[.A26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3]&lt;&gt;&quot;&quot;;IF(AND(ABS([.A263]-[.F$5]/[.A263])&gt;[.F$7];[.B263]&lt;[.F$6]);([.A263]+[.F$5]/[.A263])/2;&quot;&quot;);&quot;&quot;)">
            <text:p/>
          </table:table-cell>
          <table:table-cell office:value-type="float" office:value="261">
            <text:p>261</text:p>
          </table:table-cell>
          <table:table-cell table:style-name="ce7" table:formula="of:=IF([.A265]=&quot;&quot;;[.A26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4]&lt;&gt;&quot;&quot;;IF(AND(ABS([.A264]-[.F$5]/[.A264])&gt;[.F$7];[.B264]&lt;[.F$6]);([.A264]+[.F$5]/[.A264])/2;&quot;&quot;);&quot;&quot;)">
            <text:p/>
          </table:table-cell>
          <table:table-cell office:value-type="float" office:value="262">
            <text:p>262</text:p>
          </table:table-cell>
          <table:table-cell table:style-name="ce7" table:formula="of:=IF([.A266]=&quot;&quot;;[.A26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5]&lt;&gt;&quot;&quot;;IF(AND(ABS([.A265]-[.F$5]/[.A265])&gt;[.F$7];[.B265]&lt;[.F$6]);([.A265]+[.F$5]/[.A265])/2;&quot;&quot;);&quot;&quot;)">
            <text:p/>
          </table:table-cell>
          <table:table-cell office:value-type="float" office:value="263">
            <text:p>263</text:p>
          </table:table-cell>
          <table:table-cell table:style-name="ce7" table:formula="of:=IF([.A267]=&quot;&quot;;[.A26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6]&lt;&gt;&quot;&quot;;IF(AND(ABS([.A266]-[.F$5]/[.A266])&gt;[.F$7];[.B266]&lt;[.F$6]);([.A266]+[.F$5]/[.A266])/2;&quot;&quot;);&quot;&quot;)">
            <text:p/>
          </table:table-cell>
          <table:table-cell office:value-type="float" office:value="264">
            <text:p>264</text:p>
          </table:table-cell>
          <table:table-cell table:style-name="ce7" table:formula="of:=IF([.A268]=&quot;&quot;;[.A26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7]&lt;&gt;&quot;&quot;;IF(AND(ABS([.A267]-[.F$5]/[.A267])&gt;[.F$7];[.B267]&lt;[.F$6]);([.A267]+[.F$5]/[.A267])/2;&quot;&quot;);&quot;&quot;)">
            <text:p/>
          </table:table-cell>
          <table:table-cell office:value-type="float" office:value="265">
            <text:p>265</text:p>
          </table:table-cell>
          <table:table-cell table:style-name="ce7" table:formula="of:=IF([.A269]=&quot;&quot;;[.A26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8]&lt;&gt;&quot;&quot;;IF(AND(ABS([.A268]-[.F$5]/[.A268])&gt;[.F$7];[.B268]&lt;[.F$6]);([.A268]+[.F$5]/[.A268])/2;&quot;&quot;);&quot;&quot;)">
            <text:p/>
          </table:table-cell>
          <table:table-cell office:value-type="float" office:value="266">
            <text:p>266</text:p>
          </table:table-cell>
          <table:table-cell table:style-name="ce7" table:formula="of:=IF([.A270]=&quot;&quot;;[.A26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69]&lt;&gt;&quot;&quot;;IF(AND(ABS([.A269]-[.F$5]/[.A269])&gt;[.F$7];[.B269]&lt;[.F$6]);([.A269]+[.F$5]/[.A269])/2;&quot;&quot;);&quot;&quot;)">
            <text:p/>
          </table:table-cell>
          <table:table-cell office:value-type="float" office:value="267">
            <text:p>267</text:p>
          </table:table-cell>
          <table:table-cell table:style-name="ce7" table:formula="of:=IF([.A271]=&quot;&quot;;[.A27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0]&lt;&gt;&quot;&quot;;IF(AND(ABS([.A270]-[.F$5]/[.A270])&gt;[.F$7];[.B270]&lt;[.F$6]);([.A270]+[.F$5]/[.A270])/2;&quot;&quot;);&quot;&quot;)">
            <text:p/>
          </table:table-cell>
          <table:table-cell office:value-type="float" office:value="268">
            <text:p>268</text:p>
          </table:table-cell>
          <table:table-cell table:style-name="ce7" table:formula="of:=IF([.A272]=&quot;&quot;;[.A27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1]&lt;&gt;&quot;&quot;;IF(AND(ABS([.A271]-[.F$5]/[.A271])&gt;[.F$7];[.B271]&lt;[.F$6]);([.A271]+[.F$5]/[.A271])/2;&quot;&quot;);&quot;&quot;)">
            <text:p/>
          </table:table-cell>
          <table:table-cell office:value-type="float" office:value="269">
            <text:p>269</text:p>
          </table:table-cell>
          <table:table-cell table:style-name="ce7" table:formula="of:=IF([.A273]=&quot;&quot;;[.A27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2]&lt;&gt;&quot;&quot;;IF(AND(ABS([.A272]-[.F$5]/[.A272])&gt;[.F$7];[.B272]&lt;[.F$6]);([.A272]+[.F$5]/[.A272])/2;&quot;&quot;);&quot;&quot;)">
            <text:p/>
          </table:table-cell>
          <table:table-cell office:value-type="float" office:value="270">
            <text:p>270</text:p>
          </table:table-cell>
          <table:table-cell table:style-name="ce7" table:formula="of:=IF([.A274]=&quot;&quot;;[.A27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3]&lt;&gt;&quot;&quot;;IF(AND(ABS([.A273]-[.F$5]/[.A273])&gt;[.F$7];[.B273]&lt;[.F$6]);([.A273]+[.F$5]/[.A273])/2;&quot;&quot;);&quot;&quot;)">
            <text:p/>
          </table:table-cell>
          <table:table-cell office:value-type="float" office:value="271">
            <text:p>271</text:p>
          </table:table-cell>
          <table:table-cell table:style-name="ce7" table:formula="of:=IF([.A275]=&quot;&quot;;[.A27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4]&lt;&gt;&quot;&quot;;IF(AND(ABS([.A274]-[.F$5]/[.A274])&gt;[.F$7];[.B274]&lt;[.F$6]);([.A274]+[.F$5]/[.A274])/2;&quot;&quot;);&quot;&quot;)">
            <text:p/>
          </table:table-cell>
          <table:table-cell office:value-type="float" office:value="272">
            <text:p>272</text:p>
          </table:table-cell>
          <table:table-cell table:style-name="ce7" table:formula="of:=IF([.A276]=&quot;&quot;;[.A27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5]&lt;&gt;&quot;&quot;;IF(AND(ABS([.A275]-[.F$5]/[.A275])&gt;[.F$7];[.B275]&lt;[.F$6]);([.A275]+[.F$5]/[.A275])/2;&quot;&quot;);&quot;&quot;)">
            <text:p/>
          </table:table-cell>
          <table:table-cell office:value-type="float" office:value="273">
            <text:p>273</text:p>
          </table:table-cell>
          <table:table-cell table:style-name="ce7" table:formula="of:=IF([.A277]=&quot;&quot;;[.A27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6]&lt;&gt;&quot;&quot;;IF(AND(ABS([.A276]-[.F$5]/[.A276])&gt;[.F$7];[.B276]&lt;[.F$6]);([.A276]+[.F$5]/[.A276])/2;&quot;&quot;);&quot;&quot;)">
            <text:p/>
          </table:table-cell>
          <table:table-cell office:value-type="float" office:value="274">
            <text:p>274</text:p>
          </table:table-cell>
          <table:table-cell table:style-name="ce7" table:formula="of:=IF([.A278]=&quot;&quot;;[.A27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7]&lt;&gt;&quot;&quot;;IF(AND(ABS([.A277]-[.F$5]/[.A277])&gt;[.F$7];[.B277]&lt;[.F$6]);([.A277]+[.F$5]/[.A277])/2;&quot;&quot;);&quot;&quot;)">
            <text:p/>
          </table:table-cell>
          <table:table-cell office:value-type="float" office:value="275">
            <text:p>275</text:p>
          </table:table-cell>
          <table:table-cell table:style-name="ce7" table:formula="of:=IF([.A279]=&quot;&quot;;[.A27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8]&lt;&gt;&quot;&quot;;IF(AND(ABS([.A278]-[.F$5]/[.A278])&gt;[.F$7];[.B278]&lt;[.F$6]);([.A278]+[.F$5]/[.A278])/2;&quot;&quot;);&quot;&quot;)">
            <text:p/>
          </table:table-cell>
          <table:table-cell office:value-type="float" office:value="276">
            <text:p>276</text:p>
          </table:table-cell>
          <table:table-cell table:style-name="ce7" table:formula="of:=IF([.A280]=&quot;&quot;;[.A27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79]&lt;&gt;&quot;&quot;;IF(AND(ABS([.A279]-[.F$5]/[.A279])&gt;[.F$7];[.B279]&lt;[.F$6]);([.A279]+[.F$5]/[.A279])/2;&quot;&quot;);&quot;&quot;)">
            <text:p/>
          </table:table-cell>
          <table:table-cell office:value-type="float" office:value="277">
            <text:p>277</text:p>
          </table:table-cell>
          <table:table-cell table:style-name="ce7" table:formula="of:=IF([.A281]=&quot;&quot;;[.A28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0]&lt;&gt;&quot;&quot;;IF(AND(ABS([.A280]-[.F$5]/[.A280])&gt;[.F$7];[.B280]&lt;[.F$6]);([.A280]+[.F$5]/[.A280])/2;&quot;&quot;);&quot;&quot;)">
            <text:p/>
          </table:table-cell>
          <table:table-cell office:value-type="float" office:value="278">
            <text:p>278</text:p>
          </table:table-cell>
          <table:table-cell table:style-name="ce7" table:formula="of:=IF([.A282]=&quot;&quot;;[.A28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1]&lt;&gt;&quot;&quot;;IF(AND(ABS([.A281]-[.F$5]/[.A281])&gt;[.F$7];[.B281]&lt;[.F$6]);([.A281]+[.F$5]/[.A281])/2;&quot;&quot;);&quot;&quot;)">
            <text:p/>
          </table:table-cell>
          <table:table-cell office:value-type="float" office:value="279">
            <text:p>279</text:p>
          </table:table-cell>
          <table:table-cell table:style-name="ce7" table:formula="of:=IF([.A283]=&quot;&quot;;[.A28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2]&lt;&gt;&quot;&quot;;IF(AND(ABS([.A282]-[.F$5]/[.A282])&gt;[.F$7];[.B282]&lt;[.F$6]);([.A282]+[.F$5]/[.A282])/2;&quot;&quot;);&quot;&quot;)">
            <text:p/>
          </table:table-cell>
          <table:table-cell office:value-type="float" office:value="280">
            <text:p>280</text:p>
          </table:table-cell>
          <table:table-cell table:style-name="ce7" table:formula="of:=IF([.A284]=&quot;&quot;;[.A28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3]&lt;&gt;&quot;&quot;;IF(AND(ABS([.A283]-[.F$5]/[.A283])&gt;[.F$7];[.B283]&lt;[.F$6]);([.A283]+[.F$5]/[.A283])/2;&quot;&quot;);&quot;&quot;)">
            <text:p/>
          </table:table-cell>
          <table:table-cell office:value-type="float" office:value="281">
            <text:p>281</text:p>
          </table:table-cell>
          <table:table-cell table:style-name="ce7" table:formula="of:=IF([.A285]=&quot;&quot;;[.A28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4]&lt;&gt;&quot;&quot;;IF(AND(ABS([.A284]-[.F$5]/[.A284])&gt;[.F$7];[.B284]&lt;[.F$6]);([.A284]+[.F$5]/[.A284])/2;&quot;&quot;);&quot;&quot;)">
            <text:p/>
          </table:table-cell>
          <table:table-cell office:value-type="float" office:value="282">
            <text:p>282</text:p>
          </table:table-cell>
          <table:table-cell table:style-name="ce7" table:formula="of:=IF([.A286]=&quot;&quot;;[.A28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5]&lt;&gt;&quot;&quot;;IF(AND(ABS([.A285]-[.F$5]/[.A285])&gt;[.F$7];[.B285]&lt;[.F$6]);([.A285]+[.F$5]/[.A285])/2;&quot;&quot;);&quot;&quot;)">
            <text:p/>
          </table:table-cell>
          <table:table-cell office:value-type="float" office:value="283">
            <text:p>283</text:p>
          </table:table-cell>
          <table:table-cell table:style-name="ce7" table:formula="of:=IF([.A287]=&quot;&quot;;[.A28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6]&lt;&gt;&quot;&quot;;IF(AND(ABS([.A286]-[.F$5]/[.A286])&gt;[.F$7];[.B286]&lt;[.F$6]);([.A286]+[.F$5]/[.A286])/2;&quot;&quot;);&quot;&quot;)">
            <text:p/>
          </table:table-cell>
          <table:table-cell office:value-type="float" office:value="284">
            <text:p>284</text:p>
          </table:table-cell>
          <table:table-cell table:style-name="ce7" table:formula="of:=IF([.A288]=&quot;&quot;;[.A28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7]&lt;&gt;&quot;&quot;;IF(AND(ABS([.A287]-[.F$5]/[.A287])&gt;[.F$7];[.B287]&lt;[.F$6]);([.A287]+[.F$5]/[.A287])/2;&quot;&quot;);&quot;&quot;)">
            <text:p/>
          </table:table-cell>
          <table:table-cell office:value-type="float" office:value="285">
            <text:p>285</text:p>
          </table:table-cell>
          <table:table-cell table:style-name="ce7" table:formula="of:=IF([.A289]=&quot;&quot;;[.A28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8]&lt;&gt;&quot;&quot;;IF(AND(ABS([.A288]-[.F$5]/[.A288])&gt;[.F$7];[.B288]&lt;[.F$6]);([.A288]+[.F$5]/[.A288])/2;&quot;&quot;);&quot;&quot;)">
            <text:p/>
          </table:table-cell>
          <table:table-cell office:value-type="float" office:value="286">
            <text:p>286</text:p>
          </table:table-cell>
          <table:table-cell table:style-name="ce7" table:formula="of:=IF([.A290]=&quot;&quot;;[.A28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89]&lt;&gt;&quot;&quot;;IF(AND(ABS([.A289]-[.F$5]/[.A289])&gt;[.F$7];[.B289]&lt;[.F$6]);([.A289]+[.F$5]/[.A289])/2;&quot;&quot;);&quot;&quot;)">
            <text:p/>
          </table:table-cell>
          <table:table-cell office:value-type="float" office:value="287">
            <text:p>287</text:p>
          </table:table-cell>
          <table:table-cell table:style-name="ce7" table:formula="of:=IF([.A291]=&quot;&quot;;[.A29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0]&lt;&gt;&quot;&quot;;IF(AND(ABS([.A290]-[.F$5]/[.A290])&gt;[.F$7];[.B290]&lt;[.F$6]);([.A290]+[.F$5]/[.A290])/2;&quot;&quot;);&quot;&quot;)">
            <text:p/>
          </table:table-cell>
          <table:table-cell office:value-type="float" office:value="288">
            <text:p>288</text:p>
          </table:table-cell>
          <table:table-cell table:style-name="ce7" table:formula="of:=IF([.A292]=&quot;&quot;;[.A29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1]&lt;&gt;&quot;&quot;;IF(AND(ABS([.A291]-[.F$5]/[.A291])&gt;[.F$7];[.B291]&lt;[.F$6]);([.A291]+[.F$5]/[.A291])/2;&quot;&quot;);&quot;&quot;)">
            <text:p/>
          </table:table-cell>
          <table:table-cell office:value-type="float" office:value="289">
            <text:p>289</text:p>
          </table:table-cell>
          <table:table-cell table:style-name="ce7" table:formula="of:=IF([.A293]=&quot;&quot;;[.A29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2]&lt;&gt;&quot;&quot;;IF(AND(ABS([.A292]-[.F$5]/[.A292])&gt;[.F$7];[.B292]&lt;[.F$6]);([.A292]+[.F$5]/[.A292])/2;&quot;&quot;);&quot;&quot;)">
            <text:p/>
          </table:table-cell>
          <table:table-cell office:value-type="float" office:value="290">
            <text:p>290</text:p>
          </table:table-cell>
          <table:table-cell table:style-name="ce7" table:formula="of:=IF([.A294]=&quot;&quot;;[.A29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3]&lt;&gt;&quot;&quot;;IF(AND(ABS([.A293]-[.F$5]/[.A293])&gt;[.F$7];[.B293]&lt;[.F$6]);([.A293]+[.F$5]/[.A293])/2;&quot;&quot;);&quot;&quot;)">
            <text:p/>
          </table:table-cell>
          <table:table-cell office:value-type="float" office:value="291">
            <text:p>291</text:p>
          </table:table-cell>
          <table:table-cell table:style-name="ce7" table:formula="of:=IF([.A295]=&quot;&quot;;[.A29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4]&lt;&gt;&quot;&quot;;IF(AND(ABS([.A294]-[.F$5]/[.A294])&gt;[.F$7];[.B294]&lt;[.F$6]);([.A294]+[.F$5]/[.A294])/2;&quot;&quot;);&quot;&quot;)">
            <text:p/>
          </table:table-cell>
          <table:table-cell office:value-type="float" office:value="292">
            <text:p>292</text:p>
          </table:table-cell>
          <table:table-cell table:style-name="ce7" table:formula="of:=IF([.A296]=&quot;&quot;;[.A29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5]&lt;&gt;&quot;&quot;;IF(AND(ABS([.A295]-[.F$5]/[.A295])&gt;[.F$7];[.B295]&lt;[.F$6]);([.A295]+[.F$5]/[.A295])/2;&quot;&quot;);&quot;&quot;)">
            <text:p/>
          </table:table-cell>
          <table:table-cell office:value-type="float" office:value="293">
            <text:p>293</text:p>
          </table:table-cell>
          <table:table-cell table:style-name="ce7" table:formula="of:=IF([.A297]=&quot;&quot;;[.A29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6]&lt;&gt;&quot;&quot;;IF(AND(ABS([.A296]-[.F$5]/[.A296])&gt;[.F$7];[.B296]&lt;[.F$6]);([.A296]+[.F$5]/[.A296])/2;&quot;&quot;);&quot;&quot;)">
            <text:p/>
          </table:table-cell>
          <table:table-cell office:value-type="float" office:value="294">
            <text:p>294</text:p>
          </table:table-cell>
          <table:table-cell table:style-name="ce7" table:formula="of:=IF([.A298]=&quot;&quot;;[.A29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7]&lt;&gt;&quot;&quot;;IF(AND(ABS([.A297]-[.F$5]/[.A297])&gt;[.F$7];[.B297]&lt;[.F$6]);([.A297]+[.F$5]/[.A297])/2;&quot;&quot;);&quot;&quot;)">
            <text:p/>
          </table:table-cell>
          <table:table-cell office:value-type="float" office:value="295">
            <text:p>295</text:p>
          </table:table-cell>
          <table:table-cell table:style-name="ce7" table:formula="of:=IF([.A299]=&quot;&quot;;[.A29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8]&lt;&gt;&quot;&quot;;IF(AND(ABS([.A298]-[.F$5]/[.A298])&gt;[.F$7];[.B298]&lt;[.F$6]);([.A298]+[.F$5]/[.A298])/2;&quot;&quot;);&quot;&quot;)">
            <text:p/>
          </table:table-cell>
          <table:table-cell office:value-type="float" office:value="296">
            <text:p>296</text:p>
          </table:table-cell>
          <table:table-cell table:style-name="ce7" table:formula="of:=IF([.A300]=&quot;&quot;;[.A29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299]&lt;&gt;&quot;&quot;;IF(AND(ABS([.A299]-[.F$5]/[.A299])&gt;[.F$7];[.B299]&lt;[.F$6]);([.A299]+[.F$5]/[.A299])/2;&quot;&quot;);&quot;&quot;)">
            <text:p/>
          </table:table-cell>
          <table:table-cell office:value-type="float" office:value="297">
            <text:p>297</text:p>
          </table:table-cell>
          <table:table-cell table:style-name="ce7" table:formula="of:=IF([.A301]=&quot;&quot;;[.A30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0]&lt;&gt;&quot;&quot;;IF(AND(ABS([.A300]-[.F$5]/[.A300])&gt;[.F$7];[.B300]&lt;[.F$6]);([.A300]+[.F$5]/[.A300])/2;&quot;&quot;);&quot;&quot;)">
            <text:p/>
          </table:table-cell>
          <table:table-cell office:value-type="float" office:value="298">
            <text:p>298</text:p>
          </table:table-cell>
          <table:table-cell table:style-name="ce7" table:formula="of:=IF([.A302]=&quot;&quot;;[.A30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1]&lt;&gt;&quot;&quot;;IF(AND(ABS([.A301]-[.F$5]/[.A301])&gt;[.F$7];[.B301]&lt;[.F$6]);([.A301]+[.F$5]/[.A301])/2;&quot;&quot;);&quot;&quot;)">
            <text:p/>
          </table:table-cell>
          <table:table-cell office:value-type="float" office:value="299">
            <text:p>299</text:p>
          </table:table-cell>
          <table:table-cell table:style-name="ce7" table:formula="of:=IF([.A303]=&quot;&quot;;[.A30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2]&lt;&gt;&quot;&quot;;IF(AND(ABS([.A302]-[.F$5]/[.A302])&gt;[.F$7];[.B302]&lt;[.F$6]);([.A302]+[.F$5]/[.A302])/2;&quot;&quot;);&quot;&quot;)">
            <text:p/>
          </table:table-cell>
          <table:table-cell office:value-type="float" office:value="300">
            <text:p>300</text:p>
          </table:table-cell>
          <table:table-cell table:style-name="ce7" table:formula="of:=IF([.A304]=&quot;&quot;;[.A30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3]&lt;&gt;&quot;&quot;;IF(AND(ABS([.A303]-[.F$5]/[.A303])&gt;[.F$7];[.B303]&lt;[.F$6]);([.A303]+[.F$5]/[.A303])/2;&quot;&quot;);&quot;&quot;)">
            <text:p/>
          </table:table-cell>
          <table:table-cell office:value-type="float" office:value="301">
            <text:p>301</text:p>
          </table:table-cell>
          <table:table-cell table:style-name="ce7" table:formula="of:=IF([.A305]=&quot;&quot;;[.A30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4]&lt;&gt;&quot;&quot;;IF(AND(ABS([.A304]-[.F$5]/[.A304])&gt;[.F$7];[.B304]&lt;[.F$6]);([.A304]+[.F$5]/[.A304])/2;&quot;&quot;);&quot;&quot;)">
            <text:p/>
          </table:table-cell>
          <table:table-cell office:value-type="float" office:value="302">
            <text:p>302</text:p>
          </table:table-cell>
          <table:table-cell table:style-name="ce7" table:formula="of:=IF([.A306]=&quot;&quot;;[.A30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5]&lt;&gt;&quot;&quot;;IF(AND(ABS([.A305]-[.F$5]/[.A305])&gt;[.F$7];[.B305]&lt;[.F$6]);([.A305]+[.F$5]/[.A305])/2;&quot;&quot;);&quot;&quot;)">
            <text:p/>
          </table:table-cell>
          <table:table-cell office:value-type="float" office:value="303">
            <text:p>303</text:p>
          </table:table-cell>
          <table:table-cell table:style-name="ce7" table:formula="of:=IF([.A307]=&quot;&quot;;[.A30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6]&lt;&gt;&quot;&quot;;IF(AND(ABS([.A306]-[.F$5]/[.A306])&gt;[.F$7];[.B306]&lt;[.F$6]);([.A306]+[.F$5]/[.A306])/2;&quot;&quot;);&quot;&quot;)">
            <text:p/>
          </table:table-cell>
          <table:table-cell office:value-type="float" office:value="304">
            <text:p>304</text:p>
          </table:table-cell>
          <table:table-cell table:style-name="ce7" table:formula="of:=IF([.A308]=&quot;&quot;;[.A30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7]&lt;&gt;&quot;&quot;;IF(AND(ABS([.A307]-[.F$5]/[.A307])&gt;[.F$7];[.B307]&lt;[.F$6]);([.A307]+[.F$5]/[.A307])/2;&quot;&quot;);&quot;&quot;)">
            <text:p/>
          </table:table-cell>
          <table:table-cell office:value-type="float" office:value="305">
            <text:p>305</text:p>
          </table:table-cell>
          <table:table-cell table:style-name="ce7" table:formula="of:=IF([.A309]=&quot;&quot;;[.A30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8]&lt;&gt;&quot;&quot;;IF(AND(ABS([.A308]-[.F$5]/[.A308])&gt;[.F$7];[.B308]&lt;[.F$6]);([.A308]+[.F$5]/[.A308])/2;&quot;&quot;);&quot;&quot;)">
            <text:p/>
          </table:table-cell>
          <table:table-cell office:value-type="float" office:value="306">
            <text:p>306</text:p>
          </table:table-cell>
          <table:table-cell table:style-name="ce7" table:formula="of:=IF([.A310]=&quot;&quot;;[.A30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09]&lt;&gt;&quot;&quot;;IF(AND(ABS([.A309]-[.F$5]/[.A309])&gt;[.F$7];[.B309]&lt;[.F$6]);([.A309]+[.F$5]/[.A309])/2;&quot;&quot;);&quot;&quot;)">
            <text:p/>
          </table:table-cell>
          <table:table-cell office:value-type="float" office:value="307">
            <text:p>307</text:p>
          </table:table-cell>
          <table:table-cell table:style-name="ce7" table:formula="of:=IF([.A311]=&quot;&quot;;[.A31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0]&lt;&gt;&quot;&quot;;IF(AND(ABS([.A310]-[.F$5]/[.A310])&gt;[.F$7];[.B310]&lt;[.F$6]);([.A310]+[.F$5]/[.A310])/2;&quot;&quot;);&quot;&quot;)">
            <text:p/>
          </table:table-cell>
          <table:table-cell office:value-type="float" office:value="308">
            <text:p>308</text:p>
          </table:table-cell>
          <table:table-cell table:style-name="ce7" table:formula="of:=IF([.A312]=&quot;&quot;;[.A31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1]&lt;&gt;&quot;&quot;;IF(AND(ABS([.A311]-[.F$5]/[.A311])&gt;[.F$7];[.B311]&lt;[.F$6]);([.A311]+[.F$5]/[.A311])/2;&quot;&quot;);&quot;&quot;)">
            <text:p/>
          </table:table-cell>
          <table:table-cell office:value-type="float" office:value="309">
            <text:p>309</text:p>
          </table:table-cell>
          <table:table-cell table:style-name="ce7" table:formula="of:=IF([.A313]=&quot;&quot;;[.A31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2]&lt;&gt;&quot;&quot;;IF(AND(ABS([.A312]-[.F$5]/[.A312])&gt;[.F$7];[.B312]&lt;[.F$6]);([.A312]+[.F$5]/[.A312])/2;&quot;&quot;);&quot;&quot;)">
            <text:p/>
          </table:table-cell>
          <table:table-cell office:value-type="float" office:value="310">
            <text:p>310</text:p>
          </table:table-cell>
          <table:table-cell table:style-name="ce7" table:formula="of:=IF([.A314]=&quot;&quot;;[.A31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3]&lt;&gt;&quot;&quot;;IF(AND(ABS([.A313]-[.F$5]/[.A313])&gt;[.F$7];[.B313]&lt;[.F$6]);([.A313]+[.F$5]/[.A313])/2;&quot;&quot;);&quot;&quot;)">
            <text:p/>
          </table:table-cell>
          <table:table-cell office:value-type="float" office:value="311">
            <text:p>311</text:p>
          </table:table-cell>
          <table:table-cell table:style-name="ce7" table:formula="of:=IF([.A315]=&quot;&quot;;[.A31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4]&lt;&gt;&quot;&quot;;IF(AND(ABS([.A314]-[.F$5]/[.A314])&gt;[.F$7];[.B314]&lt;[.F$6]);([.A314]+[.F$5]/[.A314])/2;&quot;&quot;);&quot;&quot;)">
            <text:p/>
          </table:table-cell>
          <table:table-cell office:value-type="float" office:value="312">
            <text:p>312</text:p>
          </table:table-cell>
          <table:table-cell table:style-name="ce7" table:formula="of:=IF([.A316]=&quot;&quot;;[.A31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5]&lt;&gt;&quot;&quot;;IF(AND(ABS([.A315]-[.F$5]/[.A315])&gt;[.F$7];[.B315]&lt;[.F$6]);([.A315]+[.F$5]/[.A315])/2;&quot;&quot;);&quot;&quot;)">
            <text:p/>
          </table:table-cell>
          <table:table-cell office:value-type="float" office:value="313">
            <text:p>313</text:p>
          </table:table-cell>
          <table:table-cell table:style-name="ce7" table:formula="of:=IF([.A317]=&quot;&quot;;[.A31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6]&lt;&gt;&quot;&quot;;IF(AND(ABS([.A316]-[.F$5]/[.A316])&gt;[.F$7];[.B316]&lt;[.F$6]);([.A316]+[.F$5]/[.A316])/2;&quot;&quot;);&quot;&quot;)">
            <text:p/>
          </table:table-cell>
          <table:table-cell office:value-type="float" office:value="314">
            <text:p>314</text:p>
          </table:table-cell>
          <table:table-cell table:style-name="ce7" table:formula="of:=IF([.A318]=&quot;&quot;;[.A31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7]&lt;&gt;&quot;&quot;;IF(AND(ABS([.A317]-[.F$5]/[.A317])&gt;[.F$7];[.B317]&lt;[.F$6]);([.A317]+[.F$5]/[.A317])/2;&quot;&quot;);&quot;&quot;)">
            <text:p/>
          </table:table-cell>
          <table:table-cell office:value-type="float" office:value="315">
            <text:p>315</text:p>
          </table:table-cell>
          <table:table-cell table:style-name="ce7" table:formula="of:=IF([.A319]=&quot;&quot;;[.A31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8]&lt;&gt;&quot;&quot;;IF(AND(ABS([.A318]-[.F$5]/[.A318])&gt;[.F$7];[.B318]&lt;[.F$6]);([.A318]+[.F$5]/[.A318])/2;&quot;&quot;);&quot;&quot;)">
            <text:p/>
          </table:table-cell>
          <table:table-cell office:value-type="float" office:value="316">
            <text:p>316</text:p>
          </table:table-cell>
          <table:table-cell table:style-name="ce7" table:formula="of:=IF([.A320]=&quot;&quot;;[.A31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19]&lt;&gt;&quot;&quot;;IF(AND(ABS([.A319]-[.F$5]/[.A319])&gt;[.F$7];[.B319]&lt;[.F$6]);([.A319]+[.F$5]/[.A319])/2;&quot;&quot;);&quot;&quot;)">
            <text:p/>
          </table:table-cell>
          <table:table-cell office:value-type="float" office:value="317">
            <text:p>317</text:p>
          </table:table-cell>
          <table:table-cell table:style-name="ce7" table:formula="of:=IF([.A321]=&quot;&quot;;[.A32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0]&lt;&gt;&quot;&quot;;IF(AND(ABS([.A320]-[.F$5]/[.A320])&gt;[.F$7];[.B320]&lt;[.F$6]);([.A320]+[.F$5]/[.A320])/2;&quot;&quot;);&quot;&quot;)">
            <text:p/>
          </table:table-cell>
          <table:table-cell office:value-type="float" office:value="318">
            <text:p>318</text:p>
          </table:table-cell>
          <table:table-cell table:style-name="ce7" table:formula="of:=IF([.A322]=&quot;&quot;;[.A32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1]&lt;&gt;&quot;&quot;;IF(AND(ABS([.A321]-[.F$5]/[.A321])&gt;[.F$7];[.B321]&lt;[.F$6]);([.A321]+[.F$5]/[.A321])/2;&quot;&quot;);&quot;&quot;)">
            <text:p/>
          </table:table-cell>
          <table:table-cell office:value-type="float" office:value="319">
            <text:p>319</text:p>
          </table:table-cell>
          <table:table-cell table:style-name="ce7" table:formula="of:=IF([.A323]=&quot;&quot;;[.A32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2]&lt;&gt;&quot;&quot;;IF(AND(ABS([.A322]-[.F$5]/[.A322])&gt;[.F$7];[.B322]&lt;[.F$6]);([.A322]+[.F$5]/[.A322])/2;&quot;&quot;);&quot;&quot;)">
            <text:p/>
          </table:table-cell>
          <table:table-cell office:value-type="float" office:value="320">
            <text:p>320</text:p>
          </table:table-cell>
          <table:table-cell table:style-name="ce7" table:formula="of:=IF([.A324]=&quot;&quot;;[.A32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3]&lt;&gt;&quot;&quot;;IF(AND(ABS([.A323]-[.F$5]/[.A323])&gt;[.F$7];[.B323]&lt;[.F$6]);([.A323]+[.F$5]/[.A323])/2;&quot;&quot;);&quot;&quot;)">
            <text:p/>
          </table:table-cell>
          <table:table-cell office:value-type="float" office:value="321">
            <text:p>321</text:p>
          </table:table-cell>
          <table:table-cell table:style-name="ce7" table:formula="of:=IF([.A325]=&quot;&quot;;[.A32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4]&lt;&gt;&quot;&quot;;IF(AND(ABS([.A324]-[.F$5]/[.A324])&gt;[.F$7];[.B324]&lt;[.F$6]);([.A324]+[.F$5]/[.A324])/2;&quot;&quot;);&quot;&quot;)">
            <text:p/>
          </table:table-cell>
          <table:table-cell office:value-type="float" office:value="322">
            <text:p>322</text:p>
          </table:table-cell>
          <table:table-cell table:style-name="ce7" table:formula="of:=IF([.A326]=&quot;&quot;;[.A32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5]&lt;&gt;&quot;&quot;;IF(AND(ABS([.A325]-[.F$5]/[.A325])&gt;[.F$7];[.B325]&lt;[.F$6]);([.A325]+[.F$5]/[.A325])/2;&quot;&quot;);&quot;&quot;)">
            <text:p/>
          </table:table-cell>
          <table:table-cell office:value-type="float" office:value="323">
            <text:p>323</text:p>
          </table:table-cell>
          <table:table-cell table:style-name="ce7" table:formula="of:=IF([.A327]=&quot;&quot;;[.A32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6]&lt;&gt;&quot;&quot;;IF(AND(ABS([.A326]-[.F$5]/[.A326])&gt;[.F$7];[.B326]&lt;[.F$6]);([.A326]+[.F$5]/[.A326])/2;&quot;&quot;);&quot;&quot;)">
            <text:p/>
          </table:table-cell>
          <table:table-cell office:value-type="float" office:value="324">
            <text:p>324</text:p>
          </table:table-cell>
          <table:table-cell table:style-name="ce7" table:formula="of:=IF([.A328]=&quot;&quot;;[.A32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7]&lt;&gt;&quot;&quot;;IF(AND(ABS([.A327]-[.F$5]/[.A327])&gt;[.F$7];[.B327]&lt;[.F$6]);([.A327]+[.F$5]/[.A327])/2;&quot;&quot;);&quot;&quot;)">
            <text:p/>
          </table:table-cell>
          <table:table-cell office:value-type="float" office:value="325">
            <text:p>325</text:p>
          </table:table-cell>
          <table:table-cell table:style-name="ce7" table:formula="of:=IF([.A329]=&quot;&quot;;[.A32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8]&lt;&gt;&quot;&quot;;IF(AND(ABS([.A328]-[.F$5]/[.A328])&gt;[.F$7];[.B328]&lt;[.F$6]);([.A328]+[.F$5]/[.A328])/2;&quot;&quot;);&quot;&quot;)">
            <text:p/>
          </table:table-cell>
          <table:table-cell office:value-type="float" office:value="326">
            <text:p>326</text:p>
          </table:table-cell>
          <table:table-cell table:style-name="ce7" table:formula="of:=IF([.A330]=&quot;&quot;;[.A32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29]&lt;&gt;&quot;&quot;;IF(AND(ABS([.A329]-[.F$5]/[.A329])&gt;[.F$7];[.B329]&lt;[.F$6]);([.A329]+[.F$5]/[.A329])/2;&quot;&quot;);&quot;&quot;)">
            <text:p/>
          </table:table-cell>
          <table:table-cell office:value-type="float" office:value="327">
            <text:p>327</text:p>
          </table:table-cell>
          <table:table-cell table:style-name="ce7" table:formula="of:=IF([.A331]=&quot;&quot;;[.A33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0]&lt;&gt;&quot;&quot;;IF(AND(ABS([.A330]-[.F$5]/[.A330])&gt;[.F$7];[.B330]&lt;[.F$6]);([.A330]+[.F$5]/[.A330])/2;&quot;&quot;);&quot;&quot;)">
            <text:p/>
          </table:table-cell>
          <table:table-cell office:value-type="float" office:value="328">
            <text:p>328</text:p>
          </table:table-cell>
          <table:table-cell table:style-name="ce7" table:formula="of:=IF([.A332]=&quot;&quot;;[.A33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1]&lt;&gt;&quot;&quot;;IF(AND(ABS([.A331]-[.F$5]/[.A331])&gt;[.F$7];[.B331]&lt;[.F$6]);([.A331]+[.F$5]/[.A331])/2;&quot;&quot;);&quot;&quot;)">
            <text:p/>
          </table:table-cell>
          <table:table-cell office:value-type="float" office:value="329">
            <text:p>329</text:p>
          </table:table-cell>
          <table:table-cell table:style-name="ce7" table:formula="of:=IF([.A333]=&quot;&quot;;[.A33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2]&lt;&gt;&quot;&quot;;IF(AND(ABS([.A332]-[.F$5]/[.A332])&gt;[.F$7];[.B332]&lt;[.F$6]);([.A332]+[.F$5]/[.A332])/2;&quot;&quot;);&quot;&quot;)">
            <text:p/>
          </table:table-cell>
          <table:table-cell office:value-type="float" office:value="330">
            <text:p>330</text:p>
          </table:table-cell>
          <table:table-cell table:style-name="ce7" table:formula="of:=IF([.A334]=&quot;&quot;;[.A33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3]&lt;&gt;&quot;&quot;;IF(AND(ABS([.A333]-[.F$5]/[.A333])&gt;[.F$7];[.B333]&lt;[.F$6]);([.A333]+[.F$5]/[.A333])/2;&quot;&quot;);&quot;&quot;)">
            <text:p/>
          </table:table-cell>
          <table:table-cell office:value-type="float" office:value="331">
            <text:p>331</text:p>
          </table:table-cell>
          <table:table-cell table:style-name="ce7" table:formula="of:=IF([.A335]=&quot;&quot;;[.A33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4]&lt;&gt;&quot;&quot;;IF(AND(ABS([.A334]-[.F$5]/[.A334])&gt;[.F$7];[.B334]&lt;[.F$6]);([.A334]+[.F$5]/[.A334])/2;&quot;&quot;);&quot;&quot;)">
            <text:p/>
          </table:table-cell>
          <table:table-cell office:value-type="float" office:value="332">
            <text:p>332</text:p>
          </table:table-cell>
          <table:table-cell table:style-name="ce7" table:formula="of:=IF([.A336]=&quot;&quot;;[.A33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5]&lt;&gt;&quot;&quot;;IF(AND(ABS([.A335]-[.F$5]/[.A335])&gt;[.F$7];[.B335]&lt;[.F$6]);([.A335]+[.F$5]/[.A335])/2;&quot;&quot;);&quot;&quot;)">
            <text:p/>
          </table:table-cell>
          <table:table-cell office:value-type="float" office:value="333">
            <text:p>333</text:p>
          </table:table-cell>
          <table:table-cell table:style-name="ce7" table:formula="of:=IF([.A337]=&quot;&quot;;[.A33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6]&lt;&gt;&quot;&quot;;IF(AND(ABS([.A336]-[.F$5]/[.A336])&gt;[.F$7];[.B336]&lt;[.F$6]);([.A336]+[.F$5]/[.A336])/2;&quot;&quot;);&quot;&quot;)">
            <text:p/>
          </table:table-cell>
          <table:table-cell office:value-type="float" office:value="334">
            <text:p>334</text:p>
          </table:table-cell>
          <table:table-cell table:style-name="ce7" table:formula="of:=IF([.A338]=&quot;&quot;;[.A33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7]&lt;&gt;&quot;&quot;;IF(AND(ABS([.A337]-[.F$5]/[.A337])&gt;[.F$7];[.B337]&lt;[.F$6]);([.A337]+[.F$5]/[.A337])/2;&quot;&quot;);&quot;&quot;)">
            <text:p/>
          </table:table-cell>
          <table:table-cell office:value-type="float" office:value="335">
            <text:p>335</text:p>
          </table:table-cell>
          <table:table-cell table:style-name="ce7" table:formula="of:=IF([.A339]=&quot;&quot;;[.A33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8]&lt;&gt;&quot;&quot;;IF(AND(ABS([.A338]-[.F$5]/[.A338])&gt;[.F$7];[.B338]&lt;[.F$6]);([.A338]+[.F$5]/[.A338])/2;&quot;&quot;);&quot;&quot;)">
            <text:p/>
          </table:table-cell>
          <table:table-cell office:value-type="float" office:value="336">
            <text:p>336</text:p>
          </table:table-cell>
          <table:table-cell table:style-name="ce7" table:formula="of:=IF([.A340]=&quot;&quot;;[.A33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39]&lt;&gt;&quot;&quot;;IF(AND(ABS([.A339]-[.F$5]/[.A339])&gt;[.F$7];[.B339]&lt;[.F$6]);([.A339]+[.F$5]/[.A339])/2;&quot;&quot;);&quot;&quot;)">
            <text:p/>
          </table:table-cell>
          <table:table-cell office:value-type="float" office:value="337">
            <text:p>337</text:p>
          </table:table-cell>
          <table:table-cell table:style-name="ce7" table:formula="of:=IF([.A341]=&quot;&quot;;[.A34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0]&lt;&gt;&quot;&quot;;IF(AND(ABS([.A340]-[.F$5]/[.A340])&gt;[.F$7];[.B340]&lt;[.F$6]);([.A340]+[.F$5]/[.A340])/2;&quot;&quot;);&quot;&quot;)">
            <text:p/>
          </table:table-cell>
          <table:table-cell office:value-type="float" office:value="338">
            <text:p>338</text:p>
          </table:table-cell>
          <table:table-cell table:style-name="ce7" table:formula="of:=IF([.A342]=&quot;&quot;;[.A34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1]&lt;&gt;&quot;&quot;;IF(AND(ABS([.A341]-[.F$5]/[.A341])&gt;[.F$7];[.B341]&lt;[.F$6]);([.A341]+[.F$5]/[.A341])/2;&quot;&quot;);&quot;&quot;)">
            <text:p/>
          </table:table-cell>
          <table:table-cell office:value-type="float" office:value="339">
            <text:p>339</text:p>
          </table:table-cell>
          <table:table-cell table:style-name="ce7" table:formula="of:=IF([.A343]=&quot;&quot;;[.A34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2]&lt;&gt;&quot;&quot;;IF(AND(ABS([.A342]-[.F$5]/[.A342])&gt;[.F$7];[.B342]&lt;[.F$6]);([.A342]+[.F$5]/[.A342])/2;&quot;&quot;);&quot;&quot;)">
            <text:p/>
          </table:table-cell>
          <table:table-cell office:value-type="float" office:value="340">
            <text:p>340</text:p>
          </table:table-cell>
          <table:table-cell table:style-name="ce7" table:formula="of:=IF([.A344]=&quot;&quot;;[.A34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3]&lt;&gt;&quot;&quot;;IF(AND(ABS([.A343]-[.F$5]/[.A343])&gt;[.F$7];[.B343]&lt;[.F$6]);([.A343]+[.F$5]/[.A343])/2;&quot;&quot;);&quot;&quot;)">
            <text:p/>
          </table:table-cell>
          <table:table-cell office:value-type="float" office:value="341">
            <text:p>341</text:p>
          </table:table-cell>
          <table:table-cell table:style-name="ce7" table:formula="of:=IF([.A345]=&quot;&quot;;[.A34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4]&lt;&gt;&quot;&quot;;IF(AND(ABS([.A344]-[.F$5]/[.A344])&gt;[.F$7];[.B344]&lt;[.F$6]);([.A344]+[.F$5]/[.A344])/2;&quot;&quot;);&quot;&quot;)">
            <text:p/>
          </table:table-cell>
          <table:table-cell office:value-type="float" office:value="342">
            <text:p>342</text:p>
          </table:table-cell>
          <table:table-cell table:style-name="ce7" table:formula="of:=IF([.A346]=&quot;&quot;;[.A34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5]&lt;&gt;&quot;&quot;;IF(AND(ABS([.A345]-[.F$5]/[.A345])&gt;[.F$7];[.B345]&lt;[.F$6]);([.A345]+[.F$5]/[.A345])/2;&quot;&quot;);&quot;&quot;)">
            <text:p/>
          </table:table-cell>
          <table:table-cell office:value-type="float" office:value="343">
            <text:p>343</text:p>
          </table:table-cell>
          <table:table-cell table:style-name="ce7" table:formula="of:=IF([.A347]=&quot;&quot;;[.A34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6]&lt;&gt;&quot;&quot;;IF(AND(ABS([.A346]-[.F$5]/[.A346])&gt;[.F$7];[.B346]&lt;[.F$6]);([.A346]+[.F$5]/[.A346])/2;&quot;&quot;);&quot;&quot;)">
            <text:p/>
          </table:table-cell>
          <table:table-cell office:value-type="float" office:value="344">
            <text:p>344</text:p>
          </table:table-cell>
          <table:table-cell table:style-name="ce7" table:formula="of:=IF([.A348]=&quot;&quot;;[.A34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7]&lt;&gt;&quot;&quot;;IF(AND(ABS([.A347]-[.F$5]/[.A347])&gt;[.F$7];[.B347]&lt;[.F$6]);([.A347]+[.F$5]/[.A347])/2;&quot;&quot;);&quot;&quot;)">
            <text:p/>
          </table:table-cell>
          <table:table-cell office:value-type="float" office:value="345">
            <text:p>345</text:p>
          </table:table-cell>
          <table:table-cell table:style-name="ce7" table:formula="of:=IF([.A349]=&quot;&quot;;[.A34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8]&lt;&gt;&quot;&quot;;IF(AND(ABS([.A348]-[.F$5]/[.A348])&gt;[.F$7];[.B348]&lt;[.F$6]);([.A348]+[.F$5]/[.A348])/2;&quot;&quot;);&quot;&quot;)">
            <text:p/>
          </table:table-cell>
          <table:table-cell office:value-type="float" office:value="346">
            <text:p>346</text:p>
          </table:table-cell>
          <table:table-cell table:style-name="ce7" table:formula="of:=IF([.A350]=&quot;&quot;;[.A34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49]&lt;&gt;&quot;&quot;;IF(AND(ABS([.A349]-[.F$5]/[.A349])&gt;[.F$7];[.B349]&lt;[.F$6]);([.A349]+[.F$5]/[.A349])/2;&quot;&quot;);&quot;&quot;)">
            <text:p/>
          </table:table-cell>
          <table:table-cell office:value-type="float" office:value="347">
            <text:p>347</text:p>
          </table:table-cell>
          <table:table-cell table:style-name="ce7" table:formula="of:=IF([.A351]=&quot;&quot;;[.A35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0]&lt;&gt;&quot;&quot;;IF(AND(ABS([.A350]-[.F$5]/[.A350])&gt;[.F$7];[.B350]&lt;[.F$6]);([.A350]+[.F$5]/[.A350])/2;&quot;&quot;);&quot;&quot;)">
            <text:p/>
          </table:table-cell>
          <table:table-cell office:value-type="float" office:value="348">
            <text:p>348</text:p>
          </table:table-cell>
          <table:table-cell table:style-name="ce7" table:formula="of:=IF([.A352]=&quot;&quot;;[.A35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1]&lt;&gt;&quot;&quot;;IF(AND(ABS([.A351]-[.F$5]/[.A351])&gt;[.F$7];[.B351]&lt;[.F$6]);([.A351]+[.F$5]/[.A351])/2;&quot;&quot;);&quot;&quot;)">
            <text:p/>
          </table:table-cell>
          <table:table-cell office:value-type="float" office:value="349">
            <text:p>349</text:p>
          </table:table-cell>
          <table:table-cell table:style-name="ce7" table:formula="of:=IF([.A353]=&quot;&quot;;[.A35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2]&lt;&gt;&quot;&quot;;IF(AND(ABS([.A352]-[.F$5]/[.A352])&gt;[.F$7];[.B352]&lt;[.F$6]);([.A352]+[.F$5]/[.A352])/2;&quot;&quot;);&quot;&quot;)">
            <text:p/>
          </table:table-cell>
          <table:table-cell office:value-type="float" office:value="350">
            <text:p>350</text:p>
          </table:table-cell>
          <table:table-cell table:style-name="ce7" table:formula="of:=IF([.A354]=&quot;&quot;;[.A35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3]&lt;&gt;&quot;&quot;;IF(AND(ABS([.A353]-[.F$5]/[.A353])&gt;[.F$7];[.B353]&lt;[.F$6]);([.A353]+[.F$5]/[.A353])/2;&quot;&quot;);&quot;&quot;)">
            <text:p/>
          </table:table-cell>
          <table:table-cell office:value-type="float" office:value="351">
            <text:p>351</text:p>
          </table:table-cell>
          <table:table-cell table:style-name="ce7" table:formula="of:=IF([.A355]=&quot;&quot;;[.A35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4]&lt;&gt;&quot;&quot;;IF(AND(ABS([.A354]-[.F$5]/[.A354])&gt;[.F$7];[.B354]&lt;[.F$6]);([.A354]+[.F$5]/[.A354])/2;&quot;&quot;);&quot;&quot;)">
            <text:p/>
          </table:table-cell>
          <table:table-cell office:value-type="float" office:value="352">
            <text:p>352</text:p>
          </table:table-cell>
          <table:table-cell table:style-name="ce7" table:formula="of:=IF([.A356]=&quot;&quot;;[.A35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5]&lt;&gt;&quot;&quot;;IF(AND(ABS([.A355]-[.F$5]/[.A355])&gt;[.F$7];[.B355]&lt;[.F$6]);([.A355]+[.F$5]/[.A355])/2;&quot;&quot;);&quot;&quot;)">
            <text:p/>
          </table:table-cell>
          <table:table-cell office:value-type="float" office:value="353">
            <text:p>353</text:p>
          </table:table-cell>
          <table:table-cell table:style-name="ce7" table:formula="of:=IF([.A357]=&quot;&quot;;[.A35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6]&lt;&gt;&quot;&quot;;IF(AND(ABS([.A356]-[.F$5]/[.A356])&gt;[.F$7];[.B356]&lt;[.F$6]);([.A356]+[.F$5]/[.A356])/2;&quot;&quot;);&quot;&quot;)">
            <text:p/>
          </table:table-cell>
          <table:table-cell office:value-type="float" office:value="354">
            <text:p>354</text:p>
          </table:table-cell>
          <table:table-cell table:style-name="ce7" table:formula="of:=IF([.A358]=&quot;&quot;;[.A35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7]&lt;&gt;&quot;&quot;;IF(AND(ABS([.A357]-[.F$5]/[.A357])&gt;[.F$7];[.B357]&lt;[.F$6]);([.A357]+[.F$5]/[.A357])/2;&quot;&quot;);&quot;&quot;)">
            <text:p/>
          </table:table-cell>
          <table:table-cell office:value-type="float" office:value="355">
            <text:p>355</text:p>
          </table:table-cell>
          <table:table-cell table:style-name="ce7" table:formula="of:=IF([.A359]=&quot;&quot;;[.A35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8]&lt;&gt;&quot;&quot;;IF(AND(ABS([.A358]-[.F$5]/[.A358])&gt;[.F$7];[.B358]&lt;[.F$6]);([.A358]+[.F$5]/[.A358])/2;&quot;&quot;);&quot;&quot;)">
            <text:p/>
          </table:table-cell>
          <table:table-cell office:value-type="float" office:value="356">
            <text:p>356</text:p>
          </table:table-cell>
          <table:table-cell table:style-name="ce7" table:formula="of:=IF([.A360]=&quot;&quot;;[.A35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59]&lt;&gt;&quot;&quot;;IF(AND(ABS([.A359]-[.F$5]/[.A359])&gt;[.F$7];[.B359]&lt;[.F$6]);([.A359]+[.F$5]/[.A359])/2;&quot;&quot;);&quot;&quot;)">
            <text:p/>
          </table:table-cell>
          <table:table-cell office:value-type="float" office:value="357">
            <text:p>357</text:p>
          </table:table-cell>
          <table:table-cell table:style-name="ce7" table:formula="of:=IF([.A361]=&quot;&quot;;[.A36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0]&lt;&gt;&quot;&quot;;IF(AND(ABS([.A360]-[.F$5]/[.A360])&gt;[.F$7];[.B360]&lt;[.F$6]);([.A360]+[.F$5]/[.A360])/2;&quot;&quot;);&quot;&quot;)">
            <text:p/>
          </table:table-cell>
          <table:table-cell office:value-type="float" office:value="358">
            <text:p>358</text:p>
          </table:table-cell>
          <table:table-cell table:style-name="ce7" table:formula="of:=IF([.A362]=&quot;&quot;;[.A36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1]&lt;&gt;&quot;&quot;;IF(AND(ABS([.A361]-[.F$5]/[.A361])&gt;[.F$7];[.B361]&lt;[.F$6]);([.A361]+[.F$5]/[.A361])/2;&quot;&quot;);&quot;&quot;)">
            <text:p/>
          </table:table-cell>
          <table:table-cell office:value-type="float" office:value="359">
            <text:p>359</text:p>
          </table:table-cell>
          <table:table-cell table:style-name="ce7" table:formula="of:=IF([.A363]=&quot;&quot;;[.A36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2]&lt;&gt;&quot;&quot;;IF(AND(ABS([.A362]-[.F$5]/[.A362])&gt;[.F$7];[.B362]&lt;[.F$6]);([.A362]+[.F$5]/[.A362])/2;&quot;&quot;);&quot;&quot;)">
            <text:p/>
          </table:table-cell>
          <table:table-cell office:value-type="float" office:value="360">
            <text:p>360</text:p>
          </table:table-cell>
          <table:table-cell table:style-name="ce7" table:formula="of:=IF([.A364]=&quot;&quot;;[.A36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3]&lt;&gt;&quot;&quot;;IF(AND(ABS([.A363]-[.F$5]/[.A363])&gt;[.F$7];[.B363]&lt;[.F$6]);([.A363]+[.F$5]/[.A363])/2;&quot;&quot;);&quot;&quot;)">
            <text:p/>
          </table:table-cell>
          <table:table-cell office:value-type="float" office:value="361">
            <text:p>361</text:p>
          </table:table-cell>
          <table:table-cell table:style-name="ce7" table:formula="of:=IF([.A365]=&quot;&quot;;[.A36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4]&lt;&gt;&quot;&quot;;IF(AND(ABS([.A364]-[.F$5]/[.A364])&gt;[.F$7];[.B364]&lt;[.F$6]);([.A364]+[.F$5]/[.A364])/2;&quot;&quot;);&quot;&quot;)">
            <text:p/>
          </table:table-cell>
          <table:table-cell office:value-type="float" office:value="362">
            <text:p>362</text:p>
          </table:table-cell>
          <table:table-cell table:style-name="ce7" table:formula="of:=IF([.A366]=&quot;&quot;;[.A36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5]&lt;&gt;&quot;&quot;;IF(AND(ABS([.A365]-[.F$5]/[.A365])&gt;[.F$7];[.B365]&lt;[.F$6]);([.A365]+[.F$5]/[.A365])/2;&quot;&quot;);&quot;&quot;)">
            <text:p/>
          </table:table-cell>
          <table:table-cell office:value-type="float" office:value="363">
            <text:p>363</text:p>
          </table:table-cell>
          <table:table-cell table:style-name="ce7" table:formula="of:=IF([.A367]=&quot;&quot;;[.A36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6]&lt;&gt;&quot;&quot;;IF(AND(ABS([.A366]-[.F$5]/[.A366])&gt;[.F$7];[.B366]&lt;[.F$6]);([.A366]+[.F$5]/[.A366])/2;&quot;&quot;);&quot;&quot;)">
            <text:p/>
          </table:table-cell>
          <table:table-cell office:value-type="float" office:value="364">
            <text:p>364</text:p>
          </table:table-cell>
          <table:table-cell table:style-name="ce7" table:formula="of:=IF([.A368]=&quot;&quot;;[.A36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7]&lt;&gt;&quot;&quot;;IF(AND(ABS([.A367]-[.F$5]/[.A367])&gt;[.F$7];[.B367]&lt;[.F$6]);([.A367]+[.F$5]/[.A367])/2;&quot;&quot;);&quot;&quot;)">
            <text:p/>
          </table:table-cell>
          <table:table-cell office:value-type="float" office:value="365">
            <text:p>365</text:p>
          </table:table-cell>
          <table:table-cell table:style-name="ce7" table:formula="of:=IF([.A369]=&quot;&quot;;[.A36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8]&lt;&gt;&quot;&quot;;IF(AND(ABS([.A368]-[.F$5]/[.A368])&gt;[.F$7];[.B368]&lt;[.F$6]);([.A368]+[.F$5]/[.A368])/2;&quot;&quot;);&quot;&quot;)">
            <text:p/>
          </table:table-cell>
          <table:table-cell office:value-type="float" office:value="366">
            <text:p>366</text:p>
          </table:table-cell>
          <table:table-cell table:style-name="ce7" table:formula="of:=IF([.A370]=&quot;&quot;;[.A36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69]&lt;&gt;&quot;&quot;;IF(AND(ABS([.A369]-[.F$5]/[.A369])&gt;[.F$7];[.B369]&lt;[.F$6]);([.A369]+[.F$5]/[.A369])/2;&quot;&quot;);&quot;&quot;)">
            <text:p/>
          </table:table-cell>
          <table:table-cell office:value-type="float" office:value="367">
            <text:p>367</text:p>
          </table:table-cell>
          <table:table-cell table:style-name="ce7" table:formula="of:=IF([.A371]=&quot;&quot;;[.A37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0]&lt;&gt;&quot;&quot;;IF(AND(ABS([.A370]-[.F$5]/[.A370])&gt;[.F$7];[.B370]&lt;[.F$6]);([.A370]+[.F$5]/[.A370])/2;&quot;&quot;);&quot;&quot;)">
            <text:p/>
          </table:table-cell>
          <table:table-cell office:value-type="float" office:value="368">
            <text:p>368</text:p>
          </table:table-cell>
          <table:table-cell table:style-name="ce7" table:formula="of:=IF([.A372]=&quot;&quot;;[.A37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1]&lt;&gt;&quot;&quot;;IF(AND(ABS([.A371]-[.F$5]/[.A371])&gt;[.F$7];[.B371]&lt;[.F$6]);([.A371]+[.F$5]/[.A371])/2;&quot;&quot;);&quot;&quot;)">
            <text:p/>
          </table:table-cell>
          <table:table-cell office:value-type="float" office:value="369">
            <text:p>369</text:p>
          </table:table-cell>
          <table:table-cell table:style-name="ce7" table:formula="of:=IF([.A373]=&quot;&quot;;[.A37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2]&lt;&gt;&quot;&quot;;IF(AND(ABS([.A372]-[.F$5]/[.A372])&gt;[.F$7];[.B372]&lt;[.F$6]);([.A372]+[.F$5]/[.A372])/2;&quot;&quot;);&quot;&quot;)">
            <text:p/>
          </table:table-cell>
          <table:table-cell office:value-type="float" office:value="370">
            <text:p>370</text:p>
          </table:table-cell>
          <table:table-cell table:style-name="ce7" table:formula="of:=IF([.A374]=&quot;&quot;;[.A37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3]&lt;&gt;&quot;&quot;;IF(AND(ABS([.A373]-[.F$5]/[.A373])&gt;[.F$7];[.B373]&lt;[.F$6]);([.A373]+[.F$5]/[.A373])/2;&quot;&quot;);&quot;&quot;)">
            <text:p/>
          </table:table-cell>
          <table:table-cell office:value-type="float" office:value="371">
            <text:p>371</text:p>
          </table:table-cell>
          <table:table-cell table:style-name="ce7" table:formula="of:=IF([.A375]=&quot;&quot;;[.A37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4]&lt;&gt;&quot;&quot;;IF(AND(ABS([.A374]-[.F$5]/[.A374])&gt;[.F$7];[.B374]&lt;[.F$6]);([.A374]+[.F$5]/[.A374])/2;&quot;&quot;);&quot;&quot;)">
            <text:p/>
          </table:table-cell>
          <table:table-cell office:value-type="float" office:value="372">
            <text:p>372</text:p>
          </table:table-cell>
          <table:table-cell table:style-name="ce7" table:formula="of:=IF([.A376]=&quot;&quot;;[.A37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5]&lt;&gt;&quot;&quot;;IF(AND(ABS([.A375]-[.F$5]/[.A375])&gt;[.F$7];[.B375]&lt;[.F$6]);([.A375]+[.F$5]/[.A375])/2;&quot;&quot;);&quot;&quot;)">
            <text:p/>
          </table:table-cell>
          <table:table-cell office:value-type="float" office:value="373">
            <text:p>373</text:p>
          </table:table-cell>
          <table:table-cell table:style-name="ce7" table:formula="of:=IF([.A377]=&quot;&quot;;[.A37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6]&lt;&gt;&quot;&quot;;IF(AND(ABS([.A376]-[.F$5]/[.A376])&gt;[.F$7];[.B376]&lt;[.F$6]);([.A376]+[.F$5]/[.A376])/2;&quot;&quot;);&quot;&quot;)">
            <text:p/>
          </table:table-cell>
          <table:table-cell office:value-type="float" office:value="374">
            <text:p>374</text:p>
          </table:table-cell>
          <table:table-cell table:style-name="ce7" table:formula="of:=IF([.A378]=&quot;&quot;;[.A37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7]&lt;&gt;&quot;&quot;;IF(AND(ABS([.A377]-[.F$5]/[.A377])&gt;[.F$7];[.B377]&lt;[.F$6]);([.A377]+[.F$5]/[.A377])/2;&quot;&quot;);&quot;&quot;)">
            <text:p/>
          </table:table-cell>
          <table:table-cell office:value-type="float" office:value="375">
            <text:p>375</text:p>
          </table:table-cell>
          <table:table-cell table:style-name="ce7" table:formula="of:=IF([.A379]=&quot;&quot;;[.A37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8]&lt;&gt;&quot;&quot;;IF(AND(ABS([.A378]-[.F$5]/[.A378])&gt;[.F$7];[.B378]&lt;[.F$6]);([.A378]+[.F$5]/[.A378])/2;&quot;&quot;);&quot;&quot;)">
            <text:p/>
          </table:table-cell>
          <table:table-cell office:value-type="float" office:value="376">
            <text:p>376</text:p>
          </table:table-cell>
          <table:table-cell table:style-name="ce7" table:formula="of:=IF([.A380]=&quot;&quot;;[.A37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79]&lt;&gt;&quot;&quot;;IF(AND(ABS([.A379]-[.F$5]/[.A379])&gt;[.F$7];[.B379]&lt;[.F$6]);([.A379]+[.F$5]/[.A379])/2;&quot;&quot;);&quot;&quot;)">
            <text:p/>
          </table:table-cell>
          <table:table-cell office:value-type="float" office:value="377">
            <text:p>377</text:p>
          </table:table-cell>
          <table:table-cell table:style-name="ce7" table:formula="of:=IF([.A381]=&quot;&quot;;[.A38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0]&lt;&gt;&quot;&quot;;IF(AND(ABS([.A380]-[.F$5]/[.A380])&gt;[.F$7];[.B380]&lt;[.F$6]);([.A380]+[.F$5]/[.A380])/2;&quot;&quot;);&quot;&quot;)">
            <text:p/>
          </table:table-cell>
          <table:table-cell office:value-type="float" office:value="378">
            <text:p>378</text:p>
          </table:table-cell>
          <table:table-cell table:style-name="ce7" table:formula="of:=IF([.A382]=&quot;&quot;;[.A38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1]&lt;&gt;&quot;&quot;;IF(AND(ABS([.A381]-[.F$5]/[.A381])&gt;[.F$7];[.B381]&lt;[.F$6]);([.A381]+[.F$5]/[.A381])/2;&quot;&quot;);&quot;&quot;)">
            <text:p/>
          </table:table-cell>
          <table:table-cell office:value-type="float" office:value="379">
            <text:p>379</text:p>
          </table:table-cell>
          <table:table-cell table:style-name="ce7" table:formula="of:=IF([.A383]=&quot;&quot;;[.A38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2]&lt;&gt;&quot;&quot;;IF(AND(ABS([.A382]-[.F$5]/[.A382])&gt;[.F$7];[.B382]&lt;[.F$6]);([.A382]+[.F$5]/[.A382])/2;&quot;&quot;);&quot;&quot;)">
            <text:p/>
          </table:table-cell>
          <table:table-cell office:value-type="float" office:value="380">
            <text:p>380</text:p>
          </table:table-cell>
          <table:table-cell table:style-name="ce7" table:formula="of:=IF([.A384]=&quot;&quot;;[.A38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3]&lt;&gt;&quot;&quot;;IF(AND(ABS([.A383]-[.F$5]/[.A383])&gt;[.F$7];[.B383]&lt;[.F$6]);([.A383]+[.F$5]/[.A383])/2;&quot;&quot;);&quot;&quot;)">
            <text:p/>
          </table:table-cell>
          <table:table-cell office:value-type="float" office:value="381">
            <text:p>381</text:p>
          </table:table-cell>
          <table:table-cell table:style-name="ce7" table:formula="of:=IF([.A385]=&quot;&quot;;[.A38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4]&lt;&gt;&quot;&quot;;IF(AND(ABS([.A384]-[.F$5]/[.A384])&gt;[.F$7];[.B384]&lt;[.F$6]);([.A384]+[.F$5]/[.A384])/2;&quot;&quot;);&quot;&quot;)">
            <text:p/>
          </table:table-cell>
          <table:table-cell office:value-type="float" office:value="382">
            <text:p>382</text:p>
          </table:table-cell>
          <table:table-cell table:style-name="ce7" table:formula="of:=IF([.A386]=&quot;&quot;;[.A38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5]&lt;&gt;&quot;&quot;;IF(AND(ABS([.A385]-[.F$5]/[.A385])&gt;[.F$7];[.B385]&lt;[.F$6]);([.A385]+[.F$5]/[.A385])/2;&quot;&quot;);&quot;&quot;)">
            <text:p/>
          </table:table-cell>
          <table:table-cell office:value-type="float" office:value="383">
            <text:p>383</text:p>
          </table:table-cell>
          <table:table-cell table:style-name="ce7" table:formula="of:=IF([.A387]=&quot;&quot;;[.A38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6]&lt;&gt;&quot;&quot;;IF(AND(ABS([.A386]-[.F$5]/[.A386])&gt;[.F$7];[.B386]&lt;[.F$6]);([.A386]+[.F$5]/[.A386])/2;&quot;&quot;);&quot;&quot;)">
            <text:p/>
          </table:table-cell>
          <table:table-cell office:value-type="float" office:value="384">
            <text:p>384</text:p>
          </table:table-cell>
          <table:table-cell table:style-name="ce7" table:formula="of:=IF([.A388]=&quot;&quot;;[.A38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7]&lt;&gt;&quot;&quot;;IF(AND(ABS([.A387]-[.F$5]/[.A387])&gt;[.F$7];[.B387]&lt;[.F$6]);([.A387]+[.F$5]/[.A387])/2;&quot;&quot;);&quot;&quot;)">
            <text:p/>
          </table:table-cell>
          <table:table-cell office:value-type="float" office:value="385">
            <text:p>385</text:p>
          </table:table-cell>
          <table:table-cell table:style-name="ce7" table:formula="of:=IF([.A389]=&quot;&quot;;[.A38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8]&lt;&gt;&quot;&quot;;IF(AND(ABS([.A388]-[.F$5]/[.A388])&gt;[.F$7];[.B388]&lt;[.F$6]);([.A388]+[.F$5]/[.A388])/2;&quot;&quot;);&quot;&quot;)">
            <text:p/>
          </table:table-cell>
          <table:table-cell office:value-type="float" office:value="386">
            <text:p>386</text:p>
          </table:table-cell>
          <table:table-cell table:style-name="ce7" table:formula="of:=IF([.A390]=&quot;&quot;;[.A38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89]&lt;&gt;&quot;&quot;;IF(AND(ABS([.A389]-[.F$5]/[.A389])&gt;[.F$7];[.B389]&lt;[.F$6]);([.A389]+[.F$5]/[.A389])/2;&quot;&quot;);&quot;&quot;)">
            <text:p/>
          </table:table-cell>
          <table:table-cell office:value-type="float" office:value="387">
            <text:p>387</text:p>
          </table:table-cell>
          <table:table-cell table:style-name="ce7" table:formula="of:=IF([.A391]=&quot;&quot;;[.A39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0]&lt;&gt;&quot;&quot;;IF(AND(ABS([.A390]-[.F$5]/[.A390])&gt;[.F$7];[.B390]&lt;[.F$6]);([.A390]+[.F$5]/[.A390])/2;&quot;&quot;);&quot;&quot;)">
            <text:p/>
          </table:table-cell>
          <table:table-cell office:value-type="float" office:value="388">
            <text:p>388</text:p>
          </table:table-cell>
          <table:table-cell table:style-name="ce7" table:formula="of:=IF([.A392]=&quot;&quot;;[.A39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1]&lt;&gt;&quot;&quot;;IF(AND(ABS([.A391]-[.F$5]/[.A391])&gt;[.F$7];[.B391]&lt;[.F$6]);([.A391]+[.F$5]/[.A391])/2;&quot;&quot;);&quot;&quot;)">
            <text:p/>
          </table:table-cell>
          <table:table-cell office:value-type="float" office:value="389">
            <text:p>389</text:p>
          </table:table-cell>
          <table:table-cell table:style-name="ce7" table:formula="of:=IF([.A393]=&quot;&quot;;[.A39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2]&lt;&gt;&quot;&quot;;IF(AND(ABS([.A392]-[.F$5]/[.A392])&gt;[.F$7];[.B392]&lt;[.F$6]);([.A392]+[.F$5]/[.A392])/2;&quot;&quot;);&quot;&quot;)">
            <text:p/>
          </table:table-cell>
          <table:table-cell office:value-type="float" office:value="390">
            <text:p>390</text:p>
          </table:table-cell>
          <table:table-cell table:style-name="ce7" table:formula="of:=IF([.A394]=&quot;&quot;;[.A39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3]&lt;&gt;&quot;&quot;;IF(AND(ABS([.A393]-[.F$5]/[.A393])&gt;[.F$7];[.B393]&lt;[.F$6]);([.A393]+[.F$5]/[.A393])/2;&quot;&quot;);&quot;&quot;)">
            <text:p/>
          </table:table-cell>
          <table:table-cell office:value-type="float" office:value="391">
            <text:p>391</text:p>
          </table:table-cell>
          <table:table-cell table:style-name="ce7" table:formula="of:=IF([.A395]=&quot;&quot;;[.A39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4]&lt;&gt;&quot;&quot;;IF(AND(ABS([.A394]-[.F$5]/[.A394])&gt;[.F$7];[.B394]&lt;[.F$6]);([.A394]+[.F$5]/[.A394])/2;&quot;&quot;);&quot;&quot;)">
            <text:p/>
          </table:table-cell>
          <table:table-cell office:value-type="float" office:value="392">
            <text:p>392</text:p>
          </table:table-cell>
          <table:table-cell table:style-name="ce7" table:formula="of:=IF([.A396]=&quot;&quot;;[.A39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5]&lt;&gt;&quot;&quot;;IF(AND(ABS([.A395]-[.F$5]/[.A395])&gt;[.F$7];[.B395]&lt;[.F$6]);([.A395]+[.F$5]/[.A395])/2;&quot;&quot;);&quot;&quot;)">
            <text:p/>
          </table:table-cell>
          <table:table-cell office:value-type="float" office:value="393">
            <text:p>393</text:p>
          </table:table-cell>
          <table:table-cell table:style-name="ce7" table:formula="of:=IF([.A397]=&quot;&quot;;[.A39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6]&lt;&gt;&quot;&quot;;IF(AND(ABS([.A396]-[.F$5]/[.A396])&gt;[.F$7];[.B396]&lt;[.F$6]);([.A396]+[.F$5]/[.A396])/2;&quot;&quot;);&quot;&quot;)">
            <text:p/>
          </table:table-cell>
          <table:table-cell office:value-type="float" office:value="394">
            <text:p>394</text:p>
          </table:table-cell>
          <table:table-cell table:style-name="ce7" table:formula="of:=IF([.A398]=&quot;&quot;;[.A39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7]&lt;&gt;&quot;&quot;;IF(AND(ABS([.A397]-[.F$5]/[.A397])&gt;[.F$7];[.B397]&lt;[.F$6]);([.A397]+[.F$5]/[.A397])/2;&quot;&quot;);&quot;&quot;)">
            <text:p/>
          </table:table-cell>
          <table:table-cell office:value-type="float" office:value="395">
            <text:p>395</text:p>
          </table:table-cell>
          <table:table-cell table:style-name="ce7" table:formula="of:=IF([.A399]=&quot;&quot;;[.A39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8]&lt;&gt;&quot;&quot;;IF(AND(ABS([.A398]-[.F$5]/[.A398])&gt;[.F$7];[.B398]&lt;[.F$6]);([.A398]+[.F$5]/[.A398])/2;&quot;&quot;);&quot;&quot;)">
            <text:p/>
          </table:table-cell>
          <table:table-cell office:value-type="float" office:value="396">
            <text:p>396</text:p>
          </table:table-cell>
          <table:table-cell table:style-name="ce7" table:formula="of:=IF([.A400]=&quot;&quot;;[.A39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399]&lt;&gt;&quot;&quot;;IF(AND(ABS([.A399]-[.F$5]/[.A399])&gt;[.F$7];[.B399]&lt;[.F$6]);([.A399]+[.F$5]/[.A399])/2;&quot;&quot;);&quot;&quot;)">
            <text:p/>
          </table:table-cell>
          <table:table-cell office:value-type="float" office:value="397">
            <text:p>397</text:p>
          </table:table-cell>
          <table:table-cell table:style-name="ce7" table:formula="of:=IF([.A401]=&quot;&quot;;[.A40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0]&lt;&gt;&quot;&quot;;IF(AND(ABS([.A400]-[.F$5]/[.A400])&gt;[.F$7];[.B400]&lt;[.F$6]);([.A400]+[.F$5]/[.A400])/2;&quot;&quot;);&quot;&quot;)">
            <text:p/>
          </table:table-cell>
          <table:table-cell office:value-type="float" office:value="398">
            <text:p>398</text:p>
          </table:table-cell>
          <table:table-cell table:style-name="ce7" table:formula="of:=IF([.A402]=&quot;&quot;;[.A40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1]&lt;&gt;&quot;&quot;;IF(AND(ABS([.A401]-[.F$5]/[.A401])&gt;[.F$7];[.B401]&lt;[.F$6]);([.A401]+[.F$5]/[.A401])/2;&quot;&quot;);&quot;&quot;)">
            <text:p/>
          </table:table-cell>
          <table:table-cell office:value-type="float" office:value="399">
            <text:p>399</text:p>
          </table:table-cell>
          <table:table-cell table:style-name="ce7" table:formula="of:=IF([.A403]=&quot;&quot;;[.A40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2]&lt;&gt;&quot;&quot;;IF(AND(ABS([.A402]-[.F$5]/[.A402])&gt;[.F$7];[.B402]&lt;[.F$6]);([.A402]+[.F$5]/[.A402])/2;&quot;&quot;);&quot;&quot;)">
            <text:p/>
          </table:table-cell>
          <table:table-cell office:value-type="float" office:value="400">
            <text:p>400</text:p>
          </table:table-cell>
          <table:table-cell table:style-name="ce7" table:formula="of:=IF([.A404]=&quot;&quot;;[.A40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3]&lt;&gt;&quot;&quot;;IF(AND(ABS([.A403]-[.F$5]/[.A403])&gt;[.F$7];[.B403]&lt;[.F$6]);([.A403]+[.F$5]/[.A403])/2;&quot;&quot;);&quot;&quot;)">
            <text:p/>
          </table:table-cell>
          <table:table-cell office:value-type="float" office:value="401">
            <text:p>401</text:p>
          </table:table-cell>
          <table:table-cell table:style-name="ce7" table:formula="of:=IF([.A405]=&quot;&quot;;[.A40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4]&lt;&gt;&quot;&quot;;IF(AND(ABS([.A404]-[.F$5]/[.A404])&gt;[.F$7];[.B404]&lt;[.F$6]);([.A404]+[.F$5]/[.A404])/2;&quot;&quot;);&quot;&quot;)">
            <text:p/>
          </table:table-cell>
          <table:table-cell office:value-type="float" office:value="402">
            <text:p>402</text:p>
          </table:table-cell>
          <table:table-cell table:style-name="ce7" table:formula="of:=IF([.A406]=&quot;&quot;;[.A40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5]&lt;&gt;&quot;&quot;;IF(AND(ABS([.A405]-[.F$5]/[.A405])&gt;[.F$7];[.B405]&lt;[.F$6]);([.A405]+[.F$5]/[.A405])/2;&quot;&quot;);&quot;&quot;)">
            <text:p/>
          </table:table-cell>
          <table:table-cell office:value-type="float" office:value="403">
            <text:p>403</text:p>
          </table:table-cell>
          <table:table-cell table:style-name="ce7" table:formula="of:=IF([.A407]=&quot;&quot;;[.A40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6]&lt;&gt;&quot;&quot;;IF(AND(ABS([.A406]-[.F$5]/[.A406])&gt;[.F$7];[.B406]&lt;[.F$6]);([.A406]+[.F$5]/[.A406])/2;&quot;&quot;);&quot;&quot;)">
            <text:p/>
          </table:table-cell>
          <table:table-cell office:value-type="float" office:value="404">
            <text:p>404</text:p>
          </table:table-cell>
          <table:table-cell table:style-name="ce7" table:formula="of:=IF([.A408]=&quot;&quot;;[.A40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7]&lt;&gt;&quot;&quot;;IF(AND(ABS([.A407]-[.F$5]/[.A407])&gt;[.F$7];[.B407]&lt;[.F$6]);([.A407]+[.F$5]/[.A407])/2;&quot;&quot;);&quot;&quot;)">
            <text:p/>
          </table:table-cell>
          <table:table-cell office:value-type="float" office:value="405">
            <text:p>405</text:p>
          </table:table-cell>
          <table:table-cell table:style-name="ce7" table:formula="of:=IF([.A409]=&quot;&quot;;[.A40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8]&lt;&gt;&quot;&quot;;IF(AND(ABS([.A408]-[.F$5]/[.A408])&gt;[.F$7];[.B408]&lt;[.F$6]);([.A408]+[.F$5]/[.A408])/2;&quot;&quot;);&quot;&quot;)">
            <text:p/>
          </table:table-cell>
          <table:table-cell office:value-type="float" office:value="406">
            <text:p>406</text:p>
          </table:table-cell>
          <table:table-cell table:style-name="ce7" table:formula="of:=IF([.A410]=&quot;&quot;;[.A40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09]&lt;&gt;&quot;&quot;;IF(AND(ABS([.A409]-[.F$5]/[.A409])&gt;[.F$7];[.B409]&lt;[.F$6]);([.A409]+[.F$5]/[.A409])/2;&quot;&quot;);&quot;&quot;)">
            <text:p/>
          </table:table-cell>
          <table:table-cell office:value-type="float" office:value="407">
            <text:p>407</text:p>
          </table:table-cell>
          <table:table-cell table:style-name="ce7" table:formula="of:=IF([.A411]=&quot;&quot;;[.A41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0]&lt;&gt;&quot;&quot;;IF(AND(ABS([.A410]-[.F$5]/[.A410])&gt;[.F$7];[.B410]&lt;[.F$6]);([.A410]+[.F$5]/[.A410])/2;&quot;&quot;);&quot;&quot;)">
            <text:p/>
          </table:table-cell>
          <table:table-cell office:value-type="float" office:value="408">
            <text:p>408</text:p>
          </table:table-cell>
          <table:table-cell table:style-name="ce7" table:formula="of:=IF([.A412]=&quot;&quot;;[.A41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1]&lt;&gt;&quot;&quot;;IF(AND(ABS([.A411]-[.F$5]/[.A411])&gt;[.F$7];[.B411]&lt;[.F$6]);([.A411]+[.F$5]/[.A411])/2;&quot;&quot;);&quot;&quot;)">
            <text:p/>
          </table:table-cell>
          <table:table-cell office:value-type="float" office:value="409">
            <text:p>409</text:p>
          </table:table-cell>
          <table:table-cell table:style-name="ce7" table:formula="of:=IF([.A413]=&quot;&quot;;[.A41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2]&lt;&gt;&quot;&quot;;IF(AND(ABS([.A412]-[.F$5]/[.A412])&gt;[.F$7];[.B412]&lt;[.F$6]);([.A412]+[.F$5]/[.A412])/2;&quot;&quot;);&quot;&quot;)">
            <text:p/>
          </table:table-cell>
          <table:table-cell office:value-type="float" office:value="410">
            <text:p>410</text:p>
          </table:table-cell>
          <table:table-cell table:style-name="ce7" table:formula="of:=IF([.A414]=&quot;&quot;;[.A41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3]&lt;&gt;&quot;&quot;;IF(AND(ABS([.A413]-[.F$5]/[.A413])&gt;[.F$7];[.B413]&lt;[.F$6]);([.A413]+[.F$5]/[.A413])/2;&quot;&quot;);&quot;&quot;)">
            <text:p/>
          </table:table-cell>
          <table:table-cell office:value-type="float" office:value="411">
            <text:p>411</text:p>
          </table:table-cell>
          <table:table-cell table:style-name="ce7" table:formula="of:=IF([.A415]=&quot;&quot;;[.A41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4]&lt;&gt;&quot;&quot;;IF(AND(ABS([.A414]-[.F$5]/[.A414])&gt;[.F$7];[.B414]&lt;[.F$6]);([.A414]+[.F$5]/[.A414])/2;&quot;&quot;);&quot;&quot;)">
            <text:p/>
          </table:table-cell>
          <table:table-cell office:value-type="float" office:value="412">
            <text:p>412</text:p>
          </table:table-cell>
          <table:table-cell table:style-name="ce7" table:formula="of:=IF([.A416]=&quot;&quot;;[.A41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5]&lt;&gt;&quot;&quot;;IF(AND(ABS([.A415]-[.F$5]/[.A415])&gt;[.F$7];[.B415]&lt;[.F$6]);([.A415]+[.F$5]/[.A415])/2;&quot;&quot;);&quot;&quot;)">
            <text:p/>
          </table:table-cell>
          <table:table-cell office:value-type="float" office:value="413">
            <text:p>413</text:p>
          </table:table-cell>
          <table:table-cell table:style-name="ce7" table:formula="of:=IF([.A417]=&quot;&quot;;[.A41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6]&lt;&gt;&quot;&quot;;IF(AND(ABS([.A416]-[.F$5]/[.A416])&gt;[.F$7];[.B416]&lt;[.F$6]);([.A416]+[.F$5]/[.A416])/2;&quot;&quot;);&quot;&quot;)">
            <text:p/>
          </table:table-cell>
          <table:table-cell office:value-type="float" office:value="414">
            <text:p>414</text:p>
          </table:table-cell>
          <table:table-cell table:style-name="ce7" table:formula="of:=IF([.A418]=&quot;&quot;;[.A41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7]&lt;&gt;&quot;&quot;;IF(AND(ABS([.A417]-[.F$5]/[.A417])&gt;[.F$7];[.B417]&lt;[.F$6]);([.A417]+[.F$5]/[.A417])/2;&quot;&quot;);&quot;&quot;)">
            <text:p/>
          </table:table-cell>
          <table:table-cell office:value-type="float" office:value="415">
            <text:p>415</text:p>
          </table:table-cell>
          <table:table-cell table:style-name="ce7" table:formula="of:=IF([.A419]=&quot;&quot;;[.A41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8]&lt;&gt;&quot;&quot;;IF(AND(ABS([.A418]-[.F$5]/[.A418])&gt;[.F$7];[.B418]&lt;[.F$6]);([.A418]+[.F$5]/[.A418])/2;&quot;&quot;);&quot;&quot;)">
            <text:p/>
          </table:table-cell>
          <table:table-cell office:value-type="float" office:value="416">
            <text:p>416</text:p>
          </table:table-cell>
          <table:table-cell table:style-name="ce7" table:formula="of:=IF([.A420]=&quot;&quot;;[.A41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19]&lt;&gt;&quot;&quot;;IF(AND(ABS([.A419]-[.F$5]/[.A419])&gt;[.F$7];[.B419]&lt;[.F$6]);([.A419]+[.F$5]/[.A419])/2;&quot;&quot;);&quot;&quot;)">
            <text:p/>
          </table:table-cell>
          <table:table-cell office:value-type="float" office:value="417">
            <text:p>417</text:p>
          </table:table-cell>
          <table:table-cell table:style-name="ce7" table:formula="of:=IF([.A421]=&quot;&quot;;[.A42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0]&lt;&gt;&quot;&quot;;IF(AND(ABS([.A420]-[.F$5]/[.A420])&gt;[.F$7];[.B420]&lt;[.F$6]);([.A420]+[.F$5]/[.A420])/2;&quot;&quot;);&quot;&quot;)">
            <text:p/>
          </table:table-cell>
          <table:table-cell office:value-type="float" office:value="418">
            <text:p>418</text:p>
          </table:table-cell>
          <table:table-cell table:style-name="ce7" table:formula="of:=IF([.A422]=&quot;&quot;;[.A42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1]&lt;&gt;&quot;&quot;;IF(AND(ABS([.A421]-[.F$5]/[.A421])&gt;[.F$7];[.B421]&lt;[.F$6]);([.A421]+[.F$5]/[.A421])/2;&quot;&quot;);&quot;&quot;)">
            <text:p/>
          </table:table-cell>
          <table:table-cell office:value-type="float" office:value="419">
            <text:p>419</text:p>
          </table:table-cell>
          <table:table-cell table:style-name="ce7" table:formula="of:=IF([.A423]=&quot;&quot;;[.A42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2]&lt;&gt;&quot;&quot;;IF(AND(ABS([.A422]-[.F$5]/[.A422])&gt;[.F$7];[.B422]&lt;[.F$6]);([.A422]+[.F$5]/[.A422])/2;&quot;&quot;);&quot;&quot;)">
            <text:p/>
          </table:table-cell>
          <table:table-cell office:value-type="float" office:value="420">
            <text:p>420</text:p>
          </table:table-cell>
          <table:table-cell table:style-name="ce7" table:formula="of:=IF([.A424]=&quot;&quot;;[.A42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3]&lt;&gt;&quot;&quot;;IF(AND(ABS([.A423]-[.F$5]/[.A423])&gt;[.F$7];[.B423]&lt;[.F$6]);([.A423]+[.F$5]/[.A423])/2;&quot;&quot;);&quot;&quot;)">
            <text:p/>
          </table:table-cell>
          <table:table-cell office:value-type="float" office:value="421">
            <text:p>421</text:p>
          </table:table-cell>
          <table:table-cell table:style-name="ce7" table:formula="of:=IF([.A425]=&quot;&quot;;[.A42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4]&lt;&gt;&quot;&quot;;IF(AND(ABS([.A424]-[.F$5]/[.A424])&gt;[.F$7];[.B424]&lt;[.F$6]);([.A424]+[.F$5]/[.A424])/2;&quot;&quot;);&quot;&quot;)">
            <text:p/>
          </table:table-cell>
          <table:table-cell office:value-type="float" office:value="422">
            <text:p>422</text:p>
          </table:table-cell>
          <table:table-cell table:style-name="ce7" table:formula="of:=IF([.A426]=&quot;&quot;;[.A42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5]&lt;&gt;&quot;&quot;;IF(AND(ABS([.A425]-[.F$5]/[.A425])&gt;[.F$7];[.B425]&lt;[.F$6]);([.A425]+[.F$5]/[.A425])/2;&quot;&quot;);&quot;&quot;)">
            <text:p/>
          </table:table-cell>
          <table:table-cell office:value-type="float" office:value="423">
            <text:p>423</text:p>
          </table:table-cell>
          <table:table-cell table:style-name="ce7" table:formula="of:=IF([.A427]=&quot;&quot;;[.A42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6]&lt;&gt;&quot;&quot;;IF(AND(ABS([.A426]-[.F$5]/[.A426])&gt;[.F$7];[.B426]&lt;[.F$6]);([.A426]+[.F$5]/[.A426])/2;&quot;&quot;);&quot;&quot;)">
            <text:p/>
          </table:table-cell>
          <table:table-cell office:value-type="float" office:value="424">
            <text:p>424</text:p>
          </table:table-cell>
          <table:table-cell table:style-name="ce7" table:formula="of:=IF([.A428]=&quot;&quot;;[.A42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7]&lt;&gt;&quot;&quot;;IF(AND(ABS([.A427]-[.F$5]/[.A427])&gt;[.F$7];[.B427]&lt;[.F$6]);([.A427]+[.F$5]/[.A427])/2;&quot;&quot;);&quot;&quot;)">
            <text:p/>
          </table:table-cell>
          <table:table-cell office:value-type="float" office:value="425">
            <text:p>425</text:p>
          </table:table-cell>
          <table:table-cell table:style-name="ce7" table:formula="of:=IF([.A429]=&quot;&quot;;[.A42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8]&lt;&gt;&quot;&quot;;IF(AND(ABS([.A428]-[.F$5]/[.A428])&gt;[.F$7];[.B428]&lt;[.F$6]);([.A428]+[.F$5]/[.A428])/2;&quot;&quot;);&quot;&quot;)">
            <text:p/>
          </table:table-cell>
          <table:table-cell office:value-type="float" office:value="426">
            <text:p>426</text:p>
          </table:table-cell>
          <table:table-cell table:style-name="ce7" table:formula="of:=IF([.A430]=&quot;&quot;;[.A42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29]&lt;&gt;&quot;&quot;;IF(AND(ABS([.A429]-[.F$5]/[.A429])&gt;[.F$7];[.B429]&lt;[.F$6]);([.A429]+[.F$5]/[.A429])/2;&quot;&quot;);&quot;&quot;)">
            <text:p/>
          </table:table-cell>
          <table:table-cell office:value-type="float" office:value="427">
            <text:p>427</text:p>
          </table:table-cell>
          <table:table-cell table:style-name="ce7" table:formula="of:=IF([.A431]=&quot;&quot;;[.A43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0]&lt;&gt;&quot;&quot;;IF(AND(ABS([.A430]-[.F$5]/[.A430])&gt;[.F$7];[.B430]&lt;[.F$6]);([.A430]+[.F$5]/[.A430])/2;&quot;&quot;);&quot;&quot;)">
            <text:p/>
          </table:table-cell>
          <table:table-cell office:value-type="float" office:value="428">
            <text:p>428</text:p>
          </table:table-cell>
          <table:table-cell table:style-name="ce7" table:formula="of:=IF([.A432]=&quot;&quot;;[.A43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1]&lt;&gt;&quot;&quot;;IF(AND(ABS([.A431]-[.F$5]/[.A431])&gt;[.F$7];[.B431]&lt;[.F$6]);([.A431]+[.F$5]/[.A431])/2;&quot;&quot;);&quot;&quot;)">
            <text:p/>
          </table:table-cell>
          <table:table-cell office:value-type="float" office:value="429">
            <text:p>429</text:p>
          </table:table-cell>
          <table:table-cell table:style-name="ce7" table:formula="of:=IF([.A433]=&quot;&quot;;[.A43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2]&lt;&gt;&quot;&quot;;IF(AND(ABS([.A432]-[.F$5]/[.A432])&gt;[.F$7];[.B432]&lt;[.F$6]);([.A432]+[.F$5]/[.A432])/2;&quot;&quot;);&quot;&quot;)">
            <text:p/>
          </table:table-cell>
          <table:table-cell office:value-type="float" office:value="430">
            <text:p>430</text:p>
          </table:table-cell>
          <table:table-cell table:style-name="ce7" table:formula="of:=IF([.A434]=&quot;&quot;;[.A43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3]&lt;&gt;&quot;&quot;;IF(AND(ABS([.A433]-[.F$5]/[.A433])&gt;[.F$7];[.B433]&lt;[.F$6]);([.A433]+[.F$5]/[.A433])/2;&quot;&quot;);&quot;&quot;)">
            <text:p/>
          </table:table-cell>
          <table:table-cell office:value-type="float" office:value="431">
            <text:p>431</text:p>
          </table:table-cell>
          <table:table-cell table:style-name="ce7" table:formula="of:=IF([.A435]=&quot;&quot;;[.A43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4]&lt;&gt;&quot;&quot;;IF(AND(ABS([.A434]-[.F$5]/[.A434])&gt;[.F$7];[.B434]&lt;[.F$6]);([.A434]+[.F$5]/[.A434])/2;&quot;&quot;);&quot;&quot;)">
            <text:p/>
          </table:table-cell>
          <table:table-cell office:value-type="float" office:value="432">
            <text:p>432</text:p>
          </table:table-cell>
          <table:table-cell table:style-name="ce7" table:formula="of:=IF([.A436]=&quot;&quot;;[.A43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5]&lt;&gt;&quot;&quot;;IF(AND(ABS([.A435]-[.F$5]/[.A435])&gt;[.F$7];[.B435]&lt;[.F$6]);([.A435]+[.F$5]/[.A435])/2;&quot;&quot;);&quot;&quot;)">
            <text:p/>
          </table:table-cell>
          <table:table-cell office:value-type="float" office:value="433">
            <text:p>433</text:p>
          </table:table-cell>
          <table:table-cell table:style-name="ce7" table:formula="of:=IF([.A437]=&quot;&quot;;[.A43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6]&lt;&gt;&quot;&quot;;IF(AND(ABS([.A436]-[.F$5]/[.A436])&gt;[.F$7];[.B436]&lt;[.F$6]);([.A436]+[.F$5]/[.A436])/2;&quot;&quot;);&quot;&quot;)">
            <text:p/>
          </table:table-cell>
          <table:table-cell office:value-type="float" office:value="434">
            <text:p>434</text:p>
          </table:table-cell>
          <table:table-cell table:style-name="ce7" table:formula="of:=IF([.A438]=&quot;&quot;;[.A43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7]&lt;&gt;&quot;&quot;;IF(AND(ABS([.A437]-[.F$5]/[.A437])&gt;[.F$7];[.B437]&lt;[.F$6]);([.A437]+[.F$5]/[.A437])/2;&quot;&quot;);&quot;&quot;)">
            <text:p/>
          </table:table-cell>
          <table:table-cell office:value-type="float" office:value="435">
            <text:p>435</text:p>
          </table:table-cell>
          <table:table-cell table:style-name="ce7" table:formula="of:=IF([.A439]=&quot;&quot;;[.A43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8]&lt;&gt;&quot;&quot;;IF(AND(ABS([.A438]-[.F$5]/[.A438])&gt;[.F$7];[.B438]&lt;[.F$6]);([.A438]+[.F$5]/[.A438])/2;&quot;&quot;);&quot;&quot;)">
            <text:p/>
          </table:table-cell>
          <table:table-cell office:value-type="float" office:value="436">
            <text:p>436</text:p>
          </table:table-cell>
          <table:table-cell table:style-name="ce7" table:formula="of:=IF([.A440]=&quot;&quot;;[.A43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39]&lt;&gt;&quot;&quot;;IF(AND(ABS([.A439]-[.F$5]/[.A439])&gt;[.F$7];[.B439]&lt;[.F$6]);([.A439]+[.F$5]/[.A439])/2;&quot;&quot;);&quot;&quot;)">
            <text:p/>
          </table:table-cell>
          <table:table-cell office:value-type="float" office:value="437">
            <text:p>437</text:p>
          </table:table-cell>
          <table:table-cell table:style-name="ce7" table:formula="of:=IF([.A441]=&quot;&quot;;[.A44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0]&lt;&gt;&quot;&quot;;IF(AND(ABS([.A440]-[.F$5]/[.A440])&gt;[.F$7];[.B440]&lt;[.F$6]);([.A440]+[.F$5]/[.A440])/2;&quot;&quot;);&quot;&quot;)">
            <text:p/>
          </table:table-cell>
          <table:table-cell office:value-type="float" office:value="438">
            <text:p>438</text:p>
          </table:table-cell>
          <table:table-cell table:style-name="ce7" table:formula="of:=IF([.A442]=&quot;&quot;;[.A44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1]&lt;&gt;&quot;&quot;;IF(AND(ABS([.A441]-[.F$5]/[.A441])&gt;[.F$7];[.B441]&lt;[.F$6]);([.A441]+[.F$5]/[.A441])/2;&quot;&quot;);&quot;&quot;)">
            <text:p/>
          </table:table-cell>
          <table:table-cell office:value-type="float" office:value="439">
            <text:p>439</text:p>
          </table:table-cell>
          <table:table-cell table:style-name="ce7" table:formula="of:=IF([.A443]=&quot;&quot;;[.A44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2]&lt;&gt;&quot;&quot;;IF(AND(ABS([.A442]-[.F$5]/[.A442])&gt;[.F$7];[.B442]&lt;[.F$6]);([.A442]+[.F$5]/[.A442])/2;&quot;&quot;);&quot;&quot;)">
            <text:p/>
          </table:table-cell>
          <table:table-cell office:value-type="float" office:value="440">
            <text:p>440</text:p>
          </table:table-cell>
          <table:table-cell table:style-name="ce7" table:formula="of:=IF([.A444]=&quot;&quot;;[.A44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3]&lt;&gt;&quot;&quot;;IF(AND(ABS([.A443]-[.F$5]/[.A443])&gt;[.F$7];[.B443]&lt;[.F$6]);([.A443]+[.F$5]/[.A443])/2;&quot;&quot;);&quot;&quot;)">
            <text:p/>
          </table:table-cell>
          <table:table-cell office:value-type="float" office:value="441">
            <text:p>441</text:p>
          </table:table-cell>
          <table:table-cell table:style-name="ce7" table:formula="of:=IF([.A445]=&quot;&quot;;[.A44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4]&lt;&gt;&quot;&quot;;IF(AND(ABS([.A444]-[.F$5]/[.A444])&gt;[.F$7];[.B444]&lt;[.F$6]);([.A444]+[.F$5]/[.A444])/2;&quot;&quot;);&quot;&quot;)">
            <text:p/>
          </table:table-cell>
          <table:table-cell office:value-type="float" office:value="442">
            <text:p>442</text:p>
          </table:table-cell>
          <table:table-cell table:style-name="ce7" table:formula="of:=IF([.A446]=&quot;&quot;;[.A44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5]&lt;&gt;&quot;&quot;;IF(AND(ABS([.A445]-[.F$5]/[.A445])&gt;[.F$7];[.B445]&lt;[.F$6]);([.A445]+[.F$5]/[.A445])/2;&quot;&quot;);&quot;&quot;)">
            <text:p/>
          </table:table-cell>
          <table:table-cell office:value-type="float" office:value="443">
            <text:p>443</text:p>
          </table:table-cell>
          <table:table-cell table:style-name="ce7" table:formula="of:=IF([.A447]=&quot;&quot;;[.A44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6]&lt;&gt;&quot;&quot;;IF(AND(ABS([.A446]-[.F$5]/[.A446])&gt;[.F$7];[.B446]&lt;[.F$6]);([.A446]+[.F$5]/[.A446])/2;&quot;&quot;);&quot;&quot;)">
            <text:p/>
          </table:table-cell>
          <table:table-cell office:value-type="float" office:value="444">
            <text:p>444</text:p>
          </table:table-cell>
          <table:table-cell table:style-name="ce7" table:formula="of:=IF([.A448]=&quot;&quot;;[.A44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7]&lt;&gt;&quot;&quot;;IF(AND(ABS([.A447]-[.F$5]/[.A447])&gt;[.F$7];[.B447]&lt;[.F$6]);([.A447]+[.F$5]/[.A447])/2;&quot;&quot;);&quot;&quot;)">
            <text:p/>
          </table:table-cell>
          <table:table-cell office:value-type="float" office:value="445">
            <text:p>445</text:p>
          </table:table-cell>
          <table:table-cell table:style-name="ce7" table:formula="of:=IF([.A449]=&quot;&quot;;[.A44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8]&lt;&gt;&quot;&quot;;IF(AND(ABS([.A448]-[.F$5]/[.A448])&gt;[.F$7];[.B448]&lt;[.F$6]);([.A448]+[.F$5]/[.A448])/2;&quot;&quot;);&quot;&quot;)">
            <text:p/>
          </table:table-cell>
          <table:table-cell office:value-type="float" office:value="446">
            <text:p>446</text:p>
          </table:table-cell>
          <table:table-cell table:style-name="ce7" table:formula="of:=IF([.A450]=&quot;&quot;;[.A44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49]&lt;&gt;&quot;&quot;;IF(AND(ABS([.A449]-[.F$5]/[.A449])&gt;[.F$7];[.B449]&lt;[.F$6]);([.A449]+[.F$5]/[.A449])/2;&quot;&quot;);&quot;&quot;)">
            <text:p/>
          </table:table-cell>
          <table:table-cell office:value-type="float" office:value="447">
            <text:p>447</text:p>
          </table:table-cell>
          <table:table-cell table:style-name="ce7" table:formula="of:=IF([.A451]=&quot;&quot;;[.A45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0]&lt;&gt;&quot;&quot;;IF(AND(ABS([.A450]-[.F$5]/[.A450])&gt;[.F$7];[.B450]&lt;[.F$6]);([.A450]+[.F$5]/[.A450])/2;&quot;&quot;);&quot;&quot;)">
            <text:p/>
          </table:table-cell>
          <table:table-cell office:value-type="float" office:value="448">
            <text:p>448</text:p>
          </table:table-cell>
          <table:table-cell table:style-name="ce7" table:formula="of:=IF([.A452]=&quot;&quot;;[.A45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1]&lt;&gt;&quot;&quot;;IF(AND(ABS([.A451]-[.F$5]/[.A451])&gt;[.F$7];[.B451]&lt;[.F$6]);([.A451]+[.F$5]/[.A451])/2;&quot;&quot;);&quot;&quot;)">
            <text:p/>
          </table:table-cell>
          <table:table-cell office:value-type="float" office:value="449">
            <text:p>449</text:p>
          </table:table-cell>
          <table:table-cell table:style-name="ce7" table:formula="of:=IF([.A453]=&quot;&quot;;[.A45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2]&lt;&gt;&quot;&quot;;IF(AND(ABS([.A452]-[.F$5]/[.A452])&gt;[.F$7];[.B452]&lt;[.F$6]);([.A452]+[.F$5]/[.A452])/2;&quot;&quot;);&quot;&quot;)">
            <text:p/>
          </table:table-cell>
          <table:table-cell office:value-type="float" office:value="450">
            <text:p>450</text:p>
          </table:table-cell>
          <table:table-cell table:style-name="ce7" table:formula="of:=IF([.A454]=&quot;&quot;;[.A45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3]&lt;&gt;&quot;&quot;;IF(AND(ABS([.A453]-[.F$5]/[.A453])&gt;[.F$7];[.B453]&lt;[.F$6]);([.A453]+[.F$5]/[.A453])/2;&quot;&quot;);&quot;&quot;)">
            <text:p/>
          </table:table-cell>
          <table:table-cell office:value-type="float" office:value="451">
            <text:p>451</text:p>
          </table:table-cell>
          <table:table-cell table:style-name="ce7" table:formula="of:=IF([.A455]=&quot;&quot;;[.A45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4]&lt;&gt;&quot;&quot;;IF(AND(ABS([.A454]-[.F$5]/[.A454])&gt;[.F$7];[.B454]&lt;[.F$6]);([.A454]+[.F$5]/[.A454])/2;&quot;&quot;);&quot;&quot;)">
            <text:p/>
          </table:table-cell>
          <table:table-cell office:value-type="float" office:value="452">
            <text:p>452</text:p>
          </table:table-cell>
          <table:table-cell table:style-name="ce7" table:formula="of:=IF([.A456]=&quot;&quot;;[.A45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5]&lt;&gt;&quot;&quot;;IF(AND(ABS([.A455]-[.F$5]/[.A455])&gt;[.F$7];[.B455]&lt;[.F$6]);([.A455]+[.F$5]/[.A455])/2;&quot;&quot;);&quot;&quot;)">
            <text:p/>
          </table:table-cell>
          <table:table-cell office:value-type="float" office:value="453">
            <text:p>453</text:p>
          </table:table-cell>
          <table:table-cell table:style-name="ce7" table:formula="of:=IF([.A457]=&quot;&quot;;[.A45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6]&lt;&gt;&quot;&quot;;IF(AND(ABS([.A456]-[.F$5]/[.A456])&gt;[.F$7];[.B456]&lt;[.F$6]);([.A456]+[.F$5]/[.A456])/2;&quot;&quot;);&quot;&quot;)">
            <text:p/>
          </table:table-cell>
          <table:table-cell office:value-type="float" office:value="454">
            <text:p>454</text:p>
          </table:table-cell>
          <table:table-cell table:style-name="ce7" table:formula="of:=IF([.A458]=&quot;&quot;;[.A45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7]&lt;&gt;&quot;&quot;;IF(AND(ABS([.A457]-[.F$5]/[.A457])&gt;[.F$7];[.B457]&lt;[.F$6]);([.A457]+[.F$5]/[.A457])/2;&quot;&quot;);&quot;&quot;)">
            <text:p/>
          </table:table-cell>
          <table:table-cell office:value-type="float" office:value="455">
            <text:p>455</text:p>
          </table:table-cell>
          <table:table-cell table:style-name="ce7" table:formula="of:=IF([.A459]=&quot;&quot;;[.A45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8]&lt;&gt;&quot;&quot;;IF(AND(ABS([.A458]-[.F$5]/[.A458])&gt;[.F$7];[.B458]&lt;[.F$6]);([.A458]+[.F$5]/[.A458])/2;&quot;&quot;);&quot;&quot;)">
            <text:p/>
          </table:table-cell>
          <table:table-cell office:value-type="float" office:value="456">
            <text:p>456</text:p>
          </table:table-cell>
          <table:table-cell table:style-name="ce7" table:formula="of:=IF([.A460]=&quot;&quot;;[.A45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59]&lt;&gt;&quot;&quot;;IF(AND(ABS([.A459]-[.F$5]/[.A459])&gt;[.F$7];[.B459]&lt;[.F$6]);([.A459]+[.F$5]/[.A459])/2;&quot;&quot;);&quot;&quot;)">
            <text:p/>
          </table:table-cell>
          <table:table-cell office:value-type="float" office:value="457">
            <text:p>457</text:p>
          </table:table-cell>
          <table:table-cell table:style-name="ce7" table:formula="of:=IF([.A461]=&quot;&quot;;[.A46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0]&lt;&gt;&quot;&quot;;IF(AND(ABS([.A460]-[.F$5]/[.A460])&gt;[.F$7];[.B460]&lt;[.F$6]);([.A460]+[.F$5]/[.A460])/2;&quot;&quot;);&quot;&quot;)">
            <text:p/>
          </table:table-cell>
          <table:table-cell office:value-type="float" office:value="458">
            <text:p>458</text:p>
          </table:table-cell>
          <table:table-cell table:style-name="ce7" table:formula="of:=IF([.A462]=&quot;&quot;;[.A46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1]&lt;&gt;&quot;&quot;;IF(AND(ABS([.A461]-[.F$5]/[.A461])&gt;[.F$7];[.B461]&lt;[.F$6]);([.A461]+[.F$5]/[.A461])/2;&quot;&quot;);&quot;&quot;)">
            <text:p/>
          </table:table-cell>
          <table:table-cell office:value-type="float" office:value="459">
            <text:p>459</text:p>
          </table:table-cell>
          <table:table-cell table:style-name="ce7" table:formula="of:=IF([.A463]=&quot;&quot;;[.A46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2]&lt;&gt;&quot;&quot;;IF(AND(ABS([.A462]-[.F$5]/[.A462])&gt;[.F$7];[.B462]&lt;[.F$6]);([.A462]+[.F$5]/[.A462])/2;&quot;&quot;);&quot;&quot;)">
            <text:p/>
          </table:table-cell>
          <table:table-cell office:value-type="float" office:value="460">
            <text:p>460</text:p>
          </table:table-cell>
          <table:table-cell table:style-name="ce7" table:formula="of:=IF([.A464]=&quot;&quot;;[.A46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3]&lt;&gt;&quot;&quot;;IF(AND(ABS([.A463]-[.F$5]/[.A463])&gt;[.F$7];[.B463]&lt;[.F$6]);([.A463]+[.F$5]/[.A463])/2;&quot;&quot;);&quot;&quot;)">
            <text:p/>
          </table:table-cell>
          <table:table-cell office:value-type="float" office:value="461">
            <text:p>461</text:p>
          </table:table-cell>
          <table:table-cell table:style-name="ce7" table:formula="of:=IF([.A465]=&quot;&quot;;[.A46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4]&lt;&gt;&quot;&quot;;IF(AND(ABS([.A464]-[.F$5]/[.A464])&gt;[.F$7];[.B464]&lt;[.F$6]);([.A464]+[.F$5]/[.A464])/2;&quot;&quot;);&quot;&quot;)">
            <text:p/>
          </table:table-cell>
          <table:table-cell office:value-type="float" office:value="462">
            <text:p>462</text:p>
          </table:table-cell>
          <table:table-cell table:style-name="ce7" table:formula="of:=IF([.A466]=&quot;&quot;;[.A46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5]&lt;&gt;&quot;&quot;;IF(AND(ABS([.A465]-[.F$5]/[.A465])&gt;[.F$7];[.B465]&lt;[.F$6]);([.A465]+[.F$5]/[.A465])/2;&quot;&quot;);&quot;&quot;)">
            <text:p/>
          </table:table-cell>
          <table:table-cell office:value-type="float" office:value="463">
            <text:p>463</text:p>
          </table:table-cell>
          <table:table-cell table:style-name="ce7" table:formula="of:=IF([.A467]=&quot;&quot;;[.A46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6]&lt;&gt;&quot;&quot;;IF(AND(ABS([.A466]-[.F$5]/[.A466])&gt;[.F$7];[.B466]&lt;[.F$6]);([.A466]+[.F$5]/[.A466])/2;&quot;&quot;);&quot;&quot;)">
            <text:p/>
          </table:table-cell>
          <table:table-cell office:value-type="float" office:value="464">
            <text:p>464</text:p>
          </table:table-cell>
          <table:table-cell table:style-name="ce7" table:formula="of:=IF([.A468]=&quot;&quot;;[.A46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7]&lt;&gt;&quot;&quot;;IF(AND(ABS([.A467]-[.F$5]/[.A467])&gt;[.F$7];[.B467]&lt;[.F$6]);([.A467]+[.F$5]/[.A467])/2;&quot;&quot;);&quot;&quot;)">
            <text:p/>
          </table:table-cell>
          <table:table-cell office:value-type="float" office:value="465">
            <text:p>465</text:p>
          </table:table-cell>
          <table:table-cell table:style-name="ce7" table:formula="of:=IF([.A469]=&quot;&quot;;[.A46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8]&lt;&gt;&quot;&quot;;IF(AND(ABS([.A468]-[.F$5]/[.A468])&gt;[.F$7];[.B468]&lt;[.F$6]);([.A468]+[.F$5]/[.A468])/2;&quot;&quot;);&quot;&quot;)">
            <text:p/>
          </table:table-cell>
          <table:table-cell office:value-type="float" office:value="466">
            <text:p>466</text:p>
          </table:table-cell>
          <table:table-cell table:style-name="ce7" table:formula="of:=IF([.A470]=&quot;&quot;;[.A46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69]&lt;&gt;&quot;&quot;;IF(AND(ABS([.A469]-[.F$5]/[.A469])&gt;[.F$7];[.B469]&lt;[.F$6]);([.A469]+[.F$5]/[.A469])/2;&quot;&quot;);&quot;&quot;)">
            <text:p/>
          </table:table-cell>
          <table:table-cell office:value-type="float" office:value="467">
            <text:p>467</text:p>
          </table:table-cell>
          <table:table-cell table:style-name="ce7" table:formula="of:=IF([.A471]=&quot;&quot;;[.A47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0]&lt;&gt;&quot;&quot;;IF(AND(ABS([.A470]-[.F$5]/[.A470])&gt;[.F$7];[.B470]&lt;[.F$6]);([.A470]+[.F$5]/[.A470])/2;&quot;&quot;);&quot;&quot;)">
            <text:p/>
          </table:table-cell>
          <table:table-cell office:value-type="float" office:value="468">
            <text:p>468</text:p>
          </table:table-cell>
          <table:table-cell table:style-name="ce7" table:formula="of:=IF([.A472]=&quot;&quot;;[.A47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1]&lt;&gt;&quot;&quot;;IF(AND(ABS([.A471]-[.F$5]/[.A471])&gt;[.F$7];[.B471]&lt;[.F$6]);([.A471]+[.F$5]/[.A471])/2;&quot;&quot;);&quot;&quot;)">
            <text:p/>
          </table:table-cell>
          <table:table-cell office:value-type="float" office:value="469">
            <text:p>469</text:p>
          </table:table-cell>
          <table:table-cell table:style-name="ce7" table:formula="of:=IF([.A473]=&quot;&quot;;[.A47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2]&lt;&gt;&quot;&quot;;IF(AND(ABS([.A472]-[.F$5]/[.A472])&gt;[.F$7];[.B472]&lt;[.F$6]);([.A472]+[.F$5]/[.A472])/2;&quot;&quot;);&quot;&quot;)">
            <text:p/>
          </table:table-cell>
          <table:table-cell office:value-type="float" office:value="470">
            <text:p>470</text:p>
          </table:table-cell>
          <table:table-cell table:style-name="ce7" table:formula="of:=IF([.A474]=&quot;&quot;;[.A47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3]&lt;&gt;&quot;&quot;;IF(AND(ABS([.A473]-[.F$5]/[.A473])&gt;[.F$7];[.B473]&lt;[.F$6]);([.A473]+[.F$5]/[.A473])/2;&quot;&quot;);&quot;&quot;)">
            <text:p/>
          </table:table-cell>
          <table:table-cell office:value-type="float" office:value="471">
            <text:p>471</text:p>
          </table:table-cell>
          <table:table-cell table:style-name="ce7" table:formula="of:=IF([.A475]=&quot;&quot;;[.A47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4]&lt;&gt;&quot;&quot;;IF(AND(ABS([.A474]-[.F$5]/[.A474])&gt;[.F$7];[.B474]&lt;[.F$6]);([.A474]+[.F$5]/[.A474])/2;&quot;&quot;);&quot;&quot;)">
            <text:p/>
          </table:table-cell>
          <table:table-cell office:value-type="float" office:value="472">
            <text:p>472</text:p>
          </table:table-cell>
          <table:table-cell table:style-name="ce7" table:formula="of:=IF([.A476]=&quot;&quot;;[.A47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5]&lt;&gt;&quot;&quot;;IF(AND(ABS([.A475]-[.F$5]/[.A475])&gt;[.F$7];[.B475]&lt;[.F$6]);([.A475]+[.F$5]/[.A475])/2;&quot;&quot;);&quot;&quot;)">
            <text:p/>
          </table:table-cell>
          <table:table-cell office:value-type="float" office:value="473">
            <text:p>473</text:p>
          </table:table-cell>
          <table:table-cell table:style-name="ce7" table:formula="of:=IF([.A477]=&quot;&quot;;[.A47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6]&lt;&gt;&quot;&quot;;IF(AND(ABS([.A476]-[.F$5]/[.A476])&gt;[.F$7];[.B476]&lt;[.F$6]);([.A476]+[.F$5]/[.A476])/2;&quot;&quot;);&quot;&quot;)">
            <text:p/>
          </table:table-cell>
          <table:table-cell office:value-type="float" office:value="474">
            <text:p>474</text:p>
          </table:table-cell>
          <table:table-cell table:style-name="ce7" table:formula="of:=IF([.A478]=&quot;&quot;;[.A47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7]&lt;&gt;&quot;&quot;;IF(AND(ABS([.A477]-[.F$5]/[.A477])&gt;[.F$7];[.B477]&lt;[.F$6]);([.A477]+[.F$5]/[.A477])/2;&quot;&quot;);&quot;&quot;)">
            <text:p/>
          </table:table-cell>
          <table:table-cell office:value-type="float" office:value="475">
            <text:p>475</text:p>
          </table:table-cell>
          <table:table-cell table:style-name="ce7" table:formula="of:=IF([.A479]=&quot;&quot;;[.A47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8]&lt;&gt;&quot;&quot;;IF(AND(ABS([.A478]-[.F$5]/[.A478])&gt;[.F$7];[.B478]&lt;[.F$6]);([.A478]+[.F$5]/[.A478])/2;&quot;&quot;);&quot;&quot;)">
            <text:p/>
          </table:table-cell>
          <table:table-cell office:value-type="float" office:value="476">
            <text:p>476</text:p>
          </table:table-cell>
          <table:table-cell table:style-name="ce7" table:formula="of:=IF([.A480]=&quot;&quot;;[.A47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79]&lt;&gt;&quot;&quot;;IF(AND(ABS([.A479]-[.F$5]/[.A479])&gt;[.F$7];[.B479]&lt;[.F$6]);([.A479]+[.F$5]/[.A479])/2;&quot;&quot;);&quot;&quot;)">
            <text:p/>
          </table:table-cell>
          <table:table-cell office:value-type="float" office:value="477">
            <text:p>477</text:p>
          </table:table-cell>
          <table:table-cell table:style-name="ce7" table:formula="of:=IF([.A481]=&quot;&quot;;[.A48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0]&lt;&gt;&quot;&quot;;IF(AND(ABS([.A480]-[.F$5]/[.A480])&gt;[.F$7];[.B480]&lt;[.F$6]);([.A480]+[.F$5]/[.A480])/2;&quot;&quot;);&quot;&quot;)">
            <text:p/>
          </table:table-cell>
          <table:table-cell office:value-type="float" office:value="478">
            <text:p>478</text:p>
          </table:table-cell>
          <table:table-cell table:style-name="ce7" table:formula="of:=IF([.A482]=&quot;&quot;;[.A48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1]&lt;&gt;&quot;&quot;;IF(AND(ABS([.A481]-[.F$5]/[.A481])&gt;[.F$7];[.B481]&lt;[.F$6]);([.A481]+[.F$5]/[.A481])/2;&quot;&quot;);&quot;&quot;)">
            <text:p/>
          </table:table-cell>
          <table:table-cell office:value-type="float" office:value="479">
            <text:p>479</text:p>
          </table:table-cell>
          <table:table-cell table:style-name="ce7" table:formula="of:=IF([.A483]=&quot;&quot;;[.A48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2]&lt;&gt;&quot;&quot;;IF(AND(ABS([.A482]-[.F$5]/[.A482])&gt;[.F$7];[.B482]&lt;[.F$6]);([.A482]+[.F$5]/[.A482])/2;&quot;&quot;);&quot;&quot;)">
            <text:p/>
          </table:table-cell>
          <table:table-cell office:value-type="float" office:value="480">
            <text:p>480</text:p>
          </table:table-cell>
          <table:table-cell table:style-name="ce7" table:formula="of:=IF([.A484]=&quot;&quot;;[.A48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3]&lt;&gt;&quot;&quot;;IF(AND(ABS([.A483]-[.F$5]/[.A483])&gt;[.F$7];[.B483]&lt;[.F$6]);([.A483]+[.F$5]/[.A483])/2;&quot;&quot;);&quot;&quot;)">
            <text:p/>
          </table:table-cell>
          <table:table-cell office:value-type="float" office:value="481">
            <text:p>481</text:p>
          </table:table-cell>
          <table:table-cell table:style-name="ce7" table:formula="of:=IF([.A485]=&quot;&quot;;[.A48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4]&lt;&gt;&quot;&quot;;IF(AND(ABS([.A484]-[.F$5]/[.A484])&gt;[.F$7];[.B484]&lt;[.F$6]);([.A484]+[.F$5]/[.A484])/2;&quot;&quot;);&quot;&quot;)">
            <text:p/>
          </table:table-cell>
          <table:table-cell office:value-type="float" office:value="482">
            <text:p>482</text:p>
          </table:table-cell>
          <table:table-cell table:style-name="ce7" table:formula="of:=IF([.A486]=&quot;&quot;;[.A48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5]&lt;&gt;&quot;&quot;;IF(AND(ABS([.A485]-[.F$5]/[.A485])&gt;[.F$7];[.B485]&lt;[.F$6]);([.A485]+[.F$5]/[.A485])/2;&quot;&quot;);&quot;&quot;)">
            <text:p/>
          </table:table-cell>
          <table:table-cell office:value-type="float" office:value="483">
            <text:p>483</text:p>
          </table:table-cell>
          <table:table-cell table:style-name="ce7" table:formula="of:=IF([.A487]=&quot;&quot;;[.A48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6]&lt;&gt;&quot;&quot;;IF(AND(ABS([.A486]-[.F$5]/[.A486])&gt;[.F$7];[.B486]&lt;[.F$6]);([.A486]+[.F$5]/[.A486])/2;&quot;&quot;);&quot;&quot;)">
            <text:p/>
          </table:table-cell>
          <table:table-cell office:value-type="float" office:value="484">
            <text:p>484</text:p>
          </table:table-cell>
          <table:table-cell table:style-name="ce7" table:formula="of:=IF([.A488]=&quot;&quot;;[.A48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7]&lt;&gt;&quot;&quot;;IF(AND(ABS([.A487]-[.F$5]/[.A487])&gt;[.F$7];[.B487]&lt;[.F$6]);([.A487]+[.F$5]/[.A487])/2;&quot;&quot;);&quot;&quot;)">
            <text:p/>
          </table:table-cell>
          <table:table-cell office:value-type="float" office:value="485">
            <text:p>485</text:p>
          </table:table-cell>
          <table:table-cell table:style-name="ce7" table:formula="of:=IF([.A489]=&quot;&quot;;[.A48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8]&lt;&gt;&quot;&quot;;IF(AND(ABS([.A488]-[.F$5]/[.A488])&gt;[.F$7];[.B488]&lt;[.F$6]);([.A488]+[.F$5]/[.A488])/2;&quot;&quot;);&quot;&quot;)">
            <text:p/>
          </table:table-cell>
          <table:table-cell office:value-type="float" office:value="486">
            <text:p>486</text:p>
          </table:table-cell>
          <table:table-cell table:style-name="ce7" table:formula="of:=IF([.A490]=&quot;&quot;;[.A48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89]&lt;&gt;&quot;&quot;;IF(AND(ABS([.A489]-[.F$5]/[.A489])&gt;[.F$7];[.B489]&lt;[.F$6]);([.A489]+[.F$5]/[.A489])/2;&quot;&quot;);&quot;&quot;)">
            <text:p/>
          </table:table-cell>
          <table:table-cell office:value-type="float" office:value="487">
            <text:p>487</text:p>
          </table:table-cell>
          <table:table-cell table:style-name="ce7" table:formula="of:=IF([.A491]=&quot;&quot;;[.A490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0]&lt;&gt;&quot;&quot;;IF(AND(ABS([.A490]-[.F$5]/[.A490])&gt;[.F$7];[.B490]&lt;[.F$6]);([.A490]+[.F$5]/[.A490])/2;&quot;&quot;);&quot;&quot;)">
            <text:p/>
          </table:table-cell>
          <table:table-cell office:value-type="float" office:value="488">
            <text:p>488</text:p>
          </table:table-cell>
          <table:table-cell table:style-name="ce7" table:formula="of:=IF([.A492]=&quot;&quot;;[.A491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1]&lt;&gt;&quot;&quot;;IF(AND(ABS([.A491]-[.F$5]/[.A491])&gt;[.F$7];[.B491]&lt;[.F$6]);([.A491]+[.F$5]/[.A491])/2;&quot;&quot;);&quot;&quot;)">
            <text:p/>
          </table:table-cell>
          <table:table-cell office:value-type="float" office:value="489">
            <text:p>489</text:p>
          </table:table-cell>
          <table:table-cell table:style-name="ce7" table:formula="of:=IF([.A493]=&quot;&quot;;[.A492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2]&lt;&gt;&quot;&quot;;IF(AND(ABS([.A492]-[.F$5]/[.A492])&gt;[.F$7];[.B492]&lt;[.F$6]);([.A492]+[.F$5]/[.A492])/2;&quot;&quot;);&quot;&quot;)">
            <text:p/>
          </table:table-cell>
          <table:table-cell office:value-type="float" office:value="490">
            <text:p>490</text:p>
          </table:table-cell>
          <table:table-cell table:style-name="ce7" table:formula="of:=IF([.A494]=&quot;&quot;;[.A493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3]&lt;&gt;&quot;&quot;;IF(AND(ABS([.A493]-[.F$5]/[.A493])&gt;[.F$7];[.B493]&lt;[.F$6]);([.A493]+[.F$5]/[.A493])/2;&quot;&quot;);&quot;&quot;)">
            <text:p/>
          </table:table-cell>
          <table:table-cell office:value-type="float" office:value="491">
            <text:p>491</text:p>
          </table:table-cell>
          <table:table-cell table:style-name="ce7" table:formula="of:=IF([.A495]=&quot;&quot;;[.A494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4]&lt;&gt;&quot;&quot;;IF(AND(ABS([.A494]-[.F$5]/[.A494])&gt;[.F$7];[.B494]&lt;[.F$6]);([.A494]+[.F$5]/[.A494])/2;&quot;&quot;);&quot;&quot;)">
            <text:p/>
          </table:table-cell>
          <table:table-cell office:value-type="float" office:value="492">
            <text:p>492</text:p>
          </table:table-cell>
          <table:table-cell table:style-name="ce7" table:formula="of:=IF([.A496]=&quot;&quot;;[.A495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5]&lt;&gt;&quot;&quot;;IF(AND(ABS([.A495]-[.F$5]/[.A495])&gt;[.F$7];[.B495]&lt;[.F$6]);([.A495]+[.F$5]/[.A495])/2;&quot;&quot;);&quot;&quot;)">
            <text:p/>
          </table:table-cell>
          <table:table-cell office:value-type="float" office:value="493">
            <text:p>493</text:p>
          </table:table-cell>
          <table:table-cell table:style-name="ce7" table:formula="of:=IF([.A497]=&quot;&quot;;[.A496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6]&lt;&gt;&quot;&quot;;IF(AND(ABS([.A496]-[.F$5]/[.A496])&gt;[.F$7];[.B496]&lt;[.F$6]);([.A496]+[.F$5]/[.A496])/2;&quot;&quot;);&quot;&quot;)">
            <text:p/>
          </table:table-cell>
          <table:table-cell office:value-type="float" office:value="494">
            <text:p>494</text:p>
          </table:table-cell>
          <table:table-cell table:style-name="ce7" table:formula="of:=IF([.A498]=&quot;&quot;;[.A497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7]&lt;&gt;&quot;&quot;;IF(AND(ABS([.A497]-[.F$5]/[.A497])&gt;[.F$7];[.B497]&lt;[.F$6]);([.A497]+[.F$5]/[.A497])/2;&quot;&quot;);&quot;&quot;)">
            <text:p/>
          </table:table-cell>
          <table:table-cell office:value-type="float" office:value="495">
            <text:p>495</text:p>
          </table:table-cell>
          <table:table-cell table:style-name="ce7" table:formula="of:=IF([.A499]=&quot;&quot;;[.A498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8]&lt;&gt;&quot;&quot;;IF(AND(ABS([.A498]-[.F$5]/[.A498])&gt;[.F$7];[.B498]&lt;[.F$6]);([.A498]+[.F$5]/[.A498])/2;&quot;&quot;);&quot;&quot;)">
            <text:p/>
          </table:table-cell>
          <table:table-cell office:value-type="float" office:value="496">
            <text:p>496</text:p>
          </table:table-cell>
          <table:table-cell table:style-name="ce7" table:formula="of:=IF([.A500]=&quot;&quot;;[.A499];&quot;&quot;)">
            <text:p/>
          </table:table-cell>
          <table:table-cell table:number-columns-repeated="1021"/>
        </table:table-row>
        <table:table-row table:style-name="ro5">
          <table:table-cell table:style-name="ce3" table:formula="of:=IF([.A499]&lt;&gt;&quot;&quot;;IF(AND(ABS([.A499]-[.F$5]/[.A499])&gt;[.F$7];[.B499]&lt;[.F$6]);([.A499]+[.F$5]/[.A499])/2;&quot;&quot;);&quot;&quot;)">
            <text:p/>
          </table:table-cell>
          <table:table-cell office:value-type="float" office:value="497">
            <text:p>497</text:p>
          </table:table-cell>
          <table:table-cell table:style-name="ce7" table:formula="of:=IF([.A501]=&quot;&quot;;[.A500];&quot;&quot;)">
            <text:p/>
          </table:table-cell>
          <table:table-cell table:number-columns-repeated="1021"/>
        </table:table-row>
        <table:table-row table:style-name="ro5">
          <table:table-cell/>
          <table:table-cell table:number-columns-repeated="1023"/>
        </table:table-row>
        <table:table-row table:style-name="ro5" table:number-rows-repeated="6503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8:32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8:32:10.99</dc:date>
    <meta:generator>OpenOffice.org/3.2$Win32 OpenOffice.org_project/320m18$Build-9502</meta:generator>
    <meta:editing-duration>PT00H01M25S</meta:editing-duration>
    <meta:editing-cycles>1</meta:editing-cycles>
    <meta:document-statistic meta:table-count="1" meta:cell-count="1508" meta:object-count="0"/>
  </office:meta>
</office:document-meta>
</file>